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ptos Narrow" svg:font-family="&quot;Aptos Narrow&quot;"/>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Heading_32_1"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style style:name="ce4" style:family="table-cell" style:parent-style-name="Heading_32_2" style:data-style-name="N0">
      <style:table-cell-properties fo:border="none"/>
      <style:text-properties fo:color="#000000" style:font-name="Arial" style:font-name-asian="Arial" style:font-name-complex="Arial" fo:font-size="13pt" style:font-size-asian="13pt" style:font-size-complex="13pt" fo:font-weight="bold" style:font-weight-asian="bold" style:font-weight-complex="bold"/>
    </style:style>
    <style:style style:name="ce5" style:family="table-cell" style:parent-style-name="Hyperlink" style:data-style-name="N0">
      <style:text-properties fo:color="#0000FF" style:text-underline-style="solid" style:text-underline-type="single"/>
    </style:style>
    <style:style style:name="ce6" style:family="table-cell" style:parent-style-name="Hyperlink_32_2"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7" style:family="table-cell" style:parent-style-name="Default" style:data-style-name="N0">
      <style:table-cell-properties style:vertical-align="automatic" fo:wrap-option="wrap" style:repeat-content="false"/>
      <style:paragraph-properties fo:text-align="start" fo:margin-left="0cm"/>
    </style:style>
    <style:style style:name="ce8" style:family="table-cell" style:parent-style-name="Default" style:data-style-name="N0">
      <style:table-cell-properties style:vertical-align="automatic" fo:wrap-option="wrap"/>
    </style:style>
    <style:style style:name="ce9" style:family="table-cell" style:parent-style-name="Hyperlink" style:data-style-name="N0">
      <style:table-cell-properties style:vertical-align="automatic" fo:wrap-option="wrap"/>
      <style:text-properties fo:color="#0000FF" style:text-underline-style="solid" style:text-underline-type="single"/>
    </style:style>
    <style:style style:name="ce10" style:family="table-cell" style:parent-style-name="Heading_32_2" style:data-style-name="N0">
      <style:table-cell-properties fo:border="none" style:vertical-align="automatic"/>
      <style:text-properties fo:color="#000000" style:font-name="Arial" style:font-name-asian="Arial" style:font-name-complex="Arial" fo:font-size="13pt" style:font-size-asian="13pt" style:font-size-complex="13pt" fo:font-weight="bold" style:font-weight-asian="bold" style:font-weight-complex="bold"/>
    </style:style>
    <style:style style:name="ce11" style:family="table-cell" style:parent-style-name="Hyperlink" style:data-style-name="N0">
      <style:table-cell-properties style:vertical-align="middle" fo:wrap-option="wrap" style:repeat-content="false"/>
      <style:paragraph-properties fo:text-align="start" fo:margin-left="0.353cm"/>
      <style:text-properties fo:color="#0000FF" style:text-underline-style="solid" style:text-underline-type="single"/>
    </style:style>
    <style:style style:name="ce12" style:family="table-cell" style:parent-style-name="Default" style:data-style-name="N0">
      <style:table-cell-properties style:vertical-align="top" fo:wrap-option="wrap"/>
    </style:style>
    <style:style style:name="ce13" style:family="table-cell" style:parent-style-name="Heading_32_2" style:data-style-name="N0">
      <style:table-cell-properties fo:border="none"/>
      <style:text-properties fo:color="#000000" style:font-name="Arial" style:font-name-asian="Arial" style:font-name-complex="Arial" fo:font-size="11pt" style:font-size-asian="11pt" style:font-size-complex="11pt" fo:font-weight="bold" style:font-weight-asian="bold" style:font-weight-complex="bold"/>
    </style:style>
    <style:style style:name="ce14" style:family="table-cell" style:parent-style-name="Hyperlink" style:data-style-name="N0">
      <style:table-cell-properties style:vertical-align="top" fo:wrap-option="wrap"/>
      <style:text-properties fo:color="#0000FF" style:text-underline-style="solid" style:text-underline-type="single"/>
    </style:style>
    <style:style style:name="ce15" style:family="table-cell" style:parent-style-name="Default" style:data-style-name="N0">
      <style:table-cell-properties style:vertical-align="automatic" style:repeat-content="false"/>
      <style:paragraph-properties fo:text-align="start" fo:margin-left="0cm"/>
    </style:style>
    <style:style style:name="ce16" style:family="table-cell" style:parent-style-name="Hyperlink"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7" style:family="table-cell" style:parent-style-name="Default" style:data-style-name="N0">
      <style:table-cell-properties style:vertical-align="automatic" fo:wrap-option="wrap"/>
    </style:style>
    <style:style style:name="ce18" style:family="table-cell" style:parent-style-name="Default" style:data-style-name="N0">
      <style:table-cell-properties style:vertical-align="top" style:repeat-content="false"/>
      <style:paragraph-properties fo:text-align="start" fo:margin-left="0cm"/>
      <style:text-properties fo:font-size="8pt" style:font-size-asian="8pt" style:font-size-complex="8pt"/>
    </style:style>
    <style:style style:name="ce19" style:family="table-cell" style:parent-style-name="Default" style:data-style-name="N0">
      <style:text-properties fo:font-size="8pt" style:font-size-asian="8pt" style:font-size-complex="8pt"/>
    </style:style>
    <style:style style:name="ce20" style:family="table-cell" style:parent-style-name="Default" style:data-style-name="N0">
      <style:text-properties fo:font-size="8pt" style:font-size-asian="8pt" style:font-size-complex="8pt" style:text-position="33%"/>
    </style:style>
    <style:style style:name="ce21" style:family="table-cell" style:parent-style-name="Heading_32_1" style:data-style-name="N0">
      <style:table-cell-properties fo:border="none" style:vertical-align="automatic" style:repeat-content="false"/>
      <style:paragraph-properties fo:text-align="start" fo:margin-left="0cm"/>
      <style:text-properties fo:color="#000000" style:font-name="Arial" style:font-name-asian="Arial" style:font-name-complex="Arial" fo:font-size="15pt" style:font-size-asian="15pt" style:font-size-complex="15pt"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start" fo:margin-left="0cm"/>
    </style:style>
    <style:style style:name="ce23" style:family="table-cell" style:parent-style-name="Hyperlink"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24" style:family="table-cell" style:parent-style-name="Heading_32_2" style:data-style-name="N0">
      <style:table-cell-properties fo:border-top="none" fo:border-bottom="thin solid #000000" fo:border-left="none" fo:border-right="none" style:vertical-align="automatic" fo:wrap-option="wrap" style:repeat-content="false"/>
      <style:paragraph-properties fo:text-align="start" fo:margin-left="0cm"/>
      <style:text-properties fo:color="#000000" style:font-name="Arial" style:font-name-asian="Arial" style:font-name-complex="Arial" fo:font-size="13pt" style:font-size-asian="13pt" style:font-size-complex="13pt" fo:font-weight="bold" style:font-weight-asian="bold" style:font-weight-complex="bold"/>
    </style:style>
    <style:style style:name="ce25" style:family="table-cell" style:parent-style-name="Default" style:data-style-name="N0">
      <style:table-cell-properties style:vertical-align="automatic" fo:wrap-option="wrap"/>
      <style:text-properties fo:font-size="11pt" style:font-size-asian="11pt" style:font-size-complex="11pt"/>
    </style:style>
    <style:style style:name="ce26" style:family="table-cell" style:parent-style-name="Default" style:data-style-name="N30">
      <style:table-cell-properties style:vertical-align="automatic" style:repeat-content="false"/>
      <style:paragraph-properties fo:text-align="end" fo:margin-right="0cm"/>
    </style:style>
    <style:style style:name="ce27"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28" style:family="table-cell" style:parent-style-name="Default" style:data-style-name="N3">
      <style:table-cell-properties style:vertical-align="middle" style:repeat-content="false"/>
      <style:paragraph-properties fo:text-align="end" fo:margin-right="0cm"/>
    </style:style>
    <style:style style:name="ce29" style:family="table-cell" style:parent-style-name="Default" style:data-style-name="N3">
      <style:table-cell-properties style:vertical-align="middle" style:repeat-content="false"/>
      <style:paragraph-properties fo:text-align="end" fo:margin-right="0cm"/>
      <style:text-properties fo:font-weight="bold" style:font-weight-asian="bold" style:font-weight-complex="bold"/>
    </style:style>
    <style:style style:name="ce30" style:family="table-cell" style:parent-style-name="Comma" style:data-style-name="N36">
      <style:table-cell-properties style:vertical-align="automatic" fo:background-color="transparent" style:repeat-content="false"/>
      <style:paragraph-properties fo:text-align="start" fo:margin-left="0cm"/>
      <style:text-properties fo:font-size="8pt" style:font-size-asian="8pt" style:font-size-complex="8pt"/>
    </style:style>
    <style:style style:name="ce31" style:family="table-cell" style:parent-style-name="Default" style:data-style-name="N30">
      <style:table-cell-properties fo:border-top="none" fo:border-bottom="thin solid #000000" fo:border-left="none" fo:border-right="none" style:vertical-align="automatic" style:repeat-content="false"/>
      <style:paragraph-properties fo:text-align="end" fo:margin-right="0cm"/>
    </style:style>
    <style:style style:name="ce32"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font-weight="bold" style:font-weight-asian="bold" style:font-weight-complex="bold"/>
    </style:style>
    <style:style style:name="ce33" style:family="table-cell" style:parent-style-name="Default" style:data-style-name="N3">
      <style:table-cell-properties fo:border-top="none" fo:border-bottom="thin solid #000000" fo:border-left="none" fo:border-right="none" style:vertical-align="middle" style:repeat-content="false"/>
      <style:paragraph-properties fo:text-align="end" fo:margin-right="0cm"/>
    </style:style>
    <style:style style:name="ce34" style:family="table-cell" style:parent-style-name="Default" style:data-style-name="N3">
      <style:table-cell-properties fo:border-top="none" fo:border-bottom="thin solid #000000" fo:border-left="none" fo:border-right="none" style:vertical-align="middle" style:repeat-content="false"/>
      <style:paragraph-properties fo:text-align="end" fo:margin-right="0cm"/>
      <style:text-properties fo:font-weight="bold" style:font-weight-asian="bold" style:font-weight-complex="bold"/>
    </style:style>
    <style:style style:name="ce35" style:family="table-cell" style:parent-style-name="Default" style:data-style-name="N0">
      <style:table-cell-properties style:vertical-align="automatic" style:repeat-content="false"/>
      <style:paragraph-properties fo:text-align="end" fo:margin-right="0cm"/>
    </style:style>
    <style:style style:name="ce36"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style>
    <style:style style:name="ce37" style:family="table-cell" style:parent-style-name="Default" style:data-style-name="N2"/>
    <style:style style:name="ce38" style:family="table-cell" style:parent-style-name="Default" style:data-style-name="N42"/>
    <style:style style:name="ce39" style:family="table-cell" style:parent-style-name="Milliers" style:data-style-name="N35">
      <style:text-properties fo:color="#000000" style:font-name="Arial" style:font-name-asian="Arial" style:font-name-complex="Arial" fo:font-size="10pt" style:font-size-asian="10pt" style:font-size-complex="10pt"/>
    </style:style>
    <style:style style:name="ce40" style:family="table-cell" style:parent-style-name="Default" style:data-style-name="N43"/>
    <style:style style:name="co1" style:family="table-column">
      <style:table-column-properties fo:break-before="auto" style:column-width="5.62680555555556cm"/>
    </style:style>
    <style:style style:name="co2" style:family="table-column">
      <style:table-column-properties fo:break-before="auto" style:column-width="3.86291666666667cm"/>
    </style:style>
    <style:style style:name="co3" style:family="table-column">
      <style:table-column-properties fo:break-before="auto" style:column-width="1.69333333333333cm"/>
    </style:style>
    <style:style style:name="co4" style:family="table-column">
      <style:table-column-properties fo:break-before="auto" style:column-width="2.11666666666667cm"/>
    </style:style>
    <style:style style:name="co5" style:family="table-column">
      <style:table-column-properties fo:break-before="auto" style:column-width="2.59291666666667cm" style:use-optimal-column-width="true"/>
    </style:style>
    <style:style style:name="co6" style:family="table-column">
      <style:table-column-properties fo:break-before="auto" style:column-width="25.8938888888889cm"/>
    </style:style>
    <style:style style:name="co7" style:family="table-column">
      <style:table-column-properties fo:break-before="auto" style:column-width="7.90222222222222cm" style:use-optimal-column-width="true"/>
    </style:style>
    <style:style style:name="co8" style:family="table-column">
      <style:table-column-properties fo:break-before="auto" style:column-width="5.62680555555556cm" style:use-optimal-column-width="true"/>
    </style:style>
    <style:style style:name="co9" style:family="table-column">
      <style:table-column-properties fo:break-before="auto" style:column-width="14.3404166666667cm"/>
    </style:style>
    <style:style style:name="co10" style:family="table-column">
      <style:table-column-properties fo:break-before="auto" style:column-width="6.40291666666667cm" style:use-optimal-column-width="true"/>
    </style:style>
    <style:style style:name="co11" style:family="table-column">
      <style:table-column-properties fo:break-before="auto" style:column-width="2.39888888888889cm"/>
    </style:style>
    <style:style style:name="co12" style:family="table-column">
      <style:table-column-properties fo:break-before="auto" style:column-width="3.65125cm"/>
    </style:style>
    <style:style style:name="ro1" style:family="table-row">
      <style:table-row-properties style:row-height="19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12.75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25pt" style:use-optimal-row-height="true" fo:break-before="auto"/>
    </style:style>
    <style:style style:name="ro7" style:family="table-row">
      <style:table-row-properties style:row-height="50pt" style:use-optimal-row-height="true" fo:break-before="auto"/>
    </style:style>
    <style:style style:name="ro8" style:family="table-row">
      <style:table-row-properties style:row-height="62.5pt" style:use-optimal-row-height="true" fo:break-before="auto"/>
    </style:style>
    <style:style style:name="ro9" style:family="table-row">
      <style:table-row-properties style:row-height="37.5pt" style:use-optimal-row-height="true" fo:break-before="auto"/>
    </style:style>
    <style:style style:name="ro10" style:family="table-row">
      <style:table-row-properties style:row-height="14pt" style:use-optimal-row-height="true" fo:break-before="auto"/>
    </style:style>
    <style:style style:name="ro11" style:family="table-row">
      <style:table-row-properties style:row-height="6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Dwelling Stock, Table 104: Dwelling stock by tenure, England (historical series): Contents</text:p>
          </table:table-cell>
          <table:table-cell table:number-columns-repeated="16383" table:style-name="ce1"/>
        </table:table-row>
        <table:table-row table:style-name="ro2">
          <table:table-cell office:value-type="string" table:style-name="ce3">
            <text:p>This worksheet contains one table.</text:p>
          </table:table-cell>
          <table:table-cell table:number-columns-repeated="16383" table:style-name="ce1"/>
        </table:table-row>
        <table:table-row table:style-name="ro3">
          <table:table-cell office:value-type="string" table:style-name="ce4">
            <text:p>Worksheet name</text:p>
          </table:table-cell>
          <table:table-cell office:value-type="string" table:style-name="ce4">
            <text:p>Worksheet contents</text:p>
          </table:table-cell>
          <table:table-cell table:number-columns-repeated="16382"/>
        </table:table-row>
        <table:table-row table:style-name="ro2">
          <table:table-cell office:value-type="string" table:style-name="ce5">
            <text:p><text:a xlink:href="#Cover.A1">Cover sheet</text:a></text:p>
          </table:table-cell>
          <table:table-cell office:value-type="string" table:style-name="ce3">
            <text:p>Sheet containing background information for the tables.</text:p>
          </table:table-cell>
          <table:table-cell table:number-columns-repeated="16382"/>
        </table:table-row>
        <table:table-row table:style-name="ro2">
          <table:table-cell office:value-type="string" table:style-name="ce5">
            <text:p><text:a xlink:href="#Notes.A1">Notes</text:a></text:p>
          </table:table-cell>
          <table:table-cell office:value-type="string" table:style-name="ce3">
            <text:p>Sheet containing notes included in the tables.</text:p>
          </table:table-cell>
          <table:table-cell table:number-columns-repeated="16382"/>
        </table:table-row>
        <table:table-row table:style-name="ro2">
          <table:table-cell office:value-type="string" table:style-name="ce5">
            <text:p><text:a xlink:href="#Table_104.A1">Table 104</text:a></text:p>
          </table:table-cell>
          <table:table-cell office:value-type="string" table:style-name="ce3">
            <text:p>Dwelling stock estimates by tenure, 1801 - 2023, England</text:p>
          </table:table-cell>
          <table:table-cell table:number-columns-repeated="16382"/>
        </table:table-row>
        <table:table-row table:number-rows-repeated="1048570" table:style-name="ro4">
          <table:table-cell table:number-columns-repeated="16384"/>
        </table:table-row>
      </table:table>
      <table:table table:name="Feuil1" table:style-name="ta2">
        <table:table-column table:style-name="co4" table:number-columns-repeated="6" table:default-cell-style-name="ce1"/>
        <table:table-column table:style-name="co4" table:default-cell-style-name="ce39"/>
        <table:table-column table:style-name="co4" table:number-columns-repeated="250"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5" table:default-cell-style-name="ce1"/>
        <table:table-column table:style-name="co5" table:default-cell-style-name="ce1"/>
        <table:table-column table:style-name="co4" table:number-columns-repeated="254" table:default-cell-style-name="ce1"/>
        <table:table-row table:style-name="ro2">
          <table:table-cell table:number-columns-repeated="16384"/>
        </table:table-row>
        <table:table-row table:style-name="ro2">
          <table:table-cell/>
          <table:table-cell table:style-name="ce1"/>
          <table:table-cell office:value-type="string" table:style-name="ce1">
            <text:p>Dwellings</text:p>
          </table:table-cell>
          <table:table-cell table:number-columns-repeated="3" table:style-name="ce1"/>
          <table:table-cell office:value-type="string" table:style-name="ce39">
            <text:p>k£</text:p>
          </table:table-cell>
          <table:table-cell office:value-type="string" table:style-name="ce1">
            <text:p>m£</text:p>
          </table:table-cell>
          <table:table-cell table:number-columns-repeated="16376"/>
        </table:table-row>
        <table:table-row table:style-name="ro2">
          <table:table-cell/>
          <table:table-cell office:value-type="float" office:value="1960" table:style-name="ce1">
            <text:p>1960</text:p>
          </table:table-cell>
          <table:table-cell table:style-name="ce37"/>
          <table:table-cell table:number-columns-repeated="2" table:style-name="ce1"/>
          <table:table-cell office:value-type="date" office:date-value="1970-01-01T00:00:00" table:style-name="ce38">
            <text:p>1970-01-01</text:p>
          </table:table-cell>
          <table:table-cell office:value-type="float" office:value="15980" table:formula="of:=[.C13]" table:style-name="ce39">
            <text:p><text:s/>15 980,00<text:s/></text:p>
          </table:table-cell>
          <table:table-cell office:value-type="float" office:value="15.98" table:formula="of:=[.G3]/10^3" table:style-name="ce40">
            <text:p><text:s/>15,98<text:s text:c="3"/></text:p>
          </table:table-cell>
          <table:table-cell table:number-columns-repeated="16376"/>
        </table:table-row>
        <table:table-row table:style-name="ro2">
          <table:table-cell/>
          <table:table-cell office:value-type="float" office:value="1961" table:style-name="ce1">
            <text:p>1961</text:p>
          </table:table-cell>
          <table:table-cell table:style-name="ce37"/>
          <table:table-cell table:number-columns-repeated="2" table:style-name="ce1"/>
          <table:table-cell office:value-type="date" office:date-value="1970-04-01T00:00:00" table:style-name="ce38">
            <text:p>1970-04-01</text:p>
          </table:table-cell>
          <table:table-cell office:value-type="float" office:value="16008.333333333334" table:formula="of:=[.G3]+([.G7]-[.G3])/3" table:style-name="ce39">
            <text:p><text:s/>16 008,33<text:s/></text:p>
          </table:table-cell>
          <table:table-cell office:value-type="float" office:value="16.008333333333333" table:formula="of:=[.G4]/10^3" table:style-name="ce40">
            <text:p><text:s/>16,01<text:s text:c="3"/></text:p>
          </table:table-cell>
          <table:table-cell table:number-columns-repeated="16376"/>
        </table:table-row>
        <table:table-row table:style-name="ro2">
          <table:table-cell/>
          <table:table-cell office:value-type="float" office:value="1962" table:style-name="ce1">
            <text:p>1962</text:p>
          </table:table-cell>
          <table:table-cell table:style-name="ce37"/>
          <table:table-cell table:number-columns-repeated="2" table:style-name="ce1"/>
          <table:table-cell office:value-type="date" office:date-value="1970-07-01T00:00:00" table:style-name="ce38">
            <text:p>1970-07-01</text:p>
          </table:table-cell>
          <table:table-cell office:value-type="float" office:value="16022.5" table:formula="of:=[.G3]+([.G7]-[.G3])/2" table:style-name="ce39">
            <text:p><text:s/>16 022,50<text:s/></text:p>
          </table:table-cell>
          <table:table-cell office:value-type="float" office:value="16.022500000000001" table:formula="of:=[.G5]/10^3" table:style-name="ce40">
            <text:p><text:s/>16,02<text:s text:c="3"/></text:p>
          </table:table-cell>
          <table:table-cell table:number-columns-repeated="16376"/>
        </table:table-row>
        <table:table-row table:style-name="ro2">
          <table:table-cell/>
          <table:table-cell office:value-type="float" office:value="1963" table:style-name="ce1">
            <text:p>1963</text:p>
          </table:table-cell>
          <table:table-cell table:style-name="ce37"/>
          <table:table-cell table:number-columns-repeated="2" table:style-name="ce1"/>
          <table:table-cell office:value-type="date" office:date-value="1970-10-01T00:00:00" table:style-name="ce38">
            <text:p>1970-10-01</text:p>
          </table:table-cell>
          <table:table-cell office:value-type="float" office:value="16036.666666666666" table:formula="of:=[.G3]+([.G7]-[.G3])*2/3" table:style-name="ce39">
            <text:p><text:s/>16 036,67<text:s/></text:p>
          </table:table-cell>
          <table:table-cell office:value-type="float" office:value="16.036666666666665" table:formula="of:=[.G6]/10^3" table:style-name="ce40">
            <text:p><text:s/>16,04<text:s text:c="3"/></text:p>
          </table:table-cell>
          <table:table-cell table:number-columns-repeated="16376"/>
        </table:table-row>
        <table:table-row table:style-name="ro2">
          <table:table-cell/>
          <table:table-cell office:value-type="float" office:value="1964" table:style-name="ce1">
            <text:p>1964</text:p>
          </table:table-cell>
          <table:table-cell table:style-name="ce37"/>
          <table:table-cell table:number-columns-repeated="2" table:style-name="ce1"/>
          <table:table-cell office:value-type="date" office:date-value="1971-01-01T00:00:00" table:style-name="ce38">
            <text:p>1971-01-01</text:p>
          </table:table-cell>
          <table:table-cell office:value-type="float" office:value="16065" table:formula="of:=[.C14]" table:style-name="ce39">
            <text:p><text:s/>16 065,00<text:s/></text:p>
          </table:table-cell>
          <table:table-cell office:value-type="float" office:value="16.065000000000001" table:formula="of:=[.G7]/10^3" table:style-name="ce40">
            <text:p><text:s/>16,07<text:s text:c="3"/></text:p>
          </table:table-cell>
          <table:table-cell table:number-columns-repeated="16376"/>
        </table:table-row>
        <table:table-row table:style-name="ro2">
          <table:table-cell/>
          <table:table-cell office:value-type="float" office:value="1965" table:style-name="ce1">
            <text:p>1965</text:p>
          </table:table-cell>
          <table:table-cell table:style-name="ce37"/>
          <table:table-cell table:number-columns-repeated="2" table:style-name="ce1"/>
          <table:table-cell office:value-type="date" office:date-value="1971-04-01T00:00:00" table:style-name="ce38">
            <text:p>1971-04-01</text:p>
          </table:table-cell>
          <table:table-cell office:value-type="float" office:value="16113.333333333334" table:formula="of:=[.G7]+([.G11]-[.G7])/3" table:style-name="ce39">
            <text:p><text:s/>16 113,33<text:s/></text:p>
          </table:table-cell>
          <table:table-cell office:value-type="float" office:value="16.113333333333333" table:formula="of:=[.G8]/10^3" table:style-name="ce40">
            <text:p><text:s/>16,11<text:s text:c="3"/></text:p>
          </table:table-cell>
          <table:table-cell table:number-columns-repeated="16376"/>
        </table:table-row>
        <table:table-row table:style-name="ro2">
          <table:table-cell/>
          <table:table-cell office:value-type="float" office:value="1966" table:style-name="ce1">
            <text:p>1966</text:p>
          </table:table-cell>
          <table:table-cell table:style-name="ce37"/>
          <table:table-cell table:number-columns-repeated="2" table:style-name="ce1"/>
          <table:table-cell office:value-type="date" office:date-value="1971-07-01T00:00:00" table:style-name="ce38">
            <text:p>1971-07-01</text:p>
          </table:table-cell>
          <table:table-cell office:value-type="float" office:value="16137.5" table:formula="of:=[.G7]+([.G11]-[.G7])/2" table:style-name="ce39">
            <text:p><text:s/>16 137,50<text:s/></text:p>
          </table:table-cell>
          <table:table-cell office:value-type="float" office:value="16.137499999999999" table:formula="of:=[.G9]/10^3" table:style-name="ce40">
            <text:p><text:s/>16,14<text:s text:c="3"/></text:p>
          </table:table-cell>
          <table:table-cell table:number-columns-repeated="16376"/>
        </table:table-row>
        <table:table-row table:style-name="ro2">
          <table:table-cell/>
          <table:table-cell office:value-type="float" office:value="1967" table:style-name="ce1">
            <text:p>1967</text:p>
          </table:table-cell>
          <table:table-cell table:style-name="ce37"/>
          <table:table-cell table:number-columns-repeated="2" table:style-name="ce1"/>
          <table:table-cell office:value-type="date" office:date-value="1971-10-01T00:00:00" table:style-name="ce38">
            <text:p>1971-10-01</text:p>
          </table:table-cell>
          <table:table-cell office:value-type="float" office:value="16161.666666666666" table:formula="of:=[.G7]+([.G11]-[.G7])*2/3" table:style-name="ce39">
            <text:p><text:s/>16 161,67<text:s/></text:p>
          </table:table-cell>
          <table:table-cell office:value-type="float" office:value="16.161666666666665" table:formula="of:=[.G10]/10^3" table:style-name="ce40">
            <text:p><text:s/>16,16<text:s text:c="3"/></text:p>
          </table:table-cell>
          <table:table-cell table:number-columns-repeated="16376"/>
        </table:table-row>
        <table:table-row table:style-name="ro2">
          <table:table-cell/>
          <table:table-cell office:value-type="float" office:value="1968" table:style-name="ce1">
            <text:p>1968</text:p>
          </table:table-cell>
          <table:table-cell table:style-name="ce37"/>
          <table:table-cell table:number-columns-repeated="2" table:style-name="ce1"/>
          <table:table-cell office:value-type="date" office:date-value="1972-01-01T00:00:00" table:style-name="ce38">
            <text:p>1972-01-01</text:p>
          </table:table-cell>
          <table:table-cell office:value-type="float" office:value="16210" table:formula="of:=[.C15]" table:style-name="ce39">
            <text:p><text:s/>16 210,00<text:s/></text:p>
          </table:table-cell>
          <table:table-cell office:value-type="float" office:value="16.21" table:formula="of:=[.G11]/10^3" table:style-name="ce40">
            <text:p><text:s/>16,21<text:s text:c="3"/></text:p>
          </table:table-cell>
          <table:table-cell table:number-columns-repeated="16376"/>
        </table:table-row>
        <table:table-row table:style-name="ro2">
          <table:table-cell/>
          <table:table-cell office:value-type="float" office:value="1969" table:style-name="ce1">
            <text:p>1969</text:p>
          </table:table-cell>
          <table:table-cell table:style-name="ce37"/>
          <table:table-cell table:number-columns-repeated="2" table:style-name="ce1"/>
          <table:table-cell office:value-type="date" office:date-value="1972-04-01T00:00:00" table:style-name="ce38">
            <text:p>1972-04-01</text:p>
          </table:table-cell>
          <table:table-cell office:value-type="float" office:value="16272.333333333334" table:formula="of:=[.G11]+([.G15]-[.G11])/3" table:style-name="ce39">
            <text:p><text:s/>16 272,33<text:s/></text:p>
          </table:table-cell>
          <table:table-cell office:value-type="float" office:value="16.272333333333332" table:formula="of:=[.G12]/10^3" table:style-name="ce40">
            <text:p><text:s/>16,27<text:s text:c="3"/></text:p>
          </table:table-cell>
          <table:table-cell table:number-columns-repeated="16376"/>
        </table:table-row>
        <table:table-row table:style-name="ro5">
          <table:table-cell/>
          <table:table-cell office:value-type="float" office:value="1970" table:style-name="ce1">
            <text:p>1970</text:p>
          </table:table-cell>
          <table:table-cell office:value-type="float" office:value="15980" table:style-name="ce34">
            <text:p>15 980</text:p>
          </table:table-cell>
          <table:table-cell table:number-columns-repeated="2" table:style-name="ce1"/>
          <table:table-cell office:value-type="date" office:date-value="1972-07-01T00:00:00" table:style-name="ce38">
            <text:p>1972-07-01</text:p>
          </table:table-cell>
          <table:table-cell office:value-type="float" office:value="16303.5" table:formula="of:=[.G11]+([.G15]-[.G11])/2" table:style-name="ce39">
            <text:p><text:s/>16 303,50<text:s/></text:p>
          </table:table-cell>
          <table:table-cell office:value-type="float" office:value="16.3035" table:formula="of:=[.G13]/10^3" table:style-name="ce40">
            <text:p><text:s/>16,30<text:s text:c="3"/></text:p>
          </table:table-cell>
          <table:table-cell table:number-columns-repeated="16376"/>
        </table:table-row>
        <table:table-row table:style-name="ro5">
          <table:table-cell/>
          <table:table-cell office:value-type="float" office:value="1971" table:style-name="ce1">
            <text:p>1971</text:p>
          </table:table-cell>
          <table:table-cell office:value-type="float" office:value="16065" table:style-name="ce29">
            <text:p>16 065</text:p>
          </table:table-cell>
          <table:table-cell table:number-columns-repeated="2" table:style-name="ce1"/>
          <table:table-cell office:value-type="date" office:date-value="1972-10-01T00:00:00" table:style-name="ce38">
            <text:p>1972-10-01</text:p>
          </table:table-cell>
          <table:table-cell office:value-type="float" office:value="16334.666666666666" table:formula="of:=[.G11]+([.G15]-[.G11])*2/3" table:style-name="ce39">
            <text:p><text:s/>16 334,67<text:s/></text:p>
          </table:table-cell>
          <table:table-cell office:value-type="float" office:value="16.334666666666667" table:formula="of:=[.G14]/10^3" table:style-name="ce40">
            <text:p><text:s/>16,33<text:s text:c="3"/></text:p>
          </table:table-cell>
          <table:table-cell table:number-columns-repeated="16376"/>
        </table:table-row>
        <table:table-row table:style-name="ro5">
          <table:table-cell/>
          <table:table-cell office:value-type="float" office:value="1972" table:style-name="ce1">
            <text:p>1972</text:p>
          </table:table-cell>
          <table:table-cell office:value-type="float" office:value="16210" table:style-name="ce29">
            <text:p>16 210</text:p>
          </table:table-cell>
          <table:table-cell table:number-columns-repeated="2" table:style-name="ce1"/>
          <table:table-cell office:value-type="date" office:date-value="1973-01-01T00:00:00" table:style-name="ce38">
            <text:p>1973-01-01</text:p>
          </table:table-cell>
          <table:table-cell office:value-type="float" office:value="16397" table:formula="of:=[.C16]" table:style-name="ce39">
            <text:p><text:s/>16 397,00<text:s/></text:p>
          </table:table-cell>
          <table:table-cell office:value-type="float" office:value="16.396999999999998" table:formula="of:=[.G15]/10^3" table:style-name="ce40">
            <text:p><text:s/>16,40<text:s text:c="3"/></text:p>
          </table:table-cell>
          <table:table-cell table:number-columns-repeated="16376"/>
        </table:table-row>
        <table:table-row table:style-name="ro5">
          <table:table-cell/>
          <table:table-cell office:value-type="float" office:value="1973" table:style-name="ce1">
            <text:p>1973</text:p>
          </table:table-cell>
          <table:table-cell office:value-type="float" office:value="16397" table:style-name="ce29">
            <text:p>16 397</text:p>
          </table:table-cell>
          <table:table-cell table:number-columns-repeated="2" table:style-name="ce1"/>
          <table:table-cell office:value-type="date" office:date-value="1973-04-01T00:00:00" table:style-name="ce38">
            <text:p>1973-04-01</text:p>
          </table:table-cell>
          <table:table-cell office:value-type="float" office:value="16455.666666666668" table:formula="of:=[.G15]+([.G19]-[.G15])/3" table:style-name="ce39">
            <text:p><text:s/>16 455,67<text:s/></text:p>
          </table:table-cell>
          <table:table-cell office:value-type="float" office:value="16.455666666666669" table:formula="of:=[.G16]/10^3" table:style-name="ce40">
            <text:p><text:s/>16,46<text:s text:c="3"/></text:p>
          </table:table-cell>
          <table:table-cell table:number-columns-repeated="16376"/>
        </table:table-row>
        <table:table-row table:style-name="ro5">
          <table:table-cell/>
          <table:table-cell office:value-type="float" office:value="1974" table:style-name="ce1">
            <text:p>1974</text:p>
          </table:table-cell>
          <table:table-cell office:value-type="float" office:value="16573" table:style-name="ce29">
            <text:p>16 573</text:p>
          </table:table-cell>
          <table:table-cell table:number-columns-repeated="2" table:style-name="ce1"/>
          <table:table-cell office:value-type="date" office:date-value="1973-07-01T00:00:00" table:style-name="ce38">
            <text:p>1973-07-01</text:p>
          </table:table-cell>
          <table:table-cell office:value-type="float" office:value="16485" table:formula="of:=[.G15]+([.G19]-[.G15])/2" table:style-name="ce39">
            <text:p><text:s/>16 485,00<text:s/></text:p>
          </table:table-cell>
          <table:table-cell office:value-type="float" office:value="16.484999999999999" table:formula="of:=[.G17]/10^3" table:style-name="ce40">
            <text:p><text:s/>16,49<text:s text:c="3"/></text:p>
          </table:table-cell>
          <table:table-cell table:number-columns-repeated="16376"/>
        </table:table-row>
        <table:table-row table:style-name="ro5">
          <table:table-cell/>
          <table:table-cell office:value-type="float" office:value="1975" table:style-name="ce1">
            <text:p>1975</text:p>
          </table:table-cell>
          <table:table-cell office:value-type="float" office:value="16757" table:style-name="ce29">
            <text:p>16 757</text:p>
          </table:table-cell>
          <table:table-cell table:number-columns-repeated="2" table:style-name="ce1"/>
          <table:table-cell office:value-type="date" office:date-value="1973-10-01T00:00:00" table:style-name="ce38">
            <text:p>1973-10-01</text:p>
          </table:table-cell>
          <table:table-cell office:value-type="float" office:value="16514.333333333332" table:formula="of:=[.G15]+([.G19]-[.G15])*2/3" table:style-name="ce39">
            <text:p><text:s/>16 514,33<text:s/></text:p>
          </table:table-cell>
          <table:table-cell office:value-type="float" office:value="16.514333333333333" table:formula="of:=[.G18]/10^3" table:style-name="ce40">
            <text:p><text:s/>16,51<text:s text:c="3"/></text:p>
          </table:table-cell>
          <table:table-cell table:number-columns-repeated="16376"/>
        </table:table-row>
        <table:table-row table:style-name="ro5">
          <table:table-cell/>
          <table:table-cell office:value-type="float" office:value="1976" table:style-name="ce1">
            <text:p>1976</text:p>
          </table:table-cell>
          <table:table-cell office:value-type="float" office:value="16961" table:style-name="ce29">
            <text:p>16 961</text:p>
          </table:table-cell>
          <table:table-cell table:number-columns-repeated="2" table:style-name="ce1"/>
          <table:table-cell office:value-type="date" office:date-value="1974-01-01T00:00:00" table:style-name="ce38">
            <text:p>1974-01-01</text:p>
          </table:table-cell>
          <table:table-cell office:value-type="float" office:value="16573" table:formula="of:=[.C17]" table:style-name="ce39">
            <text:p><text:s/>16 573,00<text:s/></text:p>
          </table:table-cell>
          <table:table-cell office:value-type="float" office:value="16.573" table:formula="of:=[.G19]/10^3" table:style-name="ce40">
            <text:p><text:s/>16,57<text:s text:c="3"/></text:p>
          </table:table-cell>
          <table:table-cell table:number-columns-repeated="16376"/>
        </table:table-row>
        <table:table-row table:style-name="ro5">
          <table:table-cell/>
          <table:table-cell office:value-type="float" office:value="1977" table:style-name="ce1">
            <text:p>1977</text:p>
          </table:table-cell>
          <table:table-cell office:value-type="float" office:value="17174" table:style-name="ce29">
            <text:p>17 174</text:p>
          </table:table-cell>
          <table:table-cell table:number-columns-repeated="2" table:style-name="ce1"/>
          <table:table-cell office:value-type="date" office:date-value="1974-04-01T00:00:00" table:style-name="ce38">
            <text:p>1974-04-01</text:p>
          </table:table-cell>
          <table:table-cell office:value-type="float" office:value="16634.333333333332" table:formula="of:=[.G19]+([.G23]-[.G19])/3" table:style-name="ce39">
            <text:p><text:s/>16 634,33<text:s/></text:p>
          </table:table-cell>
          <table:table-cell office:value-type="float" office:value="16.634333333333331" table:formula="of:=[.G20]/10^3" table:style-name="ce40">
            <text:p><text:s/>16,63<text:s text:c="3"/></text:p>
          </table:table-cell>
          <table:table-cell table:number-columns-repeated="16376"/>
        </table:table-row>
        <table:table-row table:style-name="ro5">
          <table:table-cell/>
          <table:table-cell office:value-type="float" office:value="1978" table:style-name="ce1">
            <text:p>1978</text:p>
          </table:table-cell>
          <table:table-cell office:value-type="float" office:value="17394" table:style-name="ce29">
            <text:p>17 394</text:p>
          </table:table-cell>
          <table:table-cell table:number-columns-repeated="2" table:style-name="ce1"/>
          <table:table-cell office:value-type="date" office:date-value="1974-07-01T00:00:00" table:style-name="ce38">
            <text:p>1974-07-01</text:p>
          </table:table-cell>
          <table:table-cell office:value-type="float" office:value="16665" table:formula="of:=[.G19]+([.G23]-[.G19])/2" table:style-name="ce39">
            <text:p><text:s/>16 665,00<text:s/></text:p>
          </table:table-cell>
          <table:table-cell office:value-type="float" office:value="16.664999999999999" table:formula="of:=[.G21]/10^3" table:style-name="ce40">
            <text:p><text:s/>16,67<text:s text:c="3"/></text:p>
          </table:table-cell>
          <table:table-cell table:number-columns-repeated="16376"/>
        </table:table-row>
        <table:table-row table:style-name="ro5">
          <table:table-cell/>
          <table:table-cell office:value-type="float" office:value="1979" table:style-name="ce1">
            <text:p>1979</text:p>
          </table:table-cell>
          <table:table-cell office:value-type="float" office:value="17603" table:style-name="ce29">
            <text:p>17 603</text:p>
          </table:table-cell>
          <table:table-cell table:number-columns-repeated="2" table:style-name="ce1"/>
          <table:table-cell office:value-type="date" office:date-value="1974-10-01T00:00:00" table:style-name="ce38">
            <text:p>1974-10-01</text:p>
          </table:table-cell>
          <table:table-cell office:value-type="float" office:value="16695.666666666668" table:formula="of:=[.G19]+([.G23]-[.G19])*2/3" table:style-name="ce39">
            <text:p><text:s/>16 695,67<text:s/></text:p>
          </table:table-cell>
          <table:table-cell office:value-type="float" office:value="16.695666666666668" table:formula="of:=[.G22]/10^3" table:style-name="ce40">
            <text:p><text:s/>16,70<text:s text:c="3"/></text:p>
          </table:table-cell>
          <table:table-cell table:number-columns-repeated="16376"/>
        </table:table-row>
        <table:table-row table:style-name="ro5">
          <table:table-cell/>
          <table:table-cell office:value-type="float" office:value="1980" table:style-name="ce1">
            <text:p>1980</text:p>
          </table:table-cell>
          <table:table-cell office:value-type="float" office:value="17782" table:style-name="ce29">
            <text:p>17 782</text:p>
          </table:table-cell>
          <table:table-cell table:number-columns-repeated="2" table:style-name="ce1"/>
          <table:table-cell office:value-type="date" office:date-value="1975-01-01T00:00:00" table:style-name="ce38">
            <text:p>1975-01-01</text:p>
          </table:table-cell>
          <table:table-cell office:value-type="float" office:value="16757" table:formula="of:=[.C18]" table:style-name="ce39">
            <text:p><text:s/>16 757,00<text:s/></text:p>
          </table:table-cell>
          <table:table-cell office:value-type="float" office:value="16.757000000000001" table:formula="of:=[.G23]/10^3" table:style-name="ce40">
            <text:p><text:s/>16,76<text:s text:c="3"/></text:p>
          </table:table-cell>
          <table:table-cell table:number-columns-repeated="16376"/>
        </table:table-row>
        <table:table-row table:style-name="ro5">
          <table:table-cell/>
          <table:table-cell office:value-type="float" office:value="1981" table:style-name="ce1">
            <text:p>1981</text:p>
          </table:table-cell>
          <table:table-cell office:value-type="float" office:value="17864" table:style-name="ce34">
            <text:p>17 864</text:p>
          </table:table-cell>
          <table:table-cell table:number-columns-repeated="2" table:style-name="ce1"/>
          <table:table-cell office:value-type="date" office:date-value="1975-04-01T00:00:00" table:style-name="ce38">
            <text:p>1975-04-01</text:p>
          </table:table-cell>
          <table:table-cell office:value-type="float" office:value="16825" table:formula="of:=[.G23]+([.G27]-[.G23])/3" table:style-name="ce39">
            <text:p><text:s/>16 825,00<text:s/></text:p>
          </table:table-cell>
          <table:table-cell office:value-type="float" office:value="16.824999999999999" table:formula="of:=[.G24]/10^3" table:style-name="ce40">
            <text:p><text:s/>16,83<text:s text:c="3"/></text:p>
          </table:table-cell>
          <table:table-cell table:number-columns-repeated="16376"/>
        </table:table-row>
        <table:table-row table:style-name="ro5">
          <table:table-cell/>
          <table:table-cell office:value-type="float" office:value="1982" table:style-name="ce1">
            <text:p>1982</text:p>
          </table:table-cell>
          <table:table-cell office:value-type="float" office:value="17912" table:style-name="ce29">
            <text:p>17 912</text:p>
          </table:table-cell>
          <table:table-cell table:number-columns-repeated="2" table:style-name="ce1"/>
          <table:table-cell office:value-type="date" office:date-value="1975-07-01T00:00:00" table:style-name="ce38">
            <text:p>1975-07-01</text:p>
          </table:table-cell>
          <table:table-cell office:value-type="float" office:value="16859" table:formula="of:=[.G23]+([.G27]-[.G23])/2" table:style-name="ce39">
            <text:p><text:s/>16 859,00<text:s/></text:p>
          </table:table-cell>
          <table:table-cell office:value-type="float" office:value="16.859000000000002" table:formula="of:=[.G25]/10^3" table:style-name="ce40">
            <text:p><text:s/>16,86<text:s text:c="3"/></text:p>
          </table:table-cell>
          <table:table-cell table:number-columns-repeated="16376"/>
        </table:table-row>
        <table:table-row table:style-name="ro5">
          <table:table-cell/>
          <table:table-cell office:value-type="float" office:value="1983" table:style-name="ce1">
            <text:p>1983</text:p>
          </table:table-cell>
          <table:table-cell office:value-type="float" office:value="18018" table:style-name="ce29">
            <text:p>18 018</text:p>
          </table:table-cell>
          <table:table-cell table:number-columns-repeated="2" table:style-name="ce1"/>
          <table:table-cell office:value-type="date" office:date-value="1975-10-01T00:00:00" table:style-name="ce38">
            <text:p>1975-10-01</text:p>
          </table:table-cell>
          <table:table-cell office:value-type="float" office:value="16893" table:formula="of:=[.G23]+([.G27]-[.G23])*2/3" table:style-name="ce39">
            <text:p><text:s/>16 893,00<text:s/></text:p>
          </table:table-cell>
          <table:table-cell office:value-type="float" office:value="16.893000000000001" table:formula="of:=[.G26]/10^3" table:style-name="ce40">
            <text:p><text:s/>16,89<text:s text:c="3"/></text:p>
          </table:table-cell>
          <table:table-cell table:number-columns-repeated="16376"/>
        </table:table-row>
        <table:table-row table:style-name="ro5">
          <table:table-cell/>
          <table:table-cell office:value-type="float" office:value="1984" table:style-name="ce1">
            <text:p>1984</text:p>
          </table:table-cell>
          <table:table-cell office:value-type="float" office:value="18154" table:style-name="ce29">
            <text:p>18 154</text:p>
          </table:table-cell>
          <table:table-cell table:number-columns-repeated="2" table:style-name="ce1"/>
          <table:table-cell office:value-type="date" office:date-value="1976-01-01T00:00:00" table:style-name="ce38">
            <text:p>1976-01-01</text:p>
          </table:table-cell>
          <table:table-cell office:value-type="float" office:value="16961" table:formula="of:=[.C19]" table:style-name="ce39">
            <text:p><text:s/>16 961,00<text:s/></text:p>
          </table:table-cell>
          <table:table-cell office:value-type="float" office:value="16.960999999999999" table:formula="of:=[.G27]/10^3" table:style-name="ce40">
            <text:p><text:s/>16,96<text:s text:c="3"/></text:p>
          </table:table-cell>
          <table:table-cell table:number-columns-repeated="16376"/>
        </table:table-row>
        <table:table-row table:style-name="ro5">
          <table:table-cell/>
          <table:table-cell office:value-type="float" office:value="1985" table:style-name="ce1">
            <text:p>1985</text:p>
          </table:table-cell>
          <table:table-cell office:value-type="float" office:value="18318" table:style-name="ce29">
            <text:p>18 318</text:p>
          </table:table-cell>
          <table:table-cell table:number-columns-repeated="2" table:style-name="ce1"/>
          <table:table-cell office:value-type="date" office:date-value="1976-04-01T00:00:00" table:style-name="ce38">
            <text:p>1976-04-01</text:p>
          </table:table-cell>
          <table:table-cell office:value-type="float" office:value="17032" table:formula="of:=[.G27]+([.G31]-[.G27])/3" table:style-name="ce39">
            <text:p><text:s/>17 032,00<text:s/></text:p>
          </table:table-cell>
          <table:table-cell office:value-type="float" office:value="17.032" table:formula="of:=[.G28]/10^3" table:style-name="ce40">
            <text:p><text:s/>17,03<text:s text:c="3"/></text:p>
          </table:table-cell>
          <table:table-cell table:number-columns-repeated="16376"/>
        </table:table-row>
        <table:table-row table:style-name="ro5">
          <table:table-cell/>
          <table:table-cell office:value-type="float" office:value="1986" table:style-name="ce1">
            <text:p>1986</text:p>
          </table:table-cell>
          <table:table-cell office:value-type="float" office:value="18488" table:style-name="ce29">
            <text:p>18 488</text:p>
          </table:table-cell>
          <table:table-cell table:number-columns-repeated="2" table:style-name="ce1"/>
          <table:table-cell office:value-type="date" office:date-value="1976-07-01T00:00:00" table:style-name="ce38">
            <text:p>1976-07-01</text:p>
          </table:table-cell>
          <table:table-cell office:value-type="float" office:value="17067.5" table:formula="of:=[.G27]+([.G31]-[.G27])/2" table:style-name="ce39">
            <text:p><text:s/>17 067,50<text:s/></text:p>
          </table:table-cell>
          <table:table-cell office:value-type="float" office:value="17.067499999999999" table:formula="of:=[.G29]/10^3" table:style-name="ce40">
            <text:p><text:s/>17,07<text:s text:c="3"/></text:p>
          </table:table-cell>
          <table:table-cell table:number-columns-repeated="16376"/>
        </table:table-row>
        <table:table-row table:style-name="ro5">
          <table:table-cell/>
          <table:table-cell office:value-type="float" office:value="1987" table:style-name="ce1">
            <text:p>1987</text:p>
          </table:table-cell>
          <table:table-cell office:value-type="float" office:value="18651" table:style-name="ce29">
            <text:p>18 651</text:p>
          </table:table-cell>
          <table:table-cell table:number-columns-repeated="2" table:style-name="ce1"/>
          <table:table-cell office:value-type="date" office:date-value="1976-10-01T00:00:00" table:style-name="ce38">
            <text:p>1976-10-01</text:p>
          </table:table-cell>
          <table:table-cell office:value-type="float" office:value="17103" table:formula="of:=[.G27]+([.G31]-[.G27])*2/3" table:style-name="ce39">
            <text:p><text:s/>17 103,00<text:s/></text:p>
          </table:table-cell>
          <table:table-cell office:value-type="float" office:value="17.103000000000002" table:formula="of:=[.G30]/10^3" table:style-name="ce40">
            <text:p><text:s/>17,10<text:s text:c="3"/></text:p>
          </table:table-cell>
          <table:table-cell table:number-columns-repeated="16376"/>
        </table:table-row>
        <table:table-row table:style-name="ro5">
          <table:table-cell/>
          <table:table-cell office:value-type="float" office:value="1988" table:style-name="ce1">
            <text:p>1988</text:p>
          </table:table-cell>
          <table:table-cell office:value-type="float" office:value="18824" table:style-name="ce29">
            <text:p>18 824</text:p>
          </table:table-cell>
          <table:table-cell table:number-columns-repeated="2" table:style-name="ce1"/>
          <table:table-cell office:value-type="date" office:date-value="1977-01-01T00:00:00" table:style-name="ce38">
            <text:p>1977-01-01</text:p>
          </table:table-cell>
          <table:table-cell office:value-type="float" office:value="17174" table:formula="of:=[.C20]" table:style-name="ce39">
            <text:p><text:s/>17 174,00<text:s/></text:p>
          </table:table-cell>
          <table:table-cell office:value-type="float" office:value="17.173999999999999" table:formula="of:=[.G31]/10^3" table:style-name="ce40">
            <text:p><text:s/>17,17<text:s text:c="3"/></text:p>
          </table:table-cell>
          <table:table-cell table:number-columns-repeated="16376"/>
        </table:table-row>
        <table:table-row table:style-name="ro5">
          <table:table-cell/>
          <table:table-cell office:value-type="float" office:value="1989" table:style-name="ce1">
            <text:p>1989</text:p>
          </table:table-cell>
          <table:table-cell office:value-type="float" office:value="19078" table:style-name="ce29">
            <text:p>19 078</text:p>
          </table:table-cell>
          <table:table-cell table:number-columns-repeated="2" table:style-name="ce1"/>
          <table:table-cell office:value-type="date" office:date-value="1977-04-01T00:00:00" table:style-name="ce38">
            <text:p>1977-04-01</text:p>
          </table:table-cell>
          <table:table-cell office:value-type="float" office:value="17247.333333333332" table:formula="of:=[.G31]+([.G35]-[.G31])/3" table:style-name="ce39">
            <text:p><text:s/>17 247,33<text:s/></text:p>
          </table:table-cell>
          <table:table-cell office:value-type="float" office:value="17.247333333333334" table:formula="of:=[.G32]/10^3" table:style-name="ce40">
            <text:p><text:s/>17,25<text:s text:c="3"/></text:p>
          </table:table-cell>
          <table:table-cell table:number-columns-repeated="16376"/>
        </table:table-row>
        <table:table-row table:style-name="ro5">
          <table:table-cell/>
          <table:table-cell office:value-type="float" office:value="1990" table:style-name="ce1">
            <text:p>1990</text:p>
          </table:table-cell>
          <table:table-cell office:value-type="float" office:value="19284" table:style-name="ce29">
            <text:p>19 284</text:p>
          </table:table-cell>
          <table:table-cell table:number-columns-repeated="2" table:style-name="ce1"/>
          <table:table-cell office:value-type="date" office:date-value="1977-07-01T00:00:00" table:style-name="ce38">
            <text:p>1977-07-01</text:p>
          </table:table-cell>
          <table:table-cell office:value-type="float" office:value="17284" table:formula="of:=[.G31]+([.G35]-[.G31])/2" table:style-name="ce39">
            <text:p><text:s/>17 284,00<text:s/></text:p>
          </table:table-cell>
          <table:table-cell office:value-type="float" office:value="17.283999999999999" table:formula="of:=[.G33]/10^3" table:style-name="ce40">
            <text:p><text:s/>17,28<text:s text:c="3"/></text:p>
          </table:table-cell>
          <table:table-cell table:number-columns-repeated="16376"/>
        </table:table-row>
        <table:table-row table:style-name="ro5">
          <table:table-cell/>
          <table:table-cell office:value-type="float" office:value="1991" table:style-name="ce1">
            <text:p>1991</text:p>
          </table:table-cell>
          <table:table-cell office:value-type="float" office:value="19469" table:style-name="ce29">
            <text:p>19 469</text:p>
          </table:table-cell>
          <table:table-cell table:number-columns-repeated="2" table:style-name="ce1"/>
          <table:table-cell office:value-type="date" office:date-value="1977-10-01T00:00:00" table:style-name="ce38">
            <text:p>1977-10-01</text:p>
          </table:table-cell>
          <table:table-cell office:value-type="float" office:value="17320.666666666668" table:formula="of:=[.G31]+([.G35]-[.G31])*2/3" table:style-name="ce39">
            <text:p><text:s/>17 320,67<text:s/></text:p>
          </table:table-cell>
          <table:table-cell office:value-type="float" office:value="17.320666666666668" table:formula="of:=[.G34]/10^3" table:style-name="ce40">
            <text:p><text:s/>17,32<text:s text:c="3"/></text:p>
          </table:table-cell>
          <table:table-cell table:number-columns-repeated="16376"/>
        </table:table-row>
        <table:table-row table:style-name="ro5">
          <table:table-cell/>
          <table:table-cell office:value-type="float" office:value="1992" table:style-name="ce1">
            <text:p>1992</text:p>
          </table:table-cell>
          <table:table-cell office:value-type="float" office:value="19635" table:style-name="ce34">
            <text:p>19 635</text:p>
          </table:table-cell>
          <table:table-cell table:number-columns-repeated="2" table:style-name="ce1"/>
          <table:table-cell office:value-type="date" office:date-value="1978-01-01T00:00:00" table:style-name="ce38">
            <text:p>1978-01-01</text:p>
          </table:table-cell>
          <table:table-cell office:value-type="float" office:value="17394" table:formula="of:=[.C21]" table:style-name="ce39">
            <text:p><text:s/>17 394,00<text:s/></text:p>
          </table:table-cell>
          <table:table-cell office:value-type="float" office:value="17.393999999999998" table:formula="of:=[.G35]/10^3" table:style-name="ce40">
            <text:p><text:s/>17,39<text:s text:c="3"/></text:p>
          </table:table-cell>
          <table:table-cell table:number-columns-repeated="16376"/>
        </table:table-row>
        <table:table-row table:style-name="ro5">
          <table:table-cell/>
          <table:table-cell office:value-type="float" office:value="1993" table:style-name="ce1">
            <text:p>1993</text:p>
          </table:table-cell>
          <table:table-cell office:value-type="float" office:value="19671" table:style-name="ce29">
            <text:p>19 671</text:p>
          </table:table-cell>
          <table:table-cell table:number-columns-repeated="2" table:style-name="ce1"/>
          <table:table-cell office:value-type="date" office:date-value="1978-04-01T00:00:00" table:style-name="ce38">
            <text:p>1978-04-01</text:p>
          </table:table-cell>
          <table:table-cell office:value-type="float" office:value="17463.666666666668" table:formula="of:=[.G35]+([.G39]-[.G35])/3" table:style-name="ce39">
            <text:p><text:s/>17 463,67<text:s/></text:p>
          </table:table-cell>
          <table:table-cell office:value-type="float" office:value="17.463666666666668" table:formula="of:=[.G36]/10^3" table:style-name="ce40">
            <text:p><text:s/>17,46<text:s text:c="3"/></text:p>
          </table:table-cell>
          <table:table-cell table:number-columns-repeated="16376"/>
        </table:table-row>
        <table:table-row table:style-name="ro5">
          <table:table-cell/>
          <table:table-cell office:value-type="float" office:value="1994" table:style-name="ce1">
            <text:p>1994</text:p>
          </table:table-cell>
          <table:table-cell office:value-type="float" office:value="19836" table:style-name="ce29">
            <text:p>19 836</text:p>
          </table:table-cell>
          <table:table-cell table:number-columns-repeated="2" table:style-name="ce1"/>
          <table:table-cell office:value-type="date" office:date-value="1978-07-01T00:00:00" table:style-name="ce38">
            <text:p>1978-07-01</text:p>
          </table:table-cell>
          <table:table-cell office:value-type="float" office:value="17498.5" table:formula="of:=[.G35]+([.G39]-[.G35])/2" table:style-name="ce39">
            <text:p><text:s/>17 498,50<text:s/></text:p>
          </table:table-cell>
          <table:table-cell office:value-type="float" office:value="17.4985" table:formula="of:=[.G37]/10^3" table:style-name="ce40">
            <text:p><text:s/>17,50<text:s text:c="3"/></text:p>
          </table:table-cell>
          <table:table-cell table:number-columns-repeated="16376"/>
        </table:table-row>
        <table:table-row table:style-name="ro5">
          <table:table-cell/>
          <table:table-cell office:value-type="float" office:value="1995" table:style-name="ce1">
            <text:p>1995</text:p>
          </table:table-cell>
          <table:table-cell office:value-type="float" office:value="19987" table:style-name="ce29">
            <text:p>19 987</text:p>
          </table:table-cell>
          <table:table-cell table:number-columns-repeated="2" table:style-name="ce1"/>
          <table:table-cell office:value-type="date" office:date-value="1978-10-01T00:00:00" table:style-name="ce38">
            <text:p>1978-10-01</text:p>
          </table:table-cell>
          <table:table-cell office:value-type="float" office:value="17533.333333333332" table:formula="of:=[.G35]+([.G39]-[.G35])*2/3" table:style-name="ce39">
            <text:p><text:s/>17 533,33<text:s/></text:p>
          </table:table-cell>
          <table:table-cell office:value-type="float" office:value="17.533333333333331" table:formula="of:=[.G38]/10^3" table:style-name="ce40">
            <text:p><text:s/>17,53<text:s text:c="3"/></text:p>
          </table:table-cell>
          <table:table-cell table:number-columns-repeated="16376"/>
        </table:table-row>
        <table:table-row table:style-name="ro5">
          <table:table-cell/>
          <table:table-cell office:value-type="float" office:value="1996" table:style-name="ce1">
            <text:p>1996</text:p>
          </table:table-cell>
          <table:table-cell office:value-type="float" office:value="20139" table:style-name="ce29">
            <text:p>20 139</text:p>
          </table:table-cell>
          <table:table-cell table:number-columns-repeated="2" table:style-name="ce1"/>
          <table:table-cell office:value-type="date" office:date-value="1979-01-01T00:00:00" table:style-name="ce38">
            <text:p>1979-01-01</text:p>
          </table:table-cell>
          <table:table-cell office:value-type="float" office:value="17603" table:formula="of:=[.C22]" table:style-name="ce39">
            <text:p><text:s/>17 603,00<text:s/></text:p>
          </table:table-cell>
          <table:table-cell office:value-type="float" office:value="17.603000000000002" table:formula="of:=[.G39]/10^3" table:style-name="ce40">
            <text:p><text:s/>17,60<text:s text:c="3"/></text:p>
          </table:table-cell>
          <table:table-cell table:number-columns-repeated="16376"/>
        </table:table-row>
        <table:table-row table:style-name="ro5">
          <table:table-cell/>
          <table:table-cell office:value-type="float" office:value="1997" table:style-name="ce1">
            <text:p>1997</text:p>
          </table:table-cell>
          <table:table-cell office:value-type="float" office:value="20305" table:style-name="ce29">
            <text:p>20 305</text:p>
          </table:table-cell>
          <table:table-cell table:number-columns-repeated="2" table:style-name="ce1"/>
          <table:table-cell office:value-type="date" office:date-value="1979-04-01T00:00:00" table:style-name="ce38">
            <text:p>1979-04-01</text:p>
          </table:table-cell>
          <table:table-cell office:value-type="float" office:value="17662.666666666668" table:formula="of:=[.G39]+([.G43]-[.G39])/3" table:style-name="ce39">
            <text:p><text:s/>17 662,67<text:s/></text:p>
          </table:table-cell>
          <table:table-cell office:value-type="float" office:value="17.662666666666667" table:formula="of:=[.G40]/10^3" table:style-name="ce40">
            <text:p><text:s/>17,66<text:s text:c="3"/></text:p>
          </table:table-cell>
          <table:table-cell table:number-columns-repeated="16376"/>
        </table:table-row>
        <table:table-row table:style-name="ro5">
          <table:table-cell/>
          <table:table-cell office:value-type="float" office:value="1998" table:style-name="ce1">
            <text:p>1998</text:p>
          </table:table-cell>
          <table:table-cell office:value-type="float" office:value="20468" table:style-name="ce29">
            <text:p>20 468</text:p>
          </table:table-cell>
          <table:table-cell table:number-columns-repeated="2" table:style-name="ce1"/>
          <table:table-cell office:value-type="date" office:date-value="1979-07-01T00:00:00" table:style-name="ce38">
            <text:p>1979-07-01</text:p>
          </table:table-cell>
          <table:table-cell office:value-type="float" office:value="17692.5" table:formula="of:=[.G39]+([.G43]-[.G39])/2" table:style-name="ce39">
            <text:p><text:s/>17 692,50<text:s/></text:p>
          </table:table-cell>
          <table:table-cell office:value-type="float" office:value="17.692499999999999" table:formula="of:=[.G41]/10^3" table:style-name="ce40">
            <text:p><text:s/>17,69<text:s text:c="3"/></text:p>
          </table:table-cell>
          <table:table-cell table:number-columns-repeated="16376"/>
        </table:table-row>
        <table:table-row table:style-name="ro5">
          <table:table-cell/>
          <table:table-cell office:value-type="float" office:value="1999" table:style-name="ce1">
            <text:p>1999</text:p>
          </table:table-cell>
          <table:table-cell office:value-type="float" office:value="20622" table:style-name="ce29">
            <text:p>20 622</text:p>
          </table:table-cell>
          <table:table-cell table:number-columns-repeated="2" table:style-name="ce1"/>
          <table:table-cell office:value-type="date" office:date-value="1979-10-01T00:00:00" table:style-name="ce38">
            <text:p>1979-10-01</text:p>
          </table:table-cell>
          <table:table-cell office:value-type="float" office:value="17722.333333333332" table:formula="of:=[.G39]+([.G43]-[.G39])*2/3" table:style-name="ce39">
            <text:p><text:s/>17 722,33<text:s/></text:p>
          </table:table-cell>
          <table:table-cell office:value-type="float" office:value="17.722333333333331" table:formula="of:=[.G42]/10^3" table:style-name="ce40">
            <text:p><text:s/>17,72<text:s text:c="3"/></text:p>
          </table:table-cell>
          <table:table-cell table:number-columns-repeated="16376"/>
        </table:table-row>
        <table:table-row table:style-name="ro5">
          <table:table-cell/>
          <table:table-cell office:value-type="float" office:value="2000" table:style-name="ce1">
            <text:p>2000</text:p>
          </table:table-cell>
          <table:table-cell office:value-type="float" office:value="20778" table:style-name="ce29">
            <text:p>20 778</text:p>
          </table:table-cell>
          <table:table-cell table:number-columns-repeated="2" table:style-name="ce1"/>
          <table:table-cell office:value-type="date" office:date-value="1980-01-01T00:00:00" table:style-name="ce38">
            <text:p>1980-01-01</text:p>
          </table:table-cell>
          <table:table-cell office:value-type="float" office:value="17782" table:formula="of:=[.C23]" table:style-name="ce39">
            <text:p><text:s/>17 782,00<text:s/></text:p>
          </table:table-cell>
          <table:table-cell office:value-type="float" office:value="17.782" table:formula="of:=[.G43]/10^3" table:style-name="ce40">
            <text:p><text:s/>17,78<text:s text:c="3"/></text:p>
          </table:table-cell>
          <table:table-cell table:number-columns-repeated="16376"/>
        </table:table-row>
        <table:table-row table:style-name="ro5">
          <table:table-cell/>
          <table:table-cell office:value-type="float" office:value="2001" table:style-name="ce1">
            <text:p>2001</text:p>
          </table:table-cell>
          <table:table-cell office:value-type="float" office:value="20927" table:style-name="ce29">
            <text:p>20 927</text:p>
          </table:table-cell>
          <table:table-cell table:number-columns-repeated="2" table:style-name="ce1"/>
          <table:table-cell office:value-type="date" office:date-value="1980-04-01T00:00:00" table:style-name="ce38">
            <text:p>1980-04-01</text:p>
          </table:table-cell>
          <table:table-cell office:value-type="float" office:value="17809.333333333332" table:formula="of:=[.G43]+([.G47]-[.G43])/3" table:style-name="ce39">
            <text:p><text:s/>17 809,33<text:s/></text:p>
          </table:table-cell>
          <table:table-cell office:value-type="float" office:value="17.809333333333331" table:formula="of:=[.G44]/10^3" table:style-name="ce40">
            <text:p><text:s/>17,81<text:s text:c="3"/></text:p>
          </table:table-cell>
          <table:table-cell table:number-columns-repeated="16376"/>
        </table:table-row>
        <table:table-row table:style-name="ro5">
          <table:table-cell/>
          <table:table-cell office:value-type="float" office:value="2002" table:style-name="ce1">
            <text:p>2002</text:p>
          </table:table-cell>
          <table:table-cell office:value-type="float" office:value="21075" table:style-name="ce34">
            <text:p>21 075</text:p>
          </table:table-cell>
          <table:table-cell table:number-columns-repeated="2" table:style-name="ce1"/>
          <table:table-cell office:value-type="date" office:date-value="1980-07-01T00:00:00" table:style-name="ce38">
            <text:p>1980-07-01</text:p>
          </table:table-cell>
          <table:table-cell office:value-type="float" office:value="17823" table:formula="of:=[.G43]+([.G47]-[.G43])/2" table:style-name="ce39">
            <text:p><text:s/>17 823,00<text:s/></text:p>
          </table:table-cell>
          <table:table-cell office:value-type="float" office:value="17.823" table:formula="of:=[.G45]/10^3" table:style-name="ce40">
            <text:p><text:s/>17,82<text:s text:c="3"/></text:p>
          </table:table-cell>
          <table:table-cell table:number-columns-repeated="16376"/>
        </table:table-row>
        <table:table-row table:style-name="ro5">
          <table:table-cell/>
          <table:table-cell office:value-type="float" office:value="2003" table:style-name="ce1">
            <text:p>2003</text:p>
          </table:table-cell>
          <table:table-cell office:value-type="float" office:value="21207" table:style-name="ce29">
            <text:p>21 207</text:p>
          </table:table-cell>
          <table:table-cell table:number-columns-repeated="2" table:style-name="ce1"/>
          <table:table-cell office:value-type="date" office:date-value="1980-10-01T00:00:00" table:style-name="ce38">
            <text:p>1980-10-01</text:p>
          </table:table-cell>
          <table:table-cell office:value-type="float" office:value="17836.666666666668" table:formula="of:=[.G43]+([.G47]-[.G43])*2/3" table:style-name="ce39">
            <text:p><text:s/>17 836,67<text:s/></text:p>
          </table:table-cell>
          <table:table-cell office:value-type="float" office:value="17.83666666666667" table:formula="of:=[.G46]/10^3" table:style-name="ce40">
            <text:p><text:s/>17,84<text:s text:c="3"/></text:p>
          </table:table-cell>
          <table:table-cell table:number-columns-repeated="16376"/>
        </table:table-row>
        <table:table-row table:style-name="ro5">
          <table:table-cell/>
          <table:table-cell office:value-type="float" office:value="2004" table:style-name="ce1">
            <text:p>2004</text:p>
          </table:table-cell>
          <table:table-cell office:value-type="float" office:value="21353.516418435775" table:style-name="ce29">
            <text:p>21 354</text:p>
          </table:table-cell>
          <table:table-cell table:number-columns-repeated="2" table:style-name="ce1"/>
          <table:table-cell office:value-type="date" office:date-value="1981-01-01T00:00:00" table:style-name="ce38">
            <text:p>1981-01-01</text:p>
          </table:table-cell>
          <table:table-cell office:value-type="float" office:value="17864" table:formula="of:=[.C24]" table:style-name="ce39">
            <text:p><text:s/>17 864,00<text:s/></text:p>
          </table:table-cell>
          <table:table-cell office:value-type="float" office:value="17.864000000000001" table:formula="of:=[.G47]/10^3" table:style-name="ce40">
            <text:p><text:s/>17,86<text:s text:c="3"/></text:p>
          </table:table-cell>
          <table:table-cell table:number-columns-repeated="16376"/>
        </table:table-row>
        <table:table-row table:style-name="ro5">
          <table:table-cell/>
          <table:table-cell office:value-type="float" office:value="2005" table:style-name="ce1">
            <text:p>2005</text:p>
          </table:table-cell>
          <table:table-cell office:value-type="float" office:value="21513.3913368715" table:style-name="ce29">
            <text:p>21 513</text:p>
          </table:table-cell>
          <table:table-cell table:number-columns-repeated="2" table:style-name="ce1"/>
          <table:table-cell office:value-type="date" office:date-value="1981-04-01T00:00:00" table:style-name="ce38">
            <text:p>1981-04-01</text:p>
          </table:table-cell>
          <table:table-cell office:value-type="float" office:value="17880" table:formula="of:=[.G47]+([.G51]-[.G47])/3" table:style-name="ce39">
            <text:p><text:s/>17 880,00<text:s/></text:p>
          </table:table-cell>
          <table:table-cell office:value-type="float" office:value="17.88" table:formula="of:=[.G48]/10^3" table:style-name="ce40">
            <text:p><text:s/>17,88<text:s text:c="3"/></text:p>
          </table:table-cell>
          <table:table-cell table:number-columns-repeated="16376"/>
        </table:table-row>
        <table:table-row table:style-name="ro5">
          <table:table-cell/>
          <table:table-cell office:value-type="float" office:value="2006" table:style-name="ce1">
            <text:p>2006</text:p>
          </table:table-cell>
          <table:table-cell office:value-type="float" office:value="21684.3602553073" table:style-name="ce29">
            <text:p>21 684</text:p>
          </table:table-cell>
          <table:table-cell table:number-columns-repeated="2" table:style-name="ce1"/>
          <table:table-cell office:value-type="date" office:date-value="1981-07-01T00:00:00" table:style-name="ce38">
            <text:p>1981-07-01</text:p>
          </table:table-cell>
          <table:table-cell office:value-type="float" office:value="17888" table:formula="of:=[.G47]+([.G51]-[.G47])/2" table:style-name="ce39">
            <text:p><text:s/>17 888,00<text:s/></text:p>
          </table:table-cell>
          <table:table-cell office:value-type="float" office:value="17.888000000000002" table:formula="of:=[.G49]/10^3" table:style-name="ce40">
            <text:p><text:s/>17,89<text:s text:c="3"/></text:p>
          </table:table-cell>
          <table:table-cell table:number-columns-repeated="16376"/>
        </table:table-row>
        <table:table-row table:style-name="ro5">
          <table:table-cell/>
          <table:table-cell office:value-type="float" office:value="2007" table:style-name="ce1">
            <text:p>2007</text:p>
          </table:table-cell>
          <table:table-cell office:value-type="float" office:value="21869.912989429198" table:style-name="ce29">
            <text:p>21 870</text:p>
          </table:table-cell>
          <table:table-cell table:number-columns-repeated="2" table:style-name="ce1"/>
          <table:table-cell office:value-type="date" office:date-value="1981-10-01T00:00:00" table:style-name="ce38">
            <text:p>1981-10-01</text:p>
          </table:table-cell>
          <table:table-cell office:value-type="float" office:value="17896" table:formula="of:=[.G47]+([.G51]-[.G47])*2/3" table:style-name="ce39">
            <text:p><text:s/>17 896,00<text:s/></text:p>
          </table:table-cell>
          <table:table-cell office:value-type="float" office:value="17.896000000000001" table:formula="of:=[.G50]/10^3" table:style-name="ce40">
            <text:p><text:s/>17,90<text:s text:c="3"/></text:p>
          </table:table-cell>
          <table:table-cell table:number-columns-repeated="16376"/>
        </table:table-row>
        <table:table-row table:style-name="ro5">
          <table:table-cell/>
          <table:table-cell office:value-type="float" office:value="2008" table:style-name="ce1">
            <text:p>2008</text:p>
          </table:table-cell>
          <table:table-cell office:value-type="float" office:value="22072.565907864901" table:style-name="ce29">
            <text:p>22 073</text:p>
          </table:table-cell>
          <table:table-cell table:number-columns-repeated="2" table:style-name="ce1"/>
          <table:table-cell office:value-type="date" office:date-value="1982-01-01T00:00:00" table:style-name="ce38">
            <text:p>1982-01-01</text:p>
          </table:table-cell>
          <table:table-cell office:value-type="float" office:value="17912" table:formula="of:=[.C25]" table:style-name="ce39">
            <text:p><text:s/>17 912,00<text:s/></text:p>
          </table:table-cell>
          <table:table-cell office:value-type="float" office:value="17.911999999999999" table:formula="of:=[.G51]/10^3" table:style-name="ce40">
            <text:p><text:s/>17,91<text:s text:c="3"/></text:p>
          </table:table-cell>
          <table:table-cell table:number-columns-repeated="16376"/>
        </table:table-row>
        <table:table-row table:style-name="ro5">
          <table:table-cell/>
          <table:table-cell office:value-type="float" office:value="2009" table:style-name="ce1">
            <text:p>2009</text:p>
          </table:table-cell>
          <table:table-cell office:value-type="float" office:value="22287.5018263007" table:style-name="ce29">
            <text:p>22 288</text:p>
          </table:table-cell>
          <table:table-cell table:number-columns-repeated="2" table:style-name="ce1"/>
          <table:table-cell office:value-type="date" office:date-value="1982-04-01T00:00:00" table:style-name="ce38">
            <text:p>1982-04-01</text:p>
          </table:table-cell>
          <table:table-cell office:value-type="float" office:value="17947.333333333332" table:formula="of:=[.G51]+([.G55]-[.G51])/3" table:style-name="ce39">
            <text:p><text:s/>17 947,33<text:s/></text:p>
          </table:table-cell>
          <table:table-cell office:value-type="float" office:value="17.947333333333333" table:formula="of:=[.G52]/10^3" table:style-name="ce40">
            <text:p><text:s/>17,95<text:s text:c="3"/></text:p>
          </table:table-cell>
          <table:table-cell table:number-columns-repeated="16376"/>
        </table:table-row>
        <table:table-row table:style-name="ro5">
          <table:table-cell/>
          <table:table-cell office:value-type="float" office:value="2010" table:style-name="ce1">
            <text:p>2010</text:p>
          </table:table-cell>
          <table:table-cell office:value-type="float" office:value="22511.035744736499" table:style-name="ce29">
            <text:p>22 511</text:p>
          </table:table-cell>
          <table:table-cell table:number-columns-repeated="2" table:style-name="ce1"/>
          <table:table-cell office:value-type="date" office:date-value="1982-07-01T00:00:00" table:style-name="ce38">
            <text:p>1982-07-01</text:p>
          </table:table-cell>
          <table:table-cell office:value-type="float" office:value="17965" table:formula="of:=[.G51]+([.G55]-[.G51])/2" table:style-name="ce39">
            <text:p><text:s/>17 965,00<text:s/></text:p>
          </table:table-cell>
          <table:table-cell office:value-type="float" office:value="17.965" table:formula="of:=[.G53]/10^3" table:style-name="ce40">
            <text:p><text:s/>17,97<text:s text:c="3"/></text:p>
          </table:table-cell>
          <table:table-cell table:number-columns-repeated="16376"/>
        </table:table-row>
        <table:table-row table:style-name="ro5">
          <table:table-cell/>
          <table:table-cell office:value-type="float" office:value="2011" table:style-name="ce1">
            <text:p>2011</text:p>
          </table:table-cell>
          <table:table-cell office:value-type="float" office:value="22693.802482106101" table:style-name="ce29">
            <text:p>22 694</text:p>
          </table:table-cell>
          <table:table-cell table:number-columns-repeated="2" table:style-name="ce1"/>
          <table:table-cell office:value-type="date" office:date-value="1982-10-01T00:00:00" table:style-name="ce38">
            <text:p>1982-10-01</text:p>
          </table:table-cell>
          <table:table-cell office:value-type="float" office:value="17982.666666666668" table:formula="of:=[.G51]+([.G55]-[.G51])*2/3" table:style-name="ce39">
            <text:p><text:s/>17 982,67<text:s/></text:p>
          </table:table-cell>
          <table:table-cell office:value-type="float" office:value="17.982666666666667" table:formula="of:=[.G54]/10^3" table:style-name="ce40">
            <text:p><text:s/>17,98<text:s text:c="3"/></text:p>
          </table:table-cell>
          <table:table-cell table:number-columns-repeated="16376"/>
        </table:table-row>
        <table:table-row table:style-name="ro5">
          <table:table-cell/>
          <table:table-cell office:value-type="float" office:value="2012" table:style-name="ce1">
            <text:p>2012</text:p>
          </table:table-cell>
          <table:table-cell office:value-type="float" office:value="22838.6724005418" table:style-name="ce34">
            <text:p>22 839</text:p>
          </table:table-cell>
          <table:table-cell table:number-columns-repeated="2" table:style-name="ce1"/>
          <table:table-cell office:value-type="date" office:date-value="1983-01-01T00:00:00" table:style-name="ce38">
            <text:p>1983-01-01</text:p>
          </table:table-cell>
          <table:table-cell office:value-type="float" office:value="18018" table:formula="of:=[.C26]" table:style-name="ce39">
            <text:p><text:s/>18 018,00<text:s/></text:p>
          </table:table-cell>
          <table:table-cell office:value-type="float" office:value="18.018000000000001" table:formula="of:=[.G55]/10^3" table:style-name="ce40">
            <text:p><text:s/>18,02<text:s text:c="3"/></text:p>
          </table:table-cell>
          <table:table-cell table:number-columns-repeated="16376"/>
        </table:table-row>
        <table:table-row table:style-name="ro5">
          <table:table-cell/>
          <table:table-cell office:value-type="float" office:value="2013" table:style-name="ce1">
            <text:p>2013</text:p>
          </table:table-cell>
          <table:table-cell office:value-type="float" office:value="22976.065999999999" table:style-name="ce29">
            <text:p>22 976</text:p>
          </table:table-cell>
          <table:table-cell table:number-columns-repeated="2" table:style-name="ce1"/>
          <table:table-cell office:value-type="date" office:date-value="1983-04-01T00:00:00" table:style-name="ce38">
            <text:p>1983-04-01</text:p>
          </table:table-cell>
          <table:table-cell office:value-type="float" office:value="18063.333333333332" table:formula="of:=[.G55]+([.G59]-[.G55])/3" table:style-name="ce39">
            <text:p><text:s/>18 063,33<text:s/></text:p>
          </table:table-cell>
          <table:table-cell office:value-type="float" office:value="18.063333333333333" table:formula="of:=[.G56]/10^3" table:style-name="ce40">
            <text:p><text:s/>18,06<text:s text:c="3"/></text:p>
          </table:table-cell>
          <table:table-cell table:number-columns-repeated="16376"/>
        </table:table-row>
        <table:table-row table:style-name="ro5">
          <table:table-cell/>
          <table:table-cell office:value-type="float" office:value="2014" table:style-name="ce1">
            <text:p>2014</text:p>
          </table:table-cell>
          <table:table-cell office:value-type="float" office:value="23116.8510133085" table:style-name="ce29">
            <text:p>23 117</text:p>
          </table:table-cell>
          <table:table-cell table:number-columns-repeated="2" table:style-name="ce1"/>
          <table:table-cell office:value-type="date" office:date-value="1983-07-01T00:00:00" table:style-name="ce38">
            <text:p>1983-07-01</text:p>
          </table:table-cell>
          <table:table-cell office:value-type="float" office:value="18086" table:formula="of:=[.G55]+([.G59]-[.G55])/2" table:style-name="ce39">
            <text:p><text:s/>18 086,00<text:s/></text:p>
          </table:table-cell>
          <table:table-cell office:value-type="float" office:value="18.085999999999999" table:formula="of:=[.G57]/10^3" table:style-name="ce40">
            <text:p><text:s/>18,09<text:s text:c="3"/></text:p>
          </table:table-cell>
          <table:table-cell table:number-columns-repeated="16376"/>
        </table:table-row>
        <table:table-row table:style-name="ro5">
          <table:table-cell/>
          <table:table-cell office:value-type="float" office:value="2015" table:style-name="ce1">
            <text:p>2015</text:p>
          </table:table-cell>
          <table:table-cell office:value-type="float" office:value="23247.462122940899" table:style-name="ce29">
            <text:p>23 247</text:p>
          </table:table-cell>
          <table:table-cell table:number-columns-repeated="2" table:style-name="ce1"/>
          <table:table-cell office:value-type="date" office:date-value="1983-10-01T00:00:00" table:style-name="ce38">
            <text:p>1983-10-01</text:p>
          </table:table-cell>
          <table:table-cell office:value-type="float" office:value="18108.666666666668" table:formula="of:=[.G55]+([.G59]-[.G55])*2/3" table:style-name="ce39">
            <text:p><text:s/>18 108,67<text:s/></text:p>
          </table:table-cell>
          <table:table-cell office:value-type="float" office:value="18.108666666666668" table:formula="of:=[.G58]/10^3" table:style-name="ce40">
            <text:p><text:s/>18,11<text:s text:c="3"/></text:p>
          </table:table-cell>
          <table:table-cell table:number-columns-repeated="16376"/>
        </table:table-row>
        <table:table-row table:style-name="ro5">
          <table:table-cell/>
          <table:table-cell office:value-type="float" office:value="2016" table:style-name="ce1">
            <text:p>2016</text:p>
          </table:table-cell>
          <table:table-cell office:value-type="float" office:value="23389.956232573299" table:style-name="ce29">
            <text:p>23 390</text:p>
          </table:table-cell>
          <table:table-cell table:number-columns-repeated="2" table:style-name="ce1"/>
          <table:table-cell office:value-type="date" office:date-value="1984-01-01T00:00:00" table:style-name="ce38">
            <text:p>1984-01-01</text:p>
          </table:table-cell>
          <table:table-cell office:value-type="float" office:value="18154" table:formula="of:=[.C27]" table:style-name="ce39">
            <text:p><text:s/>18 154,00<text:s/></text:p>
          </table:table-cell>
          <table:table-cell office:value-type="float" office:value="18.154" table:formula="of:=[.G59]/10^3" table:style-name="ce40">
            <text:p><text:s/>18,15<text:s text:c="3"/></text:p>
          </table:table-cell>
          <table:table-cell table:number-columns-repeated="16376"/>
        </table:table-row>
        <table:table-row table:style-name="ro5">
          <table:table-cell/>
          <table:table-cell office:value-type="float" office:value="2017" table:style-name="ce1">
            <text:p>2017</text:p>
          </table:table-cell>
          <table:table-cell office:value-type="float" office:value="23566.538342205698" table:style-name="ce29">
            <text:p>23 567</text:p>
          </table:table-cell>
          <table:table-cell table:number-columns-repeated="2" table:style-name="ce1"/>
          <table:table-cell office:value-type="date" office:date-value="1984-04-01T00:00:00" table:style-name="ce38">
            <text:p>1984-04-01</text:p>
          </table:table-cell>
          <table:table-cell office:value-type="float" office:value="18208.666666666668" table:formula="of:=[.G59]+([.G63]-[.G59])/3" table:style-name="ce39">
            <text:p><text:s/>18 208,67<text:s/></text:p>
          </table:table-cell>
          <table:table-cell office:value-type="float" office:value="18.208666666666669" table:formula="of:=[.G60]/10^3" table:style-name="ce40">
            <text:p><text:s/>18,21<text:s text:c="3"/></text:p>
          </table:table-cell>
          <table:table-cell table:number-columns-repeated="16376"/>
        </table:table-row>
        <table:table-row table:style-name="ro5">
          <table:table-cell/>
          <table:table-cell office:value-type="float" office:value="2018" table:style-name="ce1">
            <text:p>2018</text:p>
          </table:table-cell>
          <table:table-cell office:value-type="float" office:value="23762.072451838099" table:style-name="ce29">
            <text:p>23 762</text:p>
          </table:table-cell>
          <table:table-cell table:number-columns-repeated="2" table:style-name="ce1"/>
          <table:table-cell office:value-type="date" office:date-value="1984-07-01T00:00:00" table:style-name="ce38">
            <text:p>1984-07-01</text:p>
          </table:table-cell>
          <table:table-cell office:value-type="float" office:value="18236" table:formula="of:=[.G59]+([.G63]-[.G59])/2" table:style-name="ce39">
            <text:p><text:s/>18 236,00<text:s/></text:p>
          </table:table-cell>
          <table:table-cell office:value-type="float" office:value="18.236000000000001" table:formula="of:=[.G61]/10^3" table:style-name="ce40">
            <text:p><text:s/>18,24<text:s text:c="3"/></text:p>
          </table:table-cell>
          <table:table-cell table:number-columns-repeated="16376"/>
        </table:table-row>
        <table:table-row table:style-name="ro5">
          <table:table-cell/>
          <table:table-cell office:value-type="float" office:value="2019" table:style-name="ce1">
            <text:p>2019</text:p>
          </table:table-cell>
          <table:table-cell office:value-type="float" office:value="23985.306561470501" table:style-name="ce29">
            <text:p>23 985</text:p>
          </table:table-cell>
          <table:table-cell table:number-columns-repeated="2" table:style-name="ce1"/>
          <table:table-cell office:value-type="date" office:date-value="1984-10-01T00:00:00" table:style-name="ce38">
            <text:p>1984-10-01</text:p>
          </table:table-cell>
          <table:table-cell office:value-type="float" office:value="18263.333333333332" table:formula="of:=[.G59]+([.G63]-[.G59])*2/3" table:style-name="ce39">
            <text:p><text:s/>18 263,33<text:s/></text:p>
          </table:table-cell>
          <table:table-cell office:value-type="float" office:value="18.263333333333332" table:formula="of:=[.G62]/10^3" table:style-name="ce40">
            <text:p><text:s/>18,26<text:s text:c="3"/></text:p>
          </table:table-cell>
          <table:table-cell table:number-columns-repeated="16376"/>
        </table:table-row>
        <table:table-row table:style-name="ro5">
          <table:table-cell/>
          <table:table-cell office:value-type="float" office:value="2020" table:style-name="ce1">
            <text:p>2020</text:p>
          </table:table-cell>
          <table:table-cell office:value-type="float" office:value="24213.476671102799" table:style-name="ce29">
            <text:p>24 213</text:p>
          </table:table-cell>
          <table:table-cell table:number-columns-repeated="2" table:style-name="ce1"/>
          <table:table-cell office:value-type="date" office:date-value="1985-01-01T00:00:00" table:style-name="ce38">
            <text:p>1985-01-01</text:p>
          </table:table-cell>
          <table:table-cell office:value-type="float" office:value="18318" table:formula="of:=[.C28]" table:style-name="ce39">
            <text:p><text:s/>18 318,00<text:s/></text:p>
          </table:table-cell>
          <table:table-cell office:value-type="float" office:value="18.318000000000001" table:formula="of:=[.G63]/10^3" table:style-name="ce40">
            <text:p><text:s/>18,32<text:s text:c="3"/></text:p>
          </table:table-cell>
          <table:table-cell table:number-columns-repeated="16376"/>
        </table:table-row>
        <table:table-row table:style-name="ro5">
          <table:table-cell/>
          <table:table-cell office:value-type="float" office:value="2021" table:style-name="ce1">
            <text:p>2021</text:p>
          </table:table-cell>
          <table:table-cell office:value-type="float" office:value="24461.2427807352" table:style-name="ce29">
            <text:p>24 461</text:p>
          </table:table-cell>
          <table:table-cell table:number-columns-repeated="2" table:style-name="ce1"/>
          <table:table-cell office:value-type="date" office:date-value="1985-04-01T00:00:00" table:style-name="ce38">
            <text:p>1985-04-01</text:p>
          </table:table-cell>
          <table:table-cell office:value-type="float" office:value="18374.666666666668" table:formula="of:=[.G63]+([.G67]-[.G63])/3" table:style-name="ce39">
            <text:p><text:s/>18 374,67<text:s/></text:p>
          </table:table-cell>
          <table:table-cell office:value-type="float" office:value="18.374666666666666" table:formula="of:=[.G64]/10^3" table:style-name="ce40">
            <text:p><text:s/>18,37<text:s text:c="3"/></text:p>
          </table:table-cell>
          <table:table-cell table:number-columns-repeated="16376"/>
        </table:table-row>
        <table:table-row table:style-name="ro5">
          <table:table-cell/>
          <table:table-cell office:value-type="float" office:value="2022" table:style-name="ce1">
            <text:p>2022</text:p>
          </table:table-cell>
          <table:table-cell office:value-type="float" office:value="24709.833890367601" table:style-name="ce34">
            <text:p>24 710</text:p>
          </table:table-cell>
          <table:table-cell table:number-columns-repeated="2" table:style-name="ce1"/>
          <table:table-cell office:value-type="date" office:date-value="1985-07-01T00:00:00" table:style-name="ce38">
            <text:p>1985-07-01</text:p>
          </table:table-cell>
          <table:table-cell office:value-type="float" office:value="18403" table:formula="of:=[.G63]+([.G67]-[.G63])/2" table:style-name="ce39">
            <text:p><text:s/>18 403,00<text:s/></text:p>
          </table:table-cell>
          <table:table-cell office:value-type="float" office:value="18.402999999999999" table:formula="of:=[.G65]/10^3" table:style-name="ce40">
            <text:p><text:s/>18,40<text:s text:c="3"/></text:p>
          </table:table-cell>
          <table:table-cell table:number-columns-repeated="16376"/>
        </table:table-row>
        <table:table-row table:style-name="ro5">
          <table:table-cell/>
          <table:table-cell office:value-type="float" office:value="2023" table:style-name="ce1">
            <text:p>2023</text:p>
          </table:table-cell>
          <table:table-cell office:value-type="float" office:value="24927.588" table:style-name="ce29">
            <text:p>24 928</text:p>
          </table:table-cell>
          <table:table-cell table:number-columns-repeated="2" table:style-name="ce1"/>
          <table:table-cell office:value-type="date" office:date-value="1985-10-01T00:00:00" table:style-name="ce38">
            <text:p>1985-10-01</text:p>
          </table:table-cell>
          <table:table-cell office:value-type="float" office:value="18431.333333333332" table:formula="of:=[.G63]+([.G67]-[.G63])*2/3" table:style-name="ce39">
            <text:p><text:s/>18 431,33<text:s/></text:p>
          </table:table-cell>
          <table:table-cell office:value-type="float" office:value="18.431333333333331" table:formula="of:=[.G66]/10^3" table:style-name="ce40">
            <text:p><text:s/>18,43<text:s text:c="3"/></text:p>
          </table:table-cell>
          <table:table-cell table:number-columns-repeated="16376"/>
        </table:table-row>
        <table:table-row table:style-name="ro5">
          <table:table-cell/>
          <table:table-cell office:value-type="float" office:value="2024" table:style-name="ce1">
            <text:p>2024</text:p>
          </table:table-cell>
          <table:table-cell office:value-type="float" office:value="25162.05" table:style-name="ce29">
            <text:p>25 162</text:p>
          </table:table-cell>
          <table:table-cell table:number-columns-repeated="2" table:style-name="ce1"/>
          <table:table-cell office:value-type="date" office:date-value="1986-01-01T00:00:00" table:style-name="ce38">
            <text:p>1986-01-01</text:p>
          </table:table-cell>
          <table:table-cell office:value-type="float" office:value="18488" table:formula="of:=[.C29]" table:style-name="ce39">
            <text:p><text:s/>18 488,00<text:s/></text:p>
          </table:table-cell>
          <table:table-cell office:value-type="float" office:value="18.488" table:formula="of:=[.G67]/10^3" table:style-name="ce40">
            <text:p><text:s/>18,49<text:s text:c="3"/></text:p>
          </table:table-cell>
          <table:table-cell table:number-columns-repeated="16376"/>
        </table:table-row>
        <table:table-row table:style-name="ro5">
          <table:table-cell/>
          <table:table-cell table:style-name="ce1"/>
          <table:table-cell office:value-type="float" office:value="25396.447" table:style-name="ce29">
            <text:p>25 396</text:p>
          </table:table-cell>
          <table:table-cell table:number-columns-repeated="2" table:style-name="ce1"/>
          <table:table-cell office:value-type="date" office:date-value="1986-04-01T00:00:00" table:style-name="ce38">
            <text:p>1986-04-01</text:p>
          </table:table-cell>
          <table:table-cell office:value-type="float" office:value="18542.333333333332" table:formula="of:=[.G67]+([.G71]-[.G67])/3" table:style-name="ce39">
            <text:p><text:s/>18 542,33<text:s/></text:p>
          </table:table-cell>
          <table:table-cell office:value-type="float" office:value="18.542333333333332" table:formula="of:=[.G68]/10^3" table:style-name="ce40">
            <text:p><text:s/>18,54<text:s text:c="3"/></text:p>
          </table:table-cell>
          <table:table-cell table:number-columns-repeated="16376"/>
        </table:table-row>
        <table:table-row table:style-name="ro2">
          <table:table-cell/>
          <table:table-cell table:number-columns-repeated="4" table:style-name="ce1"/>
          <table:table-cell office:value-type="date" office:date-value="1986-07-01T00:00:00" table:style-name="ce38">
            <text:p>1986-07-01</text:p>
          </table:table-cell>
          <table:table-cell office:value-type="float" office:value="18569.5" table:formula="of:=[.G67]+([.G71]-[.G67])/2" table:style-name="ce39">
            <text:p><text:s/>18 569,50<text:s/></text:p>
          </table:table-cell>
          <table:table-cell office:value-type="float" office:value="18.569500000000001" table:formula="of:=[.G69]/10^3" table:style-name="ce40">
            <text:p><text:s/>18,57<text:s text:c="3"/></text:p>
          </table:table-cell>
          <table:table-cell table:number-columns-repeated="16376"/>
        </table:table-row>
        <table:table-row table:style-name="ro2">
          <table:table-cell/>
          <table:table-cell table:number-columns-repeated="4" table:style-name="ce1"/>
          <table:table-cell office:value-type="date" office:date-value="1986-10-01T00:00:00" table:style-name="ce38">
            <text:p>1986-10-01</text:p>
          </table:table-cell>
          <table:table-cell office:value-type="float" office:value="18596.666666666668" table:formula="of:=[.G67]+([.G71]-[.G67])*2/3" table:style-name="ce39">
            <text:p><text:s/>18 596,67<text:s/></text:p>
          </table:table-cell>
          <table:table-cell office:value-type="float" office:value="18.596666666666668" table:formula="of:=[.G70]/10^3" table:style-name="ce40">
            <text:p><text:s/>18,60<text:s text:c="3"/></text:p>
          </table:table-cell>
          <table:table-cell table:number-columns-repeated="16376"/>
        </table:table-row>
        <table:table-row table:style-name="ro2">
          <table:table-cell/>
          <table:table-cell table:number-columns-repeated="4" table:style-name="ce1"/>
          <table:table-cell office:value-type="date" office:date-value="1987-01-01T00:00:00" table:style-name="ce38">
            <text:p>1987-01-01</text:p>
          </table:table-cell>
          <table:table-cell office:value-type="float" office:value="18651" table:formula="of:=[.C30]" table:style-name="ce39">
            <text:p><text:s/>18 651,00<text:s/></text:p>
          </table:table-cell>
          <table:table-cell office:value-type="float" office:value="18.651" table:formula="of:=[.G71]/10^3" table:style-name="ce40">
            <text:p><text:s/>18,65<text:s text:c="3"/></text:p>
          </table:table-cell>
          <table:table-cell table:number-columns-repeated="16376"/>
        </table:table-row>
        <table:table-row table:style-name="ro2">
          <table:table-cell/>
          <table:table-cell table:number-columns-repeated="4" table:style-name="ce1"/>
          <table:table-cell office:value-type="date" office:date-value="1987-04-01T00:00:00" table:style-name="ce38">
            <text:p>1987-04-01</text:p>
          </table:table-cell>
          <table:table-cell office:value-type="float" office:value="18708.666666666668" table:formula="of:=[.G71]+([.G75]-[.G71])/3" table:style-name="ce39">
            <text:p><text:s/>18 708,67<text:s/></text:p>
          </table:table-cell>
          <table:table-cell office:value-type="float" office:value="18.708666666666669" table:formula="of:=[.G72]/10^3" table:style-name="ce40">
            <text:p><text:s/>18,71<text:s text:c="3"/></text:p>
          </table:table-cell>
          <table:table-cell table:number-columns-repeated="16376"/>
        </table:table-row>
        <table:table-row table:style-name="ro2">
          <table:table-cell/>
          <table:table-cell table:number-columns-repeated="4" table:style-name="ce1"/>
          <table:table-cell office:value-type="date" office:date-value="1987-07-01T00:00:00" table:style-name="ce38">
            <text:p>1987-07-01</text:p>
          </table:table-cell>
          <table:table-cell office:value-type="float" office:value="18737.5" table:formula="of:=[.G71]+([.G75]-[.G71])/2" table:style-name="ce39">
            <text:p><text:s/>18 737,50<text:s/></text:p>
          </table:table-cell>
          <table:table-cell office:value-type="float" office:value="18.737500000000001" table:formula="of:=[.G73]/10^3" table:style-name="ce40">
            <text:p><text:s/>18,74<text:s text:c="3"/></text:p>
          </table:table-cell>
          <table:table-cell table:number-columns-repeated="16376"/>
        </table:table-row>
        <table:table-row table:style-name="ro2">
          <table:table-cell/>
          <table:table-cell table:number-columns-repeated="4" table:style-name="ce1"/>
          <table:table-cell office:value-type="date" office:date-value="1987-10-01T00:00:00" table:style-name="ce38">
            <text:p>1987-10-01</text:p>
          </table:table-cell>
          <table:table-cell office:value-type="float" office:value="18766.333333333332" table:formula="of:=[.G71]+([.G75]-[.G71])*2/3" table:style-name="ce39">
            <text:p><text:s/>18 766,33<text:s/></text:p>
          </table:table-cell>
          <table:table-cell office:value-type="float" office:value="18.766333333333332" table:formula="of:=[.G74]/10^3" table:style-name="ce40">
            <text:p><text:s/>18,77<text:s text:c="3"/></text:p>
          </table:table-cell>
          <table:table-cell table:number-columns-repeated="16376"/>
        </table:table-row>
        <table:table-row table:style-name="ro2">
          <table:table-cell/>
          <table:table-cell table:number-columns-repeated="4" table:style-name="ce1"/>
          <table:table-cell office:value-type="date" office:date-value="1988-01-01T00:00:00" table:style-name="ce38">
            <text:p>1988-01-01</text:p>
          </table:table-cell>
          <table:table-cell office:value-type="float" office:value="18824" table:formula="of:=[.C31]" table:style-name="ce39">
            <text:p><text:s/>18 824,00<text:s/></text:p>
          </table:table-cell>
          <table:table-cell office:value-type="float" office:value="18.824000000000002" table:formula="of:=[.G75]/10^3" table:style-name="ce40">
            <text:p><text:s/>18,82<text:s text:c="3"/></text:p>
          </table:table-cell>
          <table:table-cell table:number-columns-repeated="16376"/>
        </table:table-row>
        <table:table-row table:style-name="ro2">
          <table:table-cell/>
          <table:table-cell table:number-columns-repeated="4" table:style-name="ce1"/>
          <table:table-cell office:value-type="date" office:date-value="1988-04-01T00:00:00" table:style-name="ce38">
            <text:p>1988-04-01</text:p>
          </table:table-cell>
          <table:table-cell office:value-type="float" office:value="18908.666666666668" table:formula="of:=[.G75]+([.G79]-[.G75])/3" table:style-name="ce39">
            <text:p><text:s/>18 908,67<text:s/></text:p>
          </table:table-cell>
          <table:table-cell office:value-type="float" office:value="18.908666666666669" table:formula="of:=[.G76]/10^3" table:style-name="ce40">
            <text:p><text:s/>18,91<text:s text:c="3"/></text:p>
          </table:table-cell>
          <table:table-cell table:number-columns-repeated="16376"/>
        </table:table-row>
        <table:table-row table:style-name="ro2">
          <table:table-cell/>
          <table:table-cell table:number-columns-repeated="4" table:style-name="ce1"/>
          <table:table-cell office:value-type="date" office:date-value="1988-07-01T00:00:00" table:style-name="ce38">
            <text:p>1988-07-01</text:p>
          </table:table-cell>
          <table:table-cell office:value-type="float" office:value="18951" table:formula="of:=[.G75]+([.G79]-[.G75])/2" table:style-name="ce39">
            <text:p><text:s/>18 951,00<text:s/></text:p>
          </table:table-cell>
          <table:table-cell office:value-type="float" office:value="18.951000000000001" table:formula="of:=[.G77]/10^3" table:style-name="ce40">
            <text:p><text:s/>18,95<text:s text:c="3"/></text:p>
          </table:table-cell>
          <table:table-cell table:number-columns-repeated="16376"/>
        </table:table-row>
        <table:table-row table:style-name="ro2">
          <table:table-cell/>
          <table:table-cell table:number-columns-repeated="4" table:style-name="ce1"/>
          <table:table-cell office:value-type="date" office:date-value="1988-10-01T00:00:00" table:style-name="ce38">
            <text:p>1988-10-01</text:p>
          </table:table-cell>
          <table:table-cell office:value-type="float" office:value="18993.333333333332" table:formula="of:=[.G75]+([.G79]-[.G75])*2/3" table:style-name="ce39">
            <text:p><text:s/>18 993,33<text:s/></text:p>
          </table:table-cell>
          <table:table-cell office:value-type="float" office:value="18.993333333333332" table:formula="of:=[.G78]/10^3" table:style-name="ce40">
            <text:p><text:s/>18,99<text:s text:c="3"/></text:p>
          </table:table-cell>
          <table:table-cell table:number-columns-repeated="16376"/>
        </table:table-row>
        <table:table-row table:style-name="ro2">
          <table:table-cell/>
          <table:table-cell table:number-columns-repeated="4" table:style-name="ce1"/>
          <table:table-cell office:value-type="date" office:date-value="1989-01-01T00:00:00" table:style-name="ce38">
            <text:p>1989-01-01</text:p>
          </table:table-cell>
          <table:table-cell office:value-type="float" office:value="19078" table:formula="of:=[.C32]" table:style-name="ce39">
            <text:p><text:s/>19 078,00<text:s/></text:p>
          </table:table-cell>
          <table:table-cell office:value-type="float" office:value="19.077999999999999" table:formula="of:=[.G79]/10^3" table:style-name="ce40">
            <text:p><text:s/>19,08<text:s text:c="3"/></text:p>
          </table:table-cell>
          <table:table-cell table:number-columns-repeated="16376"/>
        </table:table-row>
        <table:table-row table:style-name="ro2">
          <table:table-cell/>
          <table:table-cell table:number-columns-repeated="4" table:style-name="ce1"/>
          <table:table-cell office:value-type="date" office:date-value="1989-04-01T00:00:00" table:style-name="ce38">
            <text:p>1989-04-01</text:p>
          </table:table-cell>
          <table:table-cell office:value-type="float" office:value="19146.666666666668" table:formula="of:=[.G79]+([.G83]-[.G79])/3" table:style-name="ce39">
            <text:p><text:s/>19 146,67<text:s/></text:p>
          </table:table-cell>
          <table:table-cell office:value-type="float" office:value="19.146666666666668" table:formula="of:=[.G80]/10^3" table:style-name="ce40">
            <text:p><text:s/>19,15<text:s text:c="3"/></text:p>
          </table:table-cell>
          <table:table-cell table:number-columns-repeated="16376"/>
        </table:table-row>
        <table:table-row table:style-name="ro2">
          <table:table-cell table:number-columns-repeated="5"/>
          <table:table-cell office:value-type="date" office:date-value="1989-07-01T00:00:00" table:style-name="ce38">
            <text:p>1989-07-01</text:p>
          </table:table-cell>
          <table:table-cell office:value-type="float" office:value="19181" table:formula="of:=[.G79]+([.G83]-[.G79])/2" table:style-name="ce39">
            <text:p><text:s/>19 181,00<text:s/></text:p>
          </table:table-cell>
          <table:table-cell office:value-type="float" office:value="19.181000000000001" table:formula="of:=[.G81]/10^3" table:style-name="ce40">
            <text:p><text:s/>19,18<text:s text:c="3"/></text:p>
          </table:table-cell>
          <table:table-cell table:number-columns-repeated="16376"/>
        </table:table-row>
        <table:table-row table:style-name="ro2">
          <table:table-cell table:number-columns-repeated="5"/>
          <table:table-cell office:value-type="date" office:date-value="1989-10-01T00:00:00" table:style-name="ce38">
            <text:p>1989-10-01</text:p>
          </table:table-cell>
          <table:table-cell office:value-type="float" office:value="19215.333333333332" table:formula="of:=[.G79]+([.G83]-[.G79])*2/3" table:style-name="ce39">
            <text:p><text:s/>19 215,33<text:s/></text:p>
          </table:table-cell>
          <table:table-cell office:value-type="float" office:value="19.215333333333334" table:formula="of:=[.G82]/10^3" table:style-name="ce40">
            <text:p><text:s/>19,22<text:s text:c="3"/></text:p>
          </table:table-cell>
          <table:table-cell table:number-columns-repeated="16376"/>
        </table:table-row>
        <table:table-row table:style-name="ro2">
          <table:table-cell table:number-columns-repeated="5"/>
          <table:table-cell office:value-type="date" office:date-value="1990-01-01T00:00:00" table:style-name="ce38">
            <text:p>1990-01-01</text:p>
          </table:table-cell>
          <table:table-cell office:value-type="float" office:value="19284" table:formula="of:=[.C33]" table:style-name="ce39">
            <text:p><text:s/>19 284,00<text:s/></text:p>
          </table:table-cell>
          <table:table-cell office:value-type="float" office:value="19.283999999999999" table:formula="of:=[.G83]/10^3" table:style-name="ce40">
            <text:p><text:s/>19,28<text:s text:c="3"/></text:p>
          </table:table-cell>
          <table:table-cell table:number-columns-repeated="16376"/>
        </table:table-row>
        <table:table-row table:style-name="ro2">
          <table:table-cell table:number-columns-repeated="5"/>
          <table:table-cell office:value-type="date" office:date-value="1990-04-01T00:00:00" table:style-name="ce38">
            <text:p>1990-04-01</text:p>
          </table:table-cell>
          <table:table-cell office:value-type="float" office:value="19345.666666666668" table:formula="of:=[.G83]+([.G87]-[.G83])/3" table:style-name="ce39">
            <text:p><text:s/>19 345,67<text:s/></text:p>
          </table:table-cell>
          <table:table-cell office:value-type="float" office:value="19.345666666666666" table:formula="of:=[.G84]/10^3" table:style-name="ce40">
            <text:p><text:s/>19,35<text:s text:c="3"/></text:p>
          </table:table-cell>
          <table:table-cell table:number-columns-repeated="16376"/>
        </table:table-row>
        <table:table-row table:style-name="ro2">
          <table:table-cell table:number-columns-repeated="5"/>
          <table:table-cell office:value-type="date" office:date-value="1990-07-01T00:00:00" table:style-name="ce38">
            <text:p>1990-07-01</text:p>
          </table:table-cell>
          <table:table-cell office:value-type="float" office:value="19376.5" table:formula="of:=[.G83]+([.G87]-[.G83])/2" table:style-name="ce39">
            <text:p><text:s/>19 376,50<text:s/></text:p>
          </table:table-cell>
          <table:table-cell office:value-type="float" office:value="19.3765" table:formula="of:=[.G85]/10^3" table:style-name="ce40">
            <text:p><text:s/>19,38<text:s text:c="3"/></text:p>
          </table:table-cell>
          <table:table-cell table:number-columns-repeated="16376"/>
        </table:table-row>
        <table:table-row table:style-name="ro2">
          <table:table-cell table:number-columns-repeated="5"/>
          <table:table-cell office:value-type="date" office:date-value="1990-10-01T00:00:00" table:style-name="ce38">
            <text:p>1990-10-01</text:p>
          </table:table-cell>
          <table:table-cell office:value-type="float" office:value="19407.333333333332" table:formula="of:=[.G83]+([.G87]-[.G83])*2/3" table:style-name="ce39">
            <text:p><text:s/>19 407,33<text:s/></text:p>
          </table:table-cell>
          <table:table-cell office:value-type="float" office:value="19.407333333333334" table:formula="of:=[.G86]/10^3" table:style-name="ce40">
            <text:p><text:s/>19,41<text:s text:c="3"/></text:p>
          </table:table-cell>
          <table:table-cell table:number-columns-repeated="16376"/>
        </table:table-row>
        <table:table-row table:style-name="ro2">
          <table:table-cell table:number-columns-repeated="5"/>
          <table:table-cell office:value-type="date" office:date-value="1991-01-01T00:00:00" table:style-name="ce38">
            <text:p>1991-01-01</text:p>
          </table:table-cell>
          <table:table-cell office:value-type="float" office:value="19469" table:formula="of:=[.C34]" table:style-name="ce39">
            <text:p><text:s/>19 469,00<text:s/></text:p>
          </table:table-cell>
          <table:table-cell office:value-type="float" office:value="19.469000000000001" table:formula="of:=[.G87]/10^3" table:style-name="ce40">
            <text:p><text:s/>19,47<text:s text:c="3"/></text:p>
          </table:table-cell>
          <table:table-cell table:number-columns-repeated="16376"/>
        </table:table-row>
        <table:table-row table:style-name="ro2">
          <table:table-cell table:number-columns-repeated="5"/>
          <table:table-cell office:value-type="date" office:date-value="1991-04-01T00:00:00" table:style-name="ce38">
            <text:p>1991-04-01</text:p>
          </table:table-cell>
          <table:table-cell office:value-type="float" office:value="19524.333333333332" table:formula="of:=[.G87]+([.G91]-[.G87])/3" table:style-name="ce39">
            <text:p><text:s/>19 524,33<text:s/></text:p>
          </table:table-cell>
          <table:table-cell office:value-type="float" office:value="19.524333333333331" table:formula="of:=[.G88]/10^3" table:style-name="ce40">
            <text:p><text:s/>19,52<text:s text:c="3"/></text:p>
          </table:table-cell>
          <table:table-cell table:number-columns-repeated="16376"/>
        </table:table-row>
        <table:table-row table:style-name="ro2">
          <table:table-cell table:number-columns-repeated="5"/>
          <table:table-cell office:value-type="date" office:date-value="1991-07-01T00:00:00" table:style-name="ce38">
            <text:p>1991-07-01</text:p>
          </table:table-cell>
          <table:table-cell office:value-type="float" office:value="19552" table:formula="of:=[.G87]+([.G91]-[.G87])/2" table:style-name="ce39">
            <text:p><text:s/>19 552,00<text:s/></text:p>
          </table:table-cell>
          <table:table-cell office:value-type="float" office:value="19.552" table:formula="of:=[.G89]/10^3" table:style-name="ce40">
            <text:p><text:s/>19,55<text:s text:c="3"/></text:p>
          </table:table-cell>
          <table:table-cell table:number-columns-repeated="16376"/>
        </table:table-row>
        <table:table-row table:style-name="ro2">
          <table:table-cell table:number-columns-repeated="5"/>
          <table:table-cell office:value-type="date" office:date-value="1991-10-01T00:00:00" table:style-name="ce38">
            <text:p>1991-10-01</text:p>
          </table:table-cell>
          <table:table-cell office:value-type="float" office:value="19579.666666666668" table:formula="of:=[.G87]+([.G91]-[.G87])*2/3" table:style-name="ce39">
            <text:p><text:s/>19 579,67<text:s/></text:p>
          </table:table-cell>
          <table:table-cell office:value-type="float" office:value="19.579666666666668" table:formula="of:=[.G90]/10^3" table:style-name="ce40">
            <text:p><text:s/>19,58<text:s text:c="3"/></text:p>
          </table:table-cell>
          <table:table-cell table:number-columns-repeated="16376"/>
        </table:table-row>
        <table:table-row table:style-name="ro2">
          <table:table-cell table:number-columns-repeated="5"/>
          <table:table-cell office:value-type="date" office:date-value="1992-01-01T00:00:00" table:style-name="ce38">
            <text:p>1992-01-01</text:p>
          </table:table-cell>
          <table:table-cell office:value-type="float" office:value="19635" table:formula="of:=[.C35]" table:style-name="ce39">
            <text:p><text:s/>19 635,00<text:s/></text:p>
          </table:table-cell>
          <table:table-cell office:value-type="float" office:value="19.635000000000002" table:formula="of:=[.G91]/10^3" table:style-name="ce40">
            <text:p><text:s/>19,64<text:s text:c="3"/></text:p>
          </table:table-cell>
          <table:table-cell table:number-columns-repeated="16376"/>
        </table:table-row>
        <table:table-row table:style-name="ro2">
          <table:table-cell table:number-columns-repeated="5"/>
          <table:table-cell office:value-type="date" office:date-value="1992-04-01T00:00:00" table:style-name="ce38">
            <text:p>1992-04-01</text:p>
          </table:table-cell>
          <table:table-cell office:value-type="float" office:value="19647" table:formula="of:=[.G91]+([.G95]-[.G91])/3" table:style-name="ce39">
            <text:p><text:s/>19 647,00<text:s/></text:p>
          </table:table-cell>
          <table:table-cell office:value-type="float" office:value="19.646999999999998" table:formula="of:=[.G92]/10^3" table:style-name="ce40">
            <text:p><text:s/>19,65<text:s text:c="3"/></text:p>
          </table:table-cell>
          <table:table-cell table:number-columns-repeated="16376"/>
        </table:table-row>
        <table:table-row table:style-name="ro2">
          <table:table-cell table:number-columns-repeated="5"/>
          <table:table-cell office:value-type="date" office:date-value="1992-07-01T00:00:00" table:style-name="ce38">
            <text:p>1992-07-01</text:p>
          </table:table-cell>
          <table:table-cell office:value-type="float" office:value="19653" table:formula="of:=[.G91]+([.G95]-[.G91])/2" table:style-name="ce39">
            <text:p><text:s/>19 653,00<text:s/></text:p>
          </table:table-cell>
          <table:table-cell office:value-type="float" office:value="19.652999999999999" table:formula="of:=[.G93]/10^3" table:style-name="ce40">
            <text:p><text:s/>19,65<text:s text:c="3"/></text:p>
          </table:table-cell>
          <table:table-cell table:number-columns-repeated="16376"/>
        </table:table-row>
        <table:table-row table:style-name="ro2">
          <table:table-cell table:number-columns-repeated="5"/>
          <table:table-cell office:value-type="date" office:date-value="1992-10-01T00:00:00" table:style-name="ce38">
            <text:p>1992-10-01</text:p>
          </table:table-cell>
          <table:table-cell office:value-type="float" office:value="19659" table:formula="of:=[.G91]+([.G95]-[.G91])*2/3" table:style-name="ce39">
            <text:p><text:s/>19 659,00<text:s/></text:p>
          </table:table-cell>
          <table:table-cell office:value-type="float" office:value="19.658999999999999" table:formula="of:=[.G94]/10^3" table:style-name="ce40">
            <text:p><text:s/>19,66<text:s text:c="3"/></text:p>
          </table:table-cell>
          <table:table-cell table:number-columns-repeated="16376"/>
        </table:table-row>
        <table:table-row table:style-name="ro2">
          <table:table-cell table:number-columns-repeated="5"/>
          <table:table-cell office:value-type="date" office:date-value="1993-01-01T00:00:00" table:style-name="ce38">
            <text:p>1993-01-01</text:p>
          </table:table-cell>
          <table:table-cell office:value-type="float" office:value="19671" table:formula="of:=[.C36]" table:style-name="ce39">
            <text:p><text:s/>19 671,00<text:s/></text:p>
          </table:table-cell>
          <table:table-cell office:value-type="float" office:value="19.670999999999999" table:formula="of:=[.G95]/10^3" table:style-name="ce40">
            <text:p><text:s/>19,67<text:s text:c="3"/></text:p>
          </table:table-cell>
          <table:table-cell table:number-columns-repeated="16376"/>
        </table:table-row>
        <table:table-row table:style-name="ro2">
          <table:table-cell table:number-columns-repeated="5"/>
          <table:table-cell office:value-type="date" office:date-value="1993-04-01T00:00:00" table:style-name="ce38">
            <text:p>1993-04-01</text:p>
          </table:table-cell>
          <table:table-cell office:value-type="float" office:value="19726" table:formula="of:=[.G95]+([.G99]-[.G95])/3" table:style-name="ce39">
            <text:p><text:s/>19 726,00<text:s/></text:p>
          </table:table-cell>
          <table:table-cell office:value-type="float" office:value="19.725999999999999" table:formula="of:=[.G96]/10^3" table:style-name="ce40">
            <text:p><text:s/>19,73<text:s text:c="3"/></text:p>
          </table:table-cell>
          <table:table-cell table:number-columns-repeated="16376"/>
        </table:table-row>
        <table:table-row table:style-name="ro2">
          <table:table-cell table:number-columns-repeated="5"/>
          <table:table-cell office:value-type="date" office:date-value="1993-07-01T00:00:00" table:style-name="ce38">
            <text:p>1993-07-01</text:p>
          </table:table-cell>
          <table:table-cell office:value-type="float" office:value="19753.5" table:formula="of:=[.G95]+([.G99]-[.G95])/2" table:style-name="ce39">
            <text:p><text:s/>19 753,50<text:s/></text:p>
          </table:table-cell>
          <table:table-cell office:value-type="float" office:value="19.753499999999999" table:formula="of:=[.G97]/10^3" table:style-name="ce40">
            <text:p><text:s/>19,75<text:s text:c="3"/></text:p>
          </table:table-cell>
          <table:table-cell table:number-columns-repeated="16376"/>
        </table:table-row>
        <table:table-row table:style-name="ro2">
          <table:table-cell table:number-columns-repeated="5"/>
          <table:table-cell office:value-type="date" office:date-value="1993-10-01T00:00:00" table:style-name="ce38">
            <text:p>1993-10-01</text:p>
          </table:table-cell>
          <table:table-cell office:value-type="float" office:value="19781" table:formula="of:=[.G95]+([.G99]-[.G95])*2/3" table:style-name="ce39">
            <text:p><text:s/>19 781,00<text:s/></text:p>
          </table:table-cell>
          <table:table-cell office:value-type="float" office:value="19.780999999999999" table:formula="of:=[.G98]/10^3" table:style-name="ce40">
            <text:p><text:s/>19,78<text:s text:c="3"/></text:p>
          </table:table-cell>
          <table:table-cell table:number-columns-repeated="16376"/>
        </table:table-row>
        <table:table-row table:style-name="ro2">
          <table:table-cell table:number-columns-repeated="5"/>
          <table:table-cell office:value-type="date" office:date-value="1994-01-01T00:00:00" table:style-name="ce38">
            <text:p>1994-01-01</text:p>
          </table:table-cell>
          <table:table-cell office:value-type="float" office:value="19836" table:formula="of:=[.C37]" table:style-name="ce39">
            <text:p><text:s/>19 836,00<text:s/></text:p>
          </table:table-cell>
          <table:table-cell office:value-type="float" office:value="19.835999999999999" table:formula="of:=[.G99]/10^3" table:style-name="ce40">
            <text:p><text:s/>19,84<text:s text:c="3"/></text:p>
          </table:table-cell>
          <table:table-cell table:number-columns-repeated="16376"/>
        </table:table-row>
        <table:table-row table:style-name="ro2">
          <table:table-cell table:number-columns-repeated="5"/>
          <table:table-cell office:value-type="date" office:date-value="1994-04-01T00:00:00" table:style-name="ce38">
            <text:p>1994-04-01</text:p>
          </table:table-cell>
          <table:table-cell office:value-type="float" office:value="19886.333333333332" table:formula="of:=[.G99]+([.G103]-[.G99])/3" table:style-name="ce39">
            <text:p><text:s/>19 886,33<text:s/></text:p>
          </table:table-cell>
          <table:table-cell office:value-type="float" office:value="19.886333333333333" table:formula="of:=[.G100]/10^3" table:style-name="ce40">
            <text:p><text:s/>19,89<text:s text:c="3"/></text:p>
          </table:table-cell>
          <table:table-cell table:number-columns-repeated="16376"/>
        </table:table-row>
        <table:table-row table:style-name="ro2">
          <table:table-cell table:number-columns-repeated="5"/>
          <table:table-cell office:value-type="date" office:date-value="1994-07-01T00:00:00" table:style-name="ce38">
            <text:p>1994-07-01</text:p>
          </table:table-cell>
          <table:table-cell office:value-type="float" office:value="19911.5" table:formula="of:=[.G99]+([.G103]-[.G99])/2" table:style-name="ce39">
            <text:p><text:s/>19 911,50<text:s/></text:p>
          </table:table-cell>
          <table:table-cell office:value-type="float" office:value="19.9115" table:formula="of:=[.G101]/10^3" table:style-name="ce40">
            <text:p><text:s/>19,91<text:s text:c="3"/></text:p>
          </table:table-cell>
          <table:table-cell table:number-columns-repeated="16376"/>
        </table:table-row>
        <table:table-row table:style-name="ro2">
          <table:table-cell table:number-columns-repeated="5"/>
          <table:table-cell office:value-type="date" office:date-value="1994-10-01T00:00:00" table:style-name="ce38">
            <text:p>1994-10-01</text:p>
          </table:table-cell>
          <table:table-cell office:value-type="float" office:value="19936.666666666668" table:formula="of:=[.G99]+([.G103]-[.G99])*2/3" table:style-name="ce39">
            <text:p><text:s/>19 936,67<text:s/></text:p>
          </table:table-cell>
          <table:table-cell office:value-type="float" office:value="19.936666666666667" table:formula="of:=[.G102]/10^3" table:style-name="ce40">
            <text:p><text:s/>19,94<text:s text:c="3"/></text:p>
          </table:table-cell>
          <table:table-cell table:number-columns-repeated="16376"/>
        </table:table-row>
        <table:table-row table:style-name="ro2">
          <table:table-cell table:number-columns-repeated="5"/>
          <table:table-cell office:value-type="date" office:date-value="1995-01-01T00:00:00" table:style-name="ce38">
            <text:p>1995-01-01</text:p>
          </table:table-cell>
          <table:table-cell office:value-type="float" office:value="19987" table:formula="of:=[.C38]" table:style-name="ce39">
            <text:p><text:s/>19 987,00<text:s/></text:p>
          </table:table-cell>
          <table:table-cell office:value-type="float" office:value="19.986999999999998" table:formula="of:=[.G103]/10^3" table:style-name="ce40">
            <text:p><text:s/>19,99<text:s text:c="3"/></text:p>
          </table:table-cell>
          <table:table-cell table:number-columns-repeated="16376"/>
        </table:table-row>
        <table:table-row table:style-name="ro2">
          <table:table-cell table:number-columns-repeated="5"/>
          <table:table-cell office:value-type="date" office:date-value="1995-04-01T00:00:00" table:style-name="ce38">
            <text:p>1995-04-01</text:p>
          </table:table-cell>
          <table:table-cell office:value-type="float" office:value="20037.666666666668" table:formula="of:=[.G103]+([.G107]-[.G103])/3" table:style-name="ce39">
            <text:p><text:s/>20 037,67<text:s/></text:p>
          </table:table-cell>
          <table:table-cell office:value-type="float" office:value="20.037666666666667" table:formula="of:=[.G104]/10^3" table:style-name="ce40">
            <text:p><text:s/>20,04<text:s text:c="3"/></text:p>
          </table:table-cell>
          <table:table-cell table:number-columns-repeated="16376"/>
        </table:table-row>
        <table:table-row table:style-name="ro2">
          <table:table-cell table:number-columns-repeated="5"/>
          <table:table-cell office:value-type="date" office:date-value="1995-07-01T00:00:00" table:style-name="ce38">
            <text:p>1995-07-01</text:p>
          </table:table-cell>
          <table:table-cell office:value-type="float" office:value="20063" table:formula="of:=[.G103]+([.G107]-[.G103])/2" table:style-name="ce39">
            <text:p><text:s/>20 063,00<text:s/></text:p>
          </table:table-cell>
          <table:table-cell office:value-type="float" office:value="20.062999999999999" table:formula="of:=[.G105]/10^3" table:style-name="ce40">
            <text:p><text:s/>20,06<text:s text:c="3"/></text:p>
          </table:table-cell>
          <table:table-cell table:number-columns-repeated="16376"/>
        </table:table-row>
        <table:table-row table:style-name="ro2">
          <table:table-cell table:number-columns-repeated="5"/>
          <table:table-cell office:value-type="date" office:date-value="1995-10-01T00:00:00" table:style-name="ce38">
            <text:p>1995-10-01</text:p>
          </table:table-cell>
          <table:table-cell office:value-type="float" office:value="20088.333333333332" table:formula="of:=[.G103]+([.G107]-[.G103])*2/3" table:style-name="ce39">
            <text:p><text:s/>20 088,33<text:s/></text:p>
          </table:table-cell>
          <table:table-cell office:value-type="float" office:value="20.088333333333331" table:formula="of:=[.G106]/10^3" table:style-name="ce40">
            <text:p><text:s/>20,09<text:s text:c="3"/></text:p>
          </table:table-cell>
          <table:table-cell table:number-columns-repeated="16376"/>
        </table:table-row>
        <table:table-row table:style-name="ro2">
          <table:table-cell table:number-columns-repeated="5"/>
          <table:table-cell office:value-type="date" office:date-value="1996-01-01T00:00:00" table:style-name="ce38">
            <text:p>1996-01-01</text:p>
          </table:table-cell>
          <table:table-cell office:value-type="float" office:value="20139" table:formula="of:=[.C39]" table:style-name="ce39">
            <text:p><text:s/>20 139,00<text:s/></text:p>
          </table:table-cell>
          <table:table-cell office:value-type="float" office:value="20.138999999999999" table:formula="of:=[.G107]/10^3" table:style-name="ce40">
            <text:p><text:s/>20,14<text:s text:c="3"/></text:p>
          </table:table-cell>
          <table:table-cell table:number-columns-repeated="16376"/>
        </table:table-row>
        <table:table-row table:style-name="ro2">
          <table:table-cell table:number-columns-repeated="5"/>
          <table:table-cell office:value-type="date" office:date-value="1996-04-01T00:00:00" table:style-name="ce38">
            <text:p>1996-04-01</text:p>
          </table:table-cell>
          <table:table-cell office:value-type="float" office:value="20194.333333333332" table:formula="of:=[.G107]+([.G111]-[.G107])/3" table:style-name="ce39">
            <text:p><text:s/>20 194,33<text:s/></text:p>
          </table:table-cell>
          <table:table-cell office:value-type="float" office:value="20.194333333333333" table:formula="of:=[.G108]/10^3" table:style-name="ce40">
            <text:p><text:s/>20,19<text:s text:c="3"/></text:p>
          </table:table-cell>
          <table:table-cell table:number-columns-repeated="16376"/>
        </table:table-row>
        <table:table-row table:style-name="ro2">
          <table:table-cell table:number-columns-repeated="5"/>
          <table:table-cell office:value-type="date" office:date-value="1996-07-01T00:00:00" table:style-name="ce38">
            <text:p>1996-07-01</text:p>
          </table:table-cell>
          <table:table-cell office:value-type="float" office:value="20222" table:formula="of:=[.G107]+([.G111]-[.G107])/2" table:style-name="ce39">
            <text:p><text:s/>20 222,00<text:s/></text:p>
          </table:table-cell>
          <table:table-cell office:value-type="float" office:value="20.222000000000001" table:formula="of:=[.G109]/10^3" table:style-name="ce40">
            <text:p><text:s/>20,22<text:s text:c="3"/></text:p>
          </table:table-cell>
          <table:table-cell table:number-columns-repeated="16376"/>
        </table:table-row>
        <table:table-row table:style-name="ro2">
          <table:table-cell table:number-columns-repeated="5"/>
          <table:table-cell office:value-type="date" office:date-value="1996-10-01T00:00:00" table:style-name="ce38">
            <text:p>1996-10-01</text:p>
          </table:table-cell>
          <table:table-cell office:value-type="float" office:value="20249.666666666668" table:formula="of:=[.G107]+([.G111]-[.G107])*2/3" table:style-name="ce39">
            <text:p><text:s/>20 249,67<text:s/></text:p>
          </table:table-cell>
          <table:table-cell office:value-type="float" office:value="20.249666666666666" table:formula="of:=[.G110]/10^3" table:style-name="ce40">
            <text:p><text:s/>20,25<text:s text:c="3"/></text:p>
          </table:table-cell>
          <table:table-cell table:number-columns-repeated="16376"/>
        </table:table-row>
        <table:table-row table:style-name="ro2">
          <table:table-cell table:number-columns-repeated="5"/>
          <table:table-cell office:value-type="date" office:date-value="1997-01-01T00:00:00" table:style-name="ce38">
            <text:p>1997-01-01</text:p>
          </table:table-cell>
          <table:table-cell office:value-type="float" office:value="20305" table:formula="of:=[.C40]" table:style-name="ce39">
            <text:p><text:s/>20 305,00<text:s/></text:p>
          </table:table-cell>
          <table:table-cell office:value-type="float" office:value="20.305" table:formula="of:=[.G111]/10^3" table:style-name="ce40">
            <text:p><text:s/>20,31<text:s text:c="3"/></text:p>
          </table:table-cell>
          <table:table-cell table:number-columns-repeated="16376"/>
        </table:table-row>
        <table:table-row table:style-name="ro2">
          <table:table-cell table:number-columns-repeated="5"/>
          <table:table-cell office:value-type="date" office:date-value="1997-04-01T00:00:00" table:style-name="ce38">
            <text:p>1997-04-01</text:p>
          </table:table-cell>
          <table:table-cell office:value-type="float" office:value="20359.333333333332" table:formula="of:=[.G111]+([.G115]-[.G111])/3" table:style-name="ce39">
            <text:p><text:s/>20 359,33<text:s/></text:p>
          </table:table-cell>
          <table:table-cell office:value-type="float" office:value="20.359333333333332" table:formula="of:=[.G112]/10^3" table:style-name="ce40">
            <text:p><text:s/>20,36<text:s text:c="3"/></text:p>
          </table:table-cell>
          <table:table-cell table:number-columns-repeated="16376"/>
        </table:table-row>
        <table:table-row table:style-name="ro2">
          <table:table-cell table:number-columns-repeated="5"/>
          <table:table-cell office:value-type="date" office:date-value="1997-07-01T00:00:00" table:style-name="ce38">
            <text:p>1997-07-01</text:p>
          </table:table-cell>
          <table:table-cell office:value-type="float" office:value="20386.5" table:formula="of:=[.G111]+([.G115]-[.G111])/2" table:style-name="ce39">
            <text:p><text:s/>20 386,50<text:s/></text:p>
          </table:table-cell>
          <table:table-cell office:value-type="float" office:value="20.386500000000002" table:formula="of:=[.G113]/10^3" table:style-name="ce40">
            <text:p><text:s/>20,39<text:s text:c="3"/></text:p>
          </table:table-cell>
          <table:table-cell table:number-columns-repeated="16376"/>
        </table:table-row>
        <table:table-row table:style-name="ro2">
          <table:table-cell table:number-columns-repeated="5"/>
          <table:table-cell office:value-type="date" office:date-value="1997-10-01T00:00:00" table:style-name="ce38">
            <text:p>1997-10-01</text:p>
          </table:table-cell>
          <table:table-cell office:value-type="float" office:value="20413.666666666668" table:formula="of:=[.G111]+([.G115]-[.G111])*2/3" table:style-name="ce39">
            <text:p><text:s/>20 413,67<text:s/></text:p>
          </table:table-cell>
          <table:table-cell office:value-type="float" office:value="20.413666666666668" table:formula="of:=[.G114]/10^3" table:style-name="ce40">
            <text:p><text:s/>20,41<text:s text:c="3"/></text:p>
          </table:table-cell>
          <table:table-cell table:number-columns-repeated="16376"/>
        </table:table-row>
        <table:table-row table:style-name="ro2">
          <table:table-cell table:number-columns-repeated="5"/>
          <table:table-cell office:value-type="date" office:date-value="1998-01-01T00:00:00" table:style-name="ce38">
            <text:p>1998-01-01</text:p>
          </table:table-cell>
          <table:table-cell office:value-type="float" office:value="20468" table:formula="of:=[.C41]" table:style-name="ce39">
            <text:p><text:s/>20 468,00<text:s/></text:p>
          </table:table-cell>
          <table:table-cell office:value-type="float" office:value="20.468" table:formula="of:=[.G115]/10^3" table:style-name="ce40">
            <text:p><text:s/>20,47<text:s text:c="3"/></text:p>
          </table:table-cell>
          <table:table-cell table:number-columns-repeated="16376"/>
        </table:table-row>
        <table:table-row table:style-name="ro2">
          <table:table-cell table:number-columns-repeated="5"/>
          <table:table-cell office:value-type="date" office:date-value="1998-04-01T00:00:00" table:style-name="ce38">
            <text:p>1998-04-01</text:p>
          </table:table-cell>
          <table:table-cell office:value-type="float" office:value="20519.333333333332" table:formula="of:=[.G115]+([.G119]-[.G115])/3" table:style-name="ce39">
            <text:p><text:s/>20 519,33<text:s/></text:p>
          </table:table-cell>
          <table:table-cell office:value-type="float" office:value="20.519333333333332" table:formula="of:=[.G116]/10^3" table:style-name="ce40">
            <text:p><text:s/>20,52<text:s text:c="3"/></text:p>
          </table:table-cell>
          <table:table-cell table:number-columns-repeated="16376"/>
        </table:table-row>
        <table:table-row table:style-name="ro2">
          <table:table-cell table:number-columns-repeated="5"/>
          <table:table-cell office:value-type="date" office:date-value="1998-07-01T00:00:00" table:style-name="ce38">
            <text:p>1998-07-01</text:p>
          </table:table-cell>
          <table:table-cell office:value-type="float" office:value="20545" table:formula="of:=[.G115]+([.G119]-[.G115])/2" table:style-name="ce39">
            <text:p><text:s/>20 545,00<text:s/></text:p>
          </table:table-cell>
          <table:table-cell office:value-type="float" office:value="20.545000000000002" table:formula="of:=[.G117]/10^3" table:style-name="ce40">
            <text:p><text:s/>20,55<text:s text:c="3"/></text:p>
          </table:table-cell>
          <table:table-cell table:number-columns-repeated="16376"/>
        </table:table-row>
        <table:table-row table:style-name="ro2">
          <table:table-cell table:number-columns-repeated="5"/>
          <table:table-cell office:value-type="date" office:date-value="1998-10-01T00:00:00" table:style-name="ce38">
            <text:p>1998-10-01</text:p>
          </table:table-cell>
          <table:table-cell office:value-type="float" office:value="20570.666666666668" table:formula="of:=[.G115]+([.G119]-[.G115])*2/3" table:style-name="ce39">
            <text:p><text:s/>20 570,67<text:s/></text:p>
          </table:table-cell>
          <table:table-cell office:value-type="float" office:value="20.570666666666668" table:formula="of:=[.G118]/10^3" table:style-name="ce40">
            <text:p><text:s/>20,57<text:s text:c="3"/></text:p>
          </table:table-cell>
          <table:table-cell table:number-columns-repeated="16376"/>
        </table:table-row>
        <table:table-row table:style-name="ro2">
          <table:table-cell table:number-columns-repeated="5"/>
          <table:table-cell office:value-type="date" office:date-value="1999-01-01T00:00:00" table:style-name="ce38">
            <text:p>1999-01-01</text:p>
          </table:table-cell>
          <table:table-cell office:value-type="float" office:value="20622" table:formula="of:=[.C42]" table:style-name="ce39">
            <text:p><text:s/>20 622,00<text:s/></text:p>
          </table:table-cell>
          <table:table-cell office:value-type="float" office:value="20.622" table:formula="of:=[.G119]/10^3" table:style-name="ce40">
            <text:p><text:s/>20,62<text:s text:c="3"/></text:p>
          </table:table-cell>
          <table:table-cell table:number-columns-repeated="16376"/>
        </table:table-row>
        <table:table-row table:style-name="ro2">
          <table:table-cell table:number-columns-repeated="5"/>
          <table:table-cell office:value-type="date" office:date-value="1999-04-01T00:00:00" table:style-name="ce38">
            <text:p>1999-04-01</text:p>
          </table:table-cell>
          <table:table-cell office:value-type="float" office:value="20674" table:formula="of:=[.G119]+([.G123]-[.G119])/3" table:style-name="ce39">
            <text:p><text:s/>20 674,00<text:s/></text:p>
          </table:table-cell>
          <table:table-cell office:value-type="float" office:value="20.673999999999999" table:formula="of:=[.G120]/10^3" table:style-name="ce40">
            <text:p><text:s/>20,67<text:s text:c="3"/></text:p>
          </table:table-cell>
          <table:table-cell table:number-columns-repeated="16376"/>
        </table:table-row>
        <table:table-row table:style-name="ro2">
          <table:table-cell table:number-columns-repeated="5"/>
          <table:table-cell office:value-type="date" office:date-value="1999-07-01T00:00:00" table:style-name="ce38">
            <text:p>1999-07-01</text:p>
          </table:table-cell>
          <table:table-cell office:value-type="float" office:value="20700" table:formula="of:=[.G119]+([.G123]-[.G119])/2" table:style-name="ce39">
            <text:p><text:s/>20 700,00<text:s/></text:p>
          </table:table-cell>
          <table:table-cell office:value-type="float" office:value="20.7" table:formula="of:=[.G121]/10^3" table:style-name="ce40">
            <text:p><text:s/>20,70<text:s text:c="3"/></text:p>
          </table:table-cell>
          <table:table-cell table:number-columns-repeated="16376"/>
        </table:table-row>
        <table:table-row table:style-name="ro2">
          <table:table-cell table:number-columns-repeated="5"/>
          <table:table-cell office:value-type="date" office:date-value="1999-10-01T00:00:00" table:style-name="ce38">
            <text:p>1999-10-01</text:p>
          </table:table-cell>
          <table:table-cell office:value-type="float" office:value="20726" table:formula="of:=[.G119]+([.G123]-[.G119])*2/3" table:style-name="ce39">
            <text:p><text:s/>20 726,00<text:s/></text:p>
          </table:table-cell>
          <table:table-cell office:value-type="float" office:value="20.725999999999999" table:formula="of:=[.G122]/10^3" table:style-name="ce40">
            <text:p><text:s/>20,73<text:s text:c="3"/></text:p>
          </table:table-cell>
          <table:table-cell table:number-columns-repeated="16376"/>
        </table:table-row>
        <table:table-row table:style-name="ro2">
          <table:table-cell table:number-columns-repeated="5"/>
          <table:table-cell office:value-type="date" office:date-value="2000-01-01T00:00:00" table:style-name="ce38">
            <text:p>2000-01-01</text:p>
          </table:table-cell>
          <table:table-cell office:value-type="float" office:value="20778" table:formula="of:=[.C43]" table:style-name="ce39">
            <text:p><text:s/>20 778,00<text:s/></text:p>
          </table:table-cell>
          <table:table-cell office:value-type="float" office:value="20.777999999999999" table:formula="of:=[.G123]/10^3" table:style-name="ce40">
            <text:p><text:s/>20,78<text:s text:c="3"/></text:p>
          </table:table-cell>
          <table:table-cell table:number-columns-repeated="16376"/>
        </table:table-row>
        <table:table-row table:style-name="ro2">
          <table:table-cell table:number-columns-repeated="5"/>
          <table:table-cell office:value-type="date" office:date-value="2000-04-01T00:00:00" table:style-name="ce38">
            <text:p>2000-04-01</text:p>
          </table:table-cell>
          <table:table-cell office:value-type="float" office:value="20827.666666666668" table:formula="of:=[.G123]+([.G127]-[.G123])/3" table:style-name="ce39">
            <text:p><text:s/>20 827,67<text:s/></text:p>
          </table:table-cell>
          <table:table-cell office:value-type="float" office:value="20.827666666666669" table:formula="of:=[.G124]/10^3" table:style-name="ce40">
            <text:p><text:s/>20,83<text:s text:c="3"/></text:p>
          </table:table-cell>
          <table:table-cell table:number-columns-repeated="16376"/>
        </table:table-row>
        <table:table-row table:style-name="ro2">
          <table:table-cell table:number-columns-repeated="5"/>
          <table:table-cell office:value-type="date" office:date-value="2000-07-01T00:00:00" table:style-name="ce38">
            <text:p>2000-07-01</text:p>
          </table:table-cell>
          <table:table-cell office:value-type="float" office:value="20852.5" table:formula="of:=[.G123]+([.G127]-[.G123])/2" table:style-name="ce39">
            <text:p><text:s/>20 852,50<text:s/></text:p>
          </table:table-cell>
          <table:table-cell office:value-type="float" office:value="20.852499999999999" table:formula="of:=[.G125]/10^3" table:style-name="ce40">
            <text:p><text:s/>20,85<text:s text:c="3"/></text:p>
          </table:table-cell>
          <table:table-cell table:number-columns-repeated="16376"/>
        </table:table-row>
        <table:table-row table:style-name="ro2">
          <table:table-cell table:number-columns-repeated="5"/>
          <table:table-cell office:value-type="date" office:date-value="2000-10-01T00:00:00" table:style-name="ce38">
            <text:p>2000-10-01</text:p>
          </table:table-cell>
          <table:table-cell office:value-type="float" office:value="20877.333333333332" table:formula="of:=[.G123]+([.G127]-[.G123])*2/3" table:style-name="ce39">
            <text:p><text:s/>20 877,33<text:s/></text:p>
          </table:table-cell>
          <table:table-cell office:value-type="float" office:value="20.877333333333333" table:formula="of:=[.G126]/10^3" table:style-name="ce40">
            <text:p><text:s/>20,88<text:s text:c="3"/></text:p>
          </table:table-cell>
          <table:table-cell table:number-columns-repeated="16376"/>
        </table:table-row>
        <table:table-row table:style-name="ro2">
          <table:table-cell table:number-columns-repeated="5"/>
          <table:table-cell office:value-type="date" office:date-value="2001-01-01T00:00:00" table:style-name="ce38">
            <text:p>2001-01-01</text:p>
          </table:table-cell>
          <table:table-cell office:value-type="float" office:value="20927" table:formula="of:=[.C44]" table:style-name="ce39">
            <text:p><text:s/>20 927,00<text:s/></text:p>
          </table:table-cell>
          <table:table-cell office:value-type="float" office:value="20.927" table:formula="of:=[.G127]/10^3" table:style-name="ce40">
            <text:p><text:s/>20,93<text:s text:c="3"/></text:p>
          </table:table-cell>
          <table:table-cell table:number-columns-repeated="16376"/>
        </table:table-row>
        <table:table-row table:style-name="ro2">
          <table:table-cell table:number-columns-repeated="5"/>
          <table:table-cell office:value-type="date" office:date-value="2001-04-01T00:00:00" table:style-name="ce38">
            <text:p>2001-04-01</text:p>
          </table:table-cell>
          <table:table-cell office:value-type="float" office:value="20976.333333333332" table:formula="of:=[.G127]+([.G131]-[.G127])/3" table:style-name="ce39">
            <text:p><text:s/>20 976,33<text:s/></text:p>
          </table:table-cell>
          <table:table-cell office:value-type="float" office:value="20.976333333333333" table:formula="of:=[.G128]/10^3" table:style-name="ce40">
            <text:p><text:s/>20,98<text:s text:c="3"/></text:p>
          </table:table-cell>
          <table:table-cell table:number-columns-repeated="16376"/>
        </table:table-row>
        <table:table-row table:style-name="ro2">
          <table:table-cell table:number-columns-repeated="5"/>
          <table:table-cell office:value-type="date" office:date-value="2001-07-01T00:00:00" table:style-name="ce38">
            <text:p>2001-07-01</text:p>
          </table:table-cell>
          <table:table-cell office:value-type="float" office:value="21001" table:formula="of:=[.G127]+([.G131]-[.G127])/2" table:style-name="ce39">
            <text:p><text:s/>21 001,00<text:s/></text:p>
          </table:table-cell>
          <table:table-cell office:value-type="float" office:value="21.001000000000001" table:formula="of:=[.G129]/10^3" table:style-name="ce40">
            <text:p><text:s/>21,00<text:s text:c="3"/></text:p>
          </table:table-cell>
          <table:table-cell table:number-columns-repeated="16376"/>
        </table:table-row>
        <table:table-row table:style-name="ro2">
          <table:table-cell table:number-columns-repeated="5"/>
          <table:table-cell office:value-type="date" office:date-value="2001-10-01T00:00:00" table:style-name="ce38">
            <text:p>2001-10-01</text:p>
          </table:table-cell>
          <table:table-cell office:value-type="float" office:value="21025.666666666668" table:formula="of:=[.G127]+([.G131]-[.G127])*2/3" table:style-name="ce39">
            <text:p><text:s/>21 025,67<text:s/></text:p>
          </table:table-cell>
          <table:table-cell office:value-type="float" office:value="21.02566666666667" table:formula="of:=[.G130]/10^3" table:style-name="ce40">
            <text:p><text:s/>21,03<text:s text:c="3"/></text:p>
          </table:table-cell>
          <table:table-cell table:number-columns-repeated="16376"/>
        </table:table-row>
        <table:table-row table:style-name="ro2">
          <table:table-cell table:number-columns-repeated="5"/>
          <table:table-cell office:value-type="date" office:date-value="2002-01-01T00:00:00" table:style-name="ce38">
            <text:p>2002-01-01</text:p>
          </table:table-cell>
          <table:table-cell office:value-type="float" office:value="21075" table:formula="of:=[.C45]" table:style-name="ce39">
            <text:p><text:s/>21 075,00<text:s/></text:p>
          </table:table-cell>
          <table:table-cell office:value-type="float" office:value="21.074999999999999" table:formula="of:=[.G131]/10^3" table:style-name="ce40">
            <text:p><text:s/>21,08<text:s text:c="3"/></text:p>
          </table:table-cell>
          <table:table-cell table:number-columns-repeated="16376"/>
        </table:table-row>
        <table:table-row table:style-name="ro2">
          <table:table-cell table:number-columns-repeated="5"/>
          <table:table-cell office:value-type="date" office:date-value="2002-04-01T00:00:00" table:style-name="ce38">
            <text:p>2002-04-01</text:p>
          </table:table-cell>
          <table:table-cell office:value-type="float" office:value="21119" table:formula="of:=[.G131]+([.G135]-[.G131])/3" table:style-name="ce39">
            <text:p><text:s/>21 119,00<text:s/></text:p>
          </table:table-cell>
          <table:table-cell office:value-type="float" office:value="21.119" table:formula="of:=[.G132]/10^3" table:style-name="ce40">
            <text:p><text:s/>21,12<text:s text:c="3"/></text:p>
          </table:table-cell>
          <table:table-cell table:number-columns-repeated="16376"/>
        </table:table-row>
        <table:table-row table:style-name="ro2">
          <table:table-cell table:number-columns-repeated="5"/>
          <table:table-cell office:value-type="date" office:date-value="2002-07-01T00:00:00" table:style-name="ce38">
            <text:p>2002-07-01</text:p>
          </table:table-cell>
          <table:table-cell office:value-type="float" office:value="21141" table:formula="of:=[.G131]+([.G135]-[.G131])/2" table:style-name="ce39">
            <text:p><text:s/>21 141,00<text:s/></text:p>
          </table:table-cell>
          <table:table-cell office:value-type="float" office:value="21.140999999999998" table:formula="of:=[.G133]/10^3" table:style-name="ce40">
            <text:p><text:s/>21,14<text:s text:c="3"/></text:p>
          </table:table-cell>
          <table:table-cell table:number-columns-repeated="16376"/>
        </table:table-row>
        <table:table-row table:style-name="ro2">
          <table:table-cell table:number-columns-repeated="5"/>
          <table:table-cell office:value-type="date" office:date-value="2002-10-01T00:00:00" table:style-name="ce38">
            <text:p>2002-10-01</text:p>
          </table:table-cell>
          <table:table-cell office:value-type="float" office:value="21163" table:formula="of:=[.G131]+([.G135]-[.G131])*2/3" table:style-name="ce39">
            <text:p><text:s/>21 163,00<text:s/></text:p>
          </table:table-cell>
          <table:table-cell office:value-type="float" office:value="21.163" table:formula="of:=[.G134]/10^3" table:style-name="ce40">
            <text:p><text:s/>21,16<text:s text:c="3"/></text:p>
          </table:table-cell>
          <table:table-cell table:number-columns-repeated="16376"/>
        </table:table-row>
        <table:table-row table:style-name="ro2">
          <table:table-cell table:number-columns-repeated="5"/>
          <table:table-cell office:value-type="date" office:date-value="2003-01-01T00:00:00" table:style-name="ce38">
            <text:p>2003-01-01</text:p>
          </table:table-cell>
          <table:table-cell office:value-type="float" office:value="21207" table:formula="of:=[.C46]" table:style-name="ce39">
            <text:p><text:s/>21 207,00<text:s/></text:p>
          </table:table-cell>
          <table:table-cell office:value-type="float" office:value="21.207000000000001" table:formula="of:=[.G135]/10^3" table:style-name="ce40">
            <text:p><text:s/>21,21<text:s text:c="3"/></text:p>
          </table:table-cell>
          <table:table-cell table:number-columns-repeated="16376"/>
        </table:table-row>
        <table:table-row table:style-name="ro2">
          <table:table-cell table:number-columns-repeated="5"/>
          <table:table-cell office:value-type="date" office:date-value="2003-04-01T00:00:00" table:style-name="ce38">
            <text:p>2003-04-01</text:p>
          </table:table-cell>
          <table:table-cell office:value-type="float" office:value="21255.838806145257" table:formula="of:=[.G135]+([.G139]-[.G135])/3" table:style-name="ce39">
            <text:p><text:s/>21 255,84<text:s/></text:p>
          </table:table-cell>
          <table:table-cell office:value-type="float" office:value="21.255838806145256" table:formula="of:=[.G136]/10^3" table:style-name="ce40">
            <text:p><text:s/>21,26<text:s text:c="3"/></text:p>
          </table:table-cell>
          <table:table-cell table:number-columns-repeated="16376"/>
        </table:table-row>
        <table:table-row table:style-name="ro2">
          <table:table-cell table:number-columns-repeated="5"/>
          <table:table-cell office:value-type="date" office:date-value="2003-07-01T00:00:00" table:style-name="ce38">
            <text:p>2003-07-01</text:p>
          </table:table-cell>
          <table:table-cell office:value-type="float" office:value="21280.258209217885" table:formula="of:=[.G135]+([.G139]-[.G135])/2" table:style-name="ce39">
            <text:p><text:s/>21 280,26<text:s/></text:p>
          </table:table-cell>
          <table:table-cell office:value-type="float" office:value="21.280258209217884" table:formula="of:=[.G137]/10^3" table:style-name="ce40">
            <text:p><text:s/>21,28<text:s text:c="3"/></text:p>
          </table:table-cell>
          <table:table-cell table:number-columns-repeated="16376"/>
        </table:table-row>
        <table:table-row table:style-name="ro2">
          <table:table-cell table:number-columns-repeated="5"/>
          <table:table-cell office:value-type="date" office:date-value="2003-10-01T00:00:00" table:style-name="ce38">
            <text:p>2003-10-01</text:p>
          </table:table-cell>
          <table:table-cell office:value-type="float" office:value="21304.677612290518" table:formula="of:=[.G135]+([.G139]-[.G135])*2/3" table:style-name="ce39">
            <text:p><text:s/>21 304,68<text:s/></text:p>
          </table:table-cell>
          <table:table-cell office:value-type="float" office:value="21.304677612290519" table:formula="of:=[.G138]/10^3" table:style-name="ce40">
            <text:p><text:s/>21,30<text:s text:c="3"/></text:p>
          </table:table-cell>
          <table:table-cell table:number-columns-repeated="16376"/>
        </table:table-row>
        <table:table-row table:style-name="ro2">
          <table:table-cell table:number-columns-repeated="5"/>
          <table:table-cell office:value-type="date" office:date-value="2004-01-01T00:00:00" table:style-name="ce38">
            <text:p>2004-01-01</text:p>
          </table:table-cell>
          <table:table-cell office:value-type="float" office:value="21353.516418435775" table:formula="of:=[.C47]" table:style-name="ce39">
            <text:p><text:s/>21 353,52<text:s/></text:p>
          </table:table-cell>
          <table:table-cell office:value-type="float" office:value="21.353516418435774" table:formula="of:=[.G139]/10^3" table:style-name="ce40">
            <text:p><text:s/>21,35<text:s text:c="3"/></text:p>
          </table:table-cell>
          <table:table-cell table:number-columns-repeated="16376"/>
        </table:table-row>
        <table:table-row table:style-name="ro2">
          <table:table-cell table:number-columns-repeated="5"/>
          <table:table-cell office:value-type="date" office:date-value="2004-04-01T00:00:00" table:style-name="ce38">
            <text:p>2004-04-01</text:p>
          </table:table-cell>
          <table:table-cell office:value-type="float" office:value="21406.80805791435" table:formula="of:=[.G139]+([.G143]-[.G139])/3" table:style-name="ce39">
            <text:p><text:s/>21 406,81<text:s/></text:p>
          </table:table-cell>
          <table:table-cell office:value-type="float" office:value="21.40680805791435" table:formula="of:=[.G140]/10^3" table:style-name="ce40">
            <text:p><text:s/>21,41<text:s text:c="3"/></text:p>
          </table:table-cell>
          <table:table-cell table:number-columns-repeated="16376"/>
        </table:table-row>
        <table:table-row table:style-name="ro2">
          <table:table-cell table:number-columns-repeated="5"/>
          <table:table-cell office:value-type="date" office:date-value="2004-07-01T00:00:00" table:style-name="ce38">
            <text:p>2004-07-01</text:p>
          </table:table-cell>
          <table:table-cell office:value-type="float" office:value="21433.453877653636" table:formula="of:=[.G139]+([.G143]-[.G139])/2" table:style-name="ce39">
            <text:p><text:s/>21 433,45<text:s/></text:p>
          </table:table-cell>
          <table:table-cell office:value-type="float" office:value="21.433453877653637" table:formula="of:=[.G141]/10^3" table:style-name="ce40">
            <text:p><text:s/>21,43<text:s text:c="3"/></text:p>
          </table:table-cell>
          <table:table-cell table:number-columns-repeated="16376"/>
        </table:table-row>
        <table:table-row table:style-name="ro2">
          <table:table-cell table:number-columns-repeated="5"/>
          <table:table-cell office:value-type="date" office:date-value="2004-10-01T00:00:00" table:style-name="ce38">
            <text:p>2004-10-01</text:p>
          </table:table-cell>
          <table:table-cell office:value-type="float" office:value="21460.099697392925" table:formula="of:=[.G139]+([.G143]-[.G139])*2/3" table:style-name="ce39">
            <text:p><text:s/>21 460,10<text:s/></text:p>
          </table:table-cell>
          <table:table-cell office:value-type="float" office:value="21.460099697392923" table:formula="of:=[.G142]/10^3" table:style-name="ce40">
            <text:p><text:s/>21,46<text:s text:c="3"/></text:p>
          </table:table-cell>
          <table:table-cell table:number-columns-repeated="16376"/>
        </table:table-row>
        <table:table-row table:style-name="ro2">
          <table:table-cell table:number-columns-repeated="5"/>
          <table:table-cell office:value-type="date" office:date-value="2005-01-01T00:00:00" table:style-name="ce38">
            <text:p>2005-01-01</text:p>
          </table:table-cell>
          <table:table-cell office:value-type="float" office:value="21513.3913368715" table:formula="of:=[.C48]" table:style-name="ce39">
            <text:p><text:s/>21 513,39<text:s/></text:p>
          </table:table-cell>
          <table:table-cell office:value-type="float" office:value="21.5133913368715" table:formula="of:=[.G143]/10^3" table:style-name="ce40">
            <text:p><text:s/>21,51<text:s text:c="3"/></text:p>
          </table:table-cell>
          <table:table-cell table:number-columns-repeated="16376"/>
        </table:table-row>
        <table:table-row table:style-name="ro2">
          <table:table-cell table:number-columns-repeated="5"/>
          <table:table-cell office:value-type="date" office:date-value="2005-04-01T00:00:00" table:style-name="ce38">
            <text:p>2005-04-01</text:p>
          </table:table-cell>
          <table:table-cell office:value-type="float" office:value="21570.380976350101" table:formula="of:=[.G143]+([.G147]-[.G143])/3" table:style-name="ce39">
            <text:p><text:s/>21 570,38<text:s/></text:p>
          </table:table-cell>
          <table:table-cell office:value-type="float" office:value="21.570380976350101" table:formula="of:=[.G144]/10^3" table:style-name="ce40">
            <text:p><text:s/>21,57<text:s text:c="3"/></text:p>
          </table:table-cell>
          <table:table-cell table:number-columns-repeated="16376"/>
        </table:table-row>
        <table:table-row table:style-name="ro2">
          <table:table-cell table:number-columns-repeated="5"/>
          <table:table-cell office:value-type="date" office:date-value="2005-07-01T00:00:00" table:style-name="ce38">
            <text:p>2005-07-01</text:p>
          </table:table-cell>
          <table:table-cell office:value-type="float" office:value="21598.8757960894" table:formula="of:=[.G143]+([.G147]-[.G143])/2" table:style-name="ce39">
            <text:p><text:s/>21 598,88<text:s/></text:p>
          </table:table-cell>
          <table:table-cell office:value-type="float" office:value="21.598875796089398" table:formula="of:=[.G145]/10^3" table:style-name="ce40">
            <text:p><text:s/>21,60<text:s text:c="3"/></text:p>
          </table:table-cell>
          <table:table-cell table:number-columns-repeated="16376"/>
        </table:table-row>
        <table:table-row table:style-name="ro2">
          <table:table-cell table:number-columns-repeated="5"/>
          <table:table-cell office:value-type="date" office:date-value="2005-10-01T00:00:00" table:style-name="ce38">
            <text:p>2005-10-01</text:p>
          </table:table-cell>
          <table:table-cell office:value-type="float" office:value="21627.370615828699" table:formula="of:=[.G143]+([.G147]-[.G143])*2/3" table:style-name="ce39">
            <text:p><text:s/>21 627,37<text:s/></text:p>
          </table:table-cell>
          <table:table-cell office:value-type="float" office:value="21.627370615828699" table:formula="of:=[.G146]/10^3" table:style-name="ce40">
            <text:p><text:s/>21,63<text:s text:c="3"/></text:p>
          </table:table-cell>
          <table:table-cell table:number-columns-repeated="16376"/>
        </table:table-row>
        <table:table-row table:style-name="ro2">
          <table:table-cell table:number-columns-repeated="5"/>
          <table:table-cell office:value-type="date" office:date-value="2006-01-01T00:00:00" table:style-name="ce38">
            <text:p>2006-01-01</text:p>
          </table:table-cell>
          <table:table-cell office:value-type="float" office:value="21684.3602553073" table:formula="of:=[.C49]" table:style-name="ce39">
            <text:p><text:s/>21 684,36<text:s/></text:p>
          </table:table-cell>
          <table:table-cell office:value-type="float" office:value="21.6843602553073" table:formula="of:=[.G147]/10^3" table:style-name="ce40">
            <text:p><text:s/>21,68<text:s text:c="3"/></text:p>
          </table:table-cell>
          <table:table-cell table:number-columns-repeated="16376"/>
        </table:table-row>
        <table:table-row table:style-name="ro2">
          <table:table-cell table:number-columns-repeated="5"/>
          <table:table-cell office:value-type="date" office:date-value="2006-04-01T00:00:00" table:style-name="ce38">
            <text:p>2006-04-01</text:p>
          </table:table-cell>
          <table:table-cell office:value-type="float" office:value="21746.211166681267" table:formula="of:=[.G147]+([.G151]-[.G147])/3" table:style-name="ce39">
            <text:p><text:s/>21 746,21<text:s/></text:p>
          </table:table-cell>
          <table:table-cell office:value-type="float" office:value="21.746211166681267" table:formula="of:=[.G148]/10^3" table:style-name="ce40">
            <text:p><text:s/>21,75<text:s text:c="3"/></text:p>
          </table:table-cell>
          <table:table-cell table:number-columns-repeated="16376"/>
        </table:table-row>
        <table:table-row table:style-name="ro2">
          <table:table-cell table:number-columns-repeated="5"/>
          <table:table-cell office:value-type="date" office:date-value="2006-07-01T00:00:00" table:style-name="ce38">
            <text:p>2006-07-01</text:p>
          </table:table-cell>
          <table:table-cell office:value-type="float" office:value="21777.136622368249" table:formula="of:=[.G147]+([.G151]-[.G147])/2" table:style-name="ce39">
            <text:p><text:s/>21 777,14<text:s/></text:p>
          </table:table-cell>
          <table:table-cell office:value-type="float" office:value="21.77713662236825" table:formula="of:=[.G149]/10^3" table:style-name="ce40">
            <text:p><text:s/>21,78<text:s text:c="3"/></text:p>
          </table:table-cell>
          <table:table-cell table:number-columns-repeated="16376"/>
        </table:table-row>
        <table:table-row table:style-name="ro2">
          <table:table-cell table:number-columns-repeated="5"/>
          <table:table-cell office:value-type="date" office:date-value="2006-10-01T00:00:00" table:style-name="ce38">
            <text:p>2006-10-01</text:p>
          </table:table-cell>
          <table:table-cell office:value-type="float" office:value="21808.062078055231" table:formula="of:=[.G147]+([.G151]-[.G147])*2/3" table:style-name="ce39">
            <text:p><text:s/>21 808,06<text:s/></text:p>
          </table:table-cell>
          <table:table-cell office:value-type="float" office:value="21.808062078055229" table:formula="of:=[.G150]/10^3" table:style-name="ce40">
            <text:p><text:s/>21,81<text:s text:c="3"/></text:p>
          </table:table-cell>
          <table:table-cell table:number-columns-repeated="16376"/>
        </table:table-row>
        <table:table-row table:style-name="ro2">
          <table:table-cell table:number-columns-repeated="5"/>
          <table:table-cell office:value-type="date" office:date-value="2007-01-01T00:00:00" table:style-name="ce38">
            <text:p>2007-01-01</text:p>
          </table:table-cell>
          <table:table-cell office:value-type="float" office:value="21869.912989429198" table:formula="of:=[.C50]" table:style-name="ce39">
            <text:p><text:s/>21 869,91<text:s/></text:p>
          </table:table-cell>
          <table:table-cell office:value-type="float" office:value="21.869912989429199" table:formula="of:=[.G151]/10^3" table:style-name="ce40">
            <text:p><text:s/>21,87<text:s text:c="3"/></text:p>
          </table:table-cell>
          <table:table-cell table:number-columns-repeated="16376"/>
        </table:table-row>
        <table:table-row table:style-name="ro2">
          <table:table-cell table:number-columns-repeated="5"/>
          <table:table-cell office:value-type="date" office:date-value="2007-04-01T00:00:00" table:style-name="ce38">
            <text:p>2007-04-01</text:p>
          </table:table-cell>
          <table:table-cell office:value-type="float" office:value="21937.463962241098" table:formula="of:=[.G151]+([.G155]-[.G151])/3" table:style-name="ce39">
            <text:p><text:s/>21 937,46<text:s/></text:p>
          </table:table-cell>
          <table:table-cell office:value-type="float" office:value="21.937463962241097" table:formula="of:=[.G152]/10^3" table:style-name="ce40">
            <text:p><text:s/>21,94<text:s text:c="3"/></text:p>
          </table:table-cell>
          <table:table-cell table:number-columns-repeated="16376"/>
        </table:table-row>
        <table:table-row table:style-name="ro2">
          <table:table-cell table:number-columns-repeated="5"/>
          <table:table-cell office:value-type="date" office:date-value="2007-07-01T00:00:00" table:style-name="ce38">
            <text:p>2007-07-01</text:p>
          </table:table-cell>
          <table:table-cell office:value-type="float" office:value="21971.239448647051" table:formula="of:=[.G151]+([.G155]-[.G151])/2" table:style-name="ce39">
            <text:p><text:s/>21 971,24<text:s/></text:p>
          </table:table-cell>
          <table:table-cell office:value-type="float" office:value="21.971239448647051" table:formula="of:=[.G153]/10^3" table:style-name="ce40">
            <text:p><text:s/>21,97<text:s text:c="3"/></text:p>
          </table:table-cell>
          <table:table-cell table:number-columns-repeated="16376"/>
        </table:table-row>
        <table:table-row table:style-name="ro2">
          <table:table-cell table:number-columns-repeated="5"/>
          <table:table-cell office:value-type="date" office:date-value="2007-10-01T00:00:00" table:style-name="ce38">
            <text:p>2007-10-01</text:p>
          </table:table-cell>
          <table:table-cell office:value-type="float" office:value="22005.014935053001" table:formula="of:=[.G151]+([.G155]-[.G151])*2/3" table:style-name="ce39">
            <text:p><text:s/>22 005,01<text:s/></text:p>
          </table:table-cell>
          <table:table-cell office:value-type="float" office:value="22.005014935053001" table:formula="of:=[.G154]/10^3" table:style-name="ce40">
            <text:p><text:s/>22,01<text:s text:c="3"/></text:p>
          </table:table-cell>
          <table:table-cell table:number-columns-repeated="16376"/>
        </table:table-row>
        <table:table-row table:style-name="ro2">
          <table:table-cell table:number-columns-repeated="5"/>
          <table:table-cell office:value-type="date" office:date-value="2008-01-01T00:00:00" table:style-name="ce38">
            <text:p>2008-01-01</text:p>
          </table:table-cell>
          <table:table-cell office:value-type="float" office:value="22072.565907864901" table:formula="of:=[.C51]" table:style-name="ce39">
            <text:p><text:s/>22 072,57<text:s/></text:p>
          </table:table-cell>
          <table:table-cell office:value-type="float" office:value="22.072565907864899" table:formula="of:=[.G155]/10^3" table:style-name="ce40">
            <text:p><text:s/>22,07<text:s text:c="3"/></text:p>
          </table:table-cell>
          <table:table-cell table:number-columns-repeated="16376"/>
        </table:table-row>
        <table:table-row table:style-name="ro2">
          <table:table-cell table:number-columns-repeated="5"/>
          <table:table-cell office:value-type="date" office:date-value="2008-04-01T00:00:00" table:style-name="ce38">
            <text:p>2008-04-01</text:p>
          </table:table-cell>
          <table:table-cell office:value-type="float" office:value="22144.211214010167" table:formula="of:=[.G155]+([.G159]-[.G155])/3" table:style-name="ce39">
            <text:p><text:s/>22 144,21<text:s/></text:p>
          </table:table-cell>
          <table:table-cell office:value-type="float" office:value="22.144211214010166" table:formula="of:=[.G156]/10^3" table:style-name="ce40">
            <text:p><text:s/>22,14<text:s text:c="3"/></text:p>
          </table:table-cell>
          <table:table-cell table:number-columns-repeated="16376"/>
        </table:table-row>
        <table:table-row table:style-name="ro2">
          <table:table-cell table:number-columns-repeated="5"/>
          <table:table-cell office:value-type="date" office:date-value="2008-07-01T00:00:00" table:style-name="ce38">
            <text:p>2008-07-01</text:p>
          </table:table-cell>
          <table:table-cell office:value-type="float" office:value="22180.033867082799" table:formula="of:=[.G155]+([.G159]-[.G155])/2" table:style-name="ce39">
            <text:p><text:s/>22 180,03<text:s/></text:p>
          </table:table-cell>
          <table:table-cell office:value-type="float" office:value="22.180033867082798" table:formula="of:=[.G157]/10^3" table:style-name="ce40">
            <text:p><text:s/>22,18<text:s text:c="3"/></text:p>
          </table:table-cell>
          <table:table-cell table:number-columns-repeated="16376"/>
        </table:table-row>
        <table:table-row table:style-name="ro2">
          <table:table-cell table:number-columns-repeated="5"/>
          <table:table-cell office:value-type="date" office:date-value="2008-10-01T00:00:00" table:style-name="ce38">
            <text:p>2008-10-01</text:p>
          </table:table-cell>
          <table:table-cell office:value-type="float" office:value="22215.856520155434" table:formula="of:=[.G155]+([.G159]-[.G155])*2/3" table:style-name="ce39">
            <text:p><text:s/>22 215,86<text:s/></text:p>
          </table:table-cell>
          <table:table-cell office:value-type="float" office:value="22.215856520155434" table:formula="of:=[.G158]/10^3" table:style-name="ce40">
            <text:p><text:s/>22,22<text:s text:c="3"/></text:p>
          </table:table-cell>
          <table:table-cell table:number-columns-repeated="16376"/>
        </table:table-row>
        <table:table-row table:style-name="ro2">
          <table:table-cell table:number-columns-repeated="5"/>
          <table:table-cell office:value-type="date" office:date-value="2009-01-01T00:00:00" table:style-name="ce38">
            <text:p>2009-01-01</text:p>
          </table:table-cell>
          <table:table-cell office:value-type="float" office:value="22287.5018263007" table:formula="of:=[.C52]" table:style-name="ce39">
            <text:p><text:s/>22 287,50<text:s/></text:p>
          </table:table-cell>
          <table:table-cell office:value-type="float" office:value="22.287501826300701" table:formula="of:=[.G159]/10^3" table:style-name="ce40">
            <text:p><text:s/>22,29<text:s text:c="3"/></text:p>
          </table:table-cell>
          <table:table-cell table:number-columns-repeated="16376"/>
        </table:table-row>
        <table:table-row table:style-name="ro2">
          <table:table-cell table:number-columns-repeated="5"/>
          <table:table-cell office:value-type="date" office:date-value="2009-04-01T00:00:00" table:style-name="ce38">
            <text:p>2009-04-01</text:p>
          </table:table-cell>
          <table:table-cell office:value-type="float" office:value="22362.013132445965" table:formula="of:=[.G159]+([.G163]-[.G159])/3" table:style-name="ce39">
            <text:p><text:s/>22 362,01<text:s/></text:p>
          </table:table-cell>
          <table:table-cell office:value-type="float" office:value="22.362013132445966" table:formula="of:=[.G160]/10^3" table:style-name="ce40">
            <text:p><text:s/>22,36<text:s text:c="3"/></text:p>
          </table:table-cell>
          <table:table-cell table:number-columns-repeated="16376"/>
        </table:table-row>
        <table:table-row table:style-name="ro2">
          <table:table-cell table:number-columns-repeated="5"/>
          <table:table-cell office:value-type="date" office:date-value="2009-07-01T00:00:00" table:style-name="ce38">
            <text:p>2009-07-01</text:p>
          </table:table-cell>
          <table:table-cell office:value-type="float" office:value="22399.268785518601" table:formula="of:=[.G159]+([.G163]-[.G159])/2" table:style-name="ce39">
            <text:p><text:s/>22 399,27<text:s/></text:p>
          </table:table-cell>
          <table:table-cell office:value-type="float" office:value="22.399268785518601" table:formula="of:=[.G161]/10^3" table:style-name="ce40">
            <text:p><text:s/>22,40<text:s text:c="3"/></text:p>
          </table:table-cell>
          <table:table-cell table:number-columns-repeated="16376"/>
        </table:table-row>
        <table:table-row table:style-name="ro2">
          <table:table-cell table:number-columns-repeated="5"/>
          <table:table-cell office:value-type="date" office:date-value="2009-10-01T00:00:00" table:style-name="ce38">
            <text:p>2009-10-01</text:p>
          </table:table-cell>
          <table:table-cell office:value-type="float" office:value="22436.524438591234" table:formula="of:=[.G159]+([.G163]-[.G159])*2/3" table:style-name="ce39">
            <text:p><text:s/>22 436,52<text:s/></text:p>
          </table:table-cell>
          <table:table-cell office:value-type="float" office:value="22.436524438591235" table:formula="of:=[.G162]/10^3" table:style-name="ce40">
            <text:p><text:s/>22,44<text:s text:c="3"/></text:p>
          </table:table-cell>
          <table:table-cell table:number-columns-repeated="16376"/>
        </table:table-row>
        <table:table-row table:style-name="ro2">
          <table:table-cell table:number-columns-repeated="5"/>
          <table:table-cell office:value-type="date" office:date-value="2010-01-01T00:00:00" table:style-name="ce38">
            <text:p>2010-01-01</text:p>
          </table:table-cell>
          <table:table-cell office:value-type="float" office:value="22511.035744736499" table:formula="of:=[.C53]" table:style-name="ce39">
            <text:p><text:s/>22 511,04<text:s/></text:p>
          </table:table-cell>
          <table:table-cell office:value-type="float" office:value="22.5110357447365" table:formula="of:=[.G163]/10^3" table:style-name="ce40">
            <text:p><text:s/>22,51<text:s text:c="3"/></text:p>
          </table:table-cell>
          <table:table-cell table:number-columns-repeated="16376"/>
        </table:table-row>
        <table:table-row table:style-name="ro2">
          <table:table-cell table:number-columns-repeated="5"/>
          <table:table-cell office:value-type="date" office:date-value="2010-04-01T00:00:00" table:style-name="ce38">
            <text:p>2010-04-01</text:p>
          </table:table-cell>
          <table:table-cell office:value-type="float" office:value="22571.957990526367" table:formula="of:=[.G163]+([.G167]-[.G163])/3" table:style-name="ce39">
            <text:p><text:s/>22 571,96<text:s/></text:p>
          </table:table-cell>
          <table:table-cell office:value-type="float" office:value="22.571957990526368" table:formula="of:=[.G164]/10^3" table:style-name="ce40">
            <text:p><text:s/>22,57<text:s text:c="3"/></text:p>
          </table:table-cell>
          <table:table-cell table:number-columns-repeated="16376"/>
        </table:table-row>
        <table:table-row table:style-name="ro2">
          <table:table-cell table:number-columns-repeated="5"/>
          <table:table-cell office:value-type="date" office:date-value="2010-07-01T00:00:00" table:style-name="ce38">
            <text:p>2010-07-01</text:p>
          </table:table-cell>
          <table:table-cell office:value-type="float" office:value="22602.4191134213" table:formula="of:=[.G163]+([.G167]-[.G163])/2" table:style-name="ce39">
            <text:p><text:s/>22 602,42<text:s/></text:p>
          </table:table-cell>
          <table:table-cell office:value-type="float" office:value="22.602419113421298" table:formula="of:=[.G165]/10^3" table:style-name="ce40">
            <text:p><text:s/>22,60<text:s text:c="3"/></text:p>
          </table:table-cell>
          <table:table-cell table:number-columns-repeated="16376"/>
        </table:table-row>
        <table:table-row table:style-name="ro2">
          <table:table-cell table:number-columns-repeated="5"/>
          <table:table-cell office:value-type="date" office:date-value="2010-10-01T00:00:00" table:style-name="ce38">
            <text:p>2010-10-01</text:p>
          </table:table-cell>
          <table:table-cell office:value-type="float" office:value="22632.880236316232" table:formula="of:=[.G163]+([.G167]-[.G163])*2/3" table:style-name="ce39">
            <text:p><text:s/>22 632,88<text:s/></text:p>
          </table:table-cell>
          <table:table-cell office:value-type="float" office:value="22.632880236316232" table:formula="of:=[.G166]/10^3" table:style-name="ce40">
            <text:p><text:s/>22,63<text:s text:c="3"/></text:p>
          </table:table-cell>
          <table:table-cell table:number-columns-repeated="16376"/>
        </table:table-row>
        <table:table-row table:style-name="ro2">
          <table:table-cell table:number-columns-repeated="5"/>
          <table:table-cell office:value-type="date" office:date-value="2011-01-01T00:00:00" table:style-name="ce38">
            <text:p>2011-01-01</text:p>
          </table:table-cell>
          <table:table-cell office:value-type="float" office:value="22693.802482106101" table:formula="of:=[.C54]" table:style-name="ce39">
            <text:p><text:s/>22 693,80<text:s/></text:p>
          </table:table-cell>
          <table:table-cell office:value-type="float" office:value="22.693802482106101" table:formula="of:=[.G167]/10^3" table:style-name="ce40">
            <text:p><text:s/>22,69<text:s text:c="3"/></text:p>
          </table:table-cell>
          <table:table-cell table:number-columns-repeated="16376"/>
        </table:table-row>
        <table:table-row table:style-name="ro2">
          <table:table-cell table:number-columns-repeated="5"/>
          <table:table-cell office:value-type="date" office:date-value="2011-04-01T00:00:00" table:style-name="ce38">
            <text:p>2011-04-01</text:p>
          </table:table-cell>
          <table:table-cell office:value-type="float" office:value="22742.092454918002" table:formula="of:=[.G167]+([.G171]-[.G167])/3" table:style-name="ce39">
            <text:p><text:s/>22 742,09<text:s/></text:p>
          </table:table-cell>
          <table:table-cell office:value-type="float" office:value="22.742092454918001" table:formula="of:=[.G168]/10^3" table:style-name="ce40">
            <text:p><text:s/>22,74<text:s text:c="3"/></text:p>
          </table:table-cell>
          <table:table-cell table:number-columns-repeated="16376"/>
        </table:table-row>
        <table:table-row table:style-name="ro2">
          <table:table-cell table:number-columns-repeated="5"/>
          <table:table-cell office:value-type="date" office:date-value="2011-07-01T00:00:00" table:style-name="ce38">
            <text:p>2011-07-01</text:p>
          </table:table-cell>
          <table:table-cell office:value-type="float" office:value="22766.237441323952" table:formula="of:=[.G167]+([.G171]-[.G167])/2" table:style-name="ce39">
            <text:p><text:s/>22 766,24<text:s/></text:p>
          </table:table-cell>
          <table:table-cell office:value-type="float" office:value="22.766237441323952" table:formula="of:=[.G169]/10^3" table:style-name="ce40">
            <text:p><text:s/>22,77<text:s text:c="3"/></text:p>
          </table:table-cell>
          <table:table-cell table:number-columns-repeated="16376"/>
        </table:table-row>
        <table:table-row table:style-name="ro2">
          <table:table-cell table:number-columns-repeated="5"/>
          <table:table-cell office:value-type="date" office:date-value="2011-10-01T00:00:00" table:style-name="ce38">
            <text:p>2011-10-01</text:p>
          </table:table-cell>
          <table:table-cell office:value-type="float" office:value="22790.382427729899" table:formula="of:=[.G167]+([.G171]-[.G167])*2/3" table:style-name="ce39">
            <text:p><text:s/>22 790,38<text:s/></text:p>
          </table:table-cell>
          <table:table-cell office:value-type="float" office:value="22.790382427729899" table:formula="of:=[.G170]/10^3" table:style-name="ce40">
            <text:p><text:s/>22,79<text:s text:c="3"/></text:p>
          </table:table-cell>
          <table:table-cell table:number-columns-repeated="16376"/>
        </table:table-row>
        <table:table-row table:style-name="ro2">
          <table:table-cell table:number-columns-repeated="5"/>
          <table:table-cell office:value-type="date" office:date-value="2012-01-01T00:00:00" table:style-name="ce38">
            <text:p>2012-01-01</text:p>
          </table:table-cell>
          <table:table-cell office:value-type="float" office:value="22838.6724005418" table:formula="of:=[.C55]" table:style-name="ce39">
            <text:p><text:s/>22 838,67<text:s/></text:p>
          </table:table-cell>
          <table:table-cell office:value-type="float" office:value="22.8386724005418" table:formula="of:=[.G171]/10^3" table:style-name="ce40">
            <text:p><text:s/>22,84<text:s text:c="3"/></text:p>
          </table:table-cell>
          <table:table-cell table:number-columns-repeated="16376"/>
        </table:table-row>
        <table:table-row table:style-name="ro2">
          <table:table-cell table:number-columns-repeated="5"/>
          <table:table-cell office:value-type="date" office:date-value="2012-04-01T00:00:00" table:style-name="ce38">
            <text:p>2012-04-01</text:p>
          </table:table-cell>
          <table:table-cell office:value-type="float" office:value="22884.470267027868" table:formula="of:=[.G171]+([.G175]-[.G171])/3" table:style-name="ce39">
            <text:p><text:s/>22 884,47<text:s/></text:p>
          </table:table-cell>
          <table:table-cell office:value-type="float" office:value="22.884470267027869" table:formula="of:=[.G172]/10^3" table:style-name="ce40">
            <text:p><text:s/>22,88<text:s text:c="3"/></text:p>
          </table:table-cell>
          <table:table-cell table:number-columns-repeated="16376"/>
        </table:table-row>
        <table:table-row table:style-name="ro2">
          <table:table-cell table:number-columns-repeated="5"/>
          <table:table-cell office:value-type="date" office:date-value="2012-07-01T00:00:00" table:style-name="ce38">
            <text:p>2012-07-01</text:p>
          </table:table-cell>
          <table:table-cell office:value-type="float" office:value="22907.369200270899" table:formula="of:=[.G171]+([.G175]-[.G171])/2" table:style-name="ce39">
            <text:p><text:s/>22 907,37<text:s/></text:p>
          </table:table-cell>
          <table:table-cell office:value-type="float" office:value="22.9073692002709" table:formula="of:=[.G173]/10^3" table:style-name="ce40">
            <text:p><text:s/>22,91<text:s text:c="3"/></text:p>
          </table:table-cell>
          <table:table-cell table:number-columns-repeated="16376"/>
        </table:table-row>
        <table:table-row table:style-name="ro2">
          <table:table-cell table:number-columns-repeated="5"/>
          <table:table-cell office:value-type="date" office:date-value="2012-10-01T00:00:00" table:style-name="ce38">
            <text:p>2012-10-01</text:p>
          </table:table-cell>
          <table:table-cell office:value-type="float" office:value="22930.268133513931" table:formula="of:=[.G171]+([.G175]-[.G171])*2/3" table:style-name="ce39">
            <text:p><text:s/>22 930,27<text:s/></text:p>
          </table:table-cell>
          <table:table-cell office:value-type="float" office:value="22.93026813351393" table:formula="of:=[.G174]/10^3" table:style-name="ce40">
            <text:p><text:s/>22,93<text:s text:c="3"/></text:p>
          </table:table-cell>
          <table:table-cell table:number-columns-repeated="16376"/>
        </table:table-row>
        <table:table-row table:style-name="ro2">
          <table:table-cell table:number-columns-repeated="5"/>
          <table:table-cell office:value-type="date" office:date-value="2013-01-01T00:00:00" table:style-name="ce38">
            <text:p>2013-01-01</text:p>
          </table:table-cell>
          <table:table-cell office:value-type="float" office:value="22976.065999999999" table:formula="of:=[.C56]" table:style-name="ce39">
            <text:p><text:s/>22 976,07<text:s/></text:p>
          </table:table-cell>
          <table:table-cell office:value-type="float" office:value="22.976065999999999" table:formula="of:=[.G175]/10^3" table:style-name="ce40">
            <text:p><text:s/>22,98<text:s text:c="3"/></text:p>
          </table:table-cell>
          <table:table-cell table:number-columns-repeated="16376"/>
        </table:table-row>
        <table:table-row table:style-name="ro2">
          <table:table-cell table:number-columns-repeated="5"/>
          <table:table-cell office:value-type="date" office:date-value="2013-04-01T00:00:00" table:style-name="ce38">
            <text:p>2013-04-01</text:p>
          </table:table-cell>
          <table:table-cell office:value-type="float" office:value="23022.994337769498" table:formula="of:=[.G175]+([.G179]-[.G175])/3" table:style-name="ce39">
            <text:p><text:s/>23 022,99<text:s/></text:p>
          </table:table-cell>
          <table:table-cell office:value-type="float" office:value="23.022994337769497" table:formula="of:=[.G176]/10^3" table:style-name="ce40">
            <text:p><text:s/>23,02<text:s text:c="3"/></text:p>
          </table:table-cell>
          <table:table-cell table:number-columns-repeated="16376"/>
        </table:table-row>
        <table:table-row table:style-name="ro2">
          <table:table-cell table:number-columns-repeated="5"/>
          <table:table-cell office:value-type="date" office:date-value="2013-07-01T00:00:00" table:style-name="ce38">
            <text:p>2013-07-01</text:p>
          </table:table-cell>
          <table:table-cell office:value-type="float" office:value="23046.45850665425" table:formula="of:=[.G175]+([.G179]-[.G175])/2" table:style-name="ce39">
            <text:p><text:s/>23 046,46<text:s/></text:p>
          </table:table-cell>
          <table:table-cell office:value-type="float" office:value="23.04645850665425" table:formula="of:=[.G177]/10^3" table:style-name="ce40">
            <text:p><text:s/>23,05<text:s text:c="3"/></text:p>
          </table:table-cell>
          <table:table-cell table:number-columns-repeated="16376"/>
        </table:table-row>
        <table:table-row table:style-name="ro2">
          <table:table-cell table:number-columns-repeated="5"/>
          <table:table-cell office:value-type="date" office:date-value="2013-10-01T00:00:00" table:style-name="ce38">
            <text:p>2013-10-01</text:p>
          </table:table-cell>
          <table:table-cell office:value-type="float" office:value="23069.922675539001" table:formula="of:=[.G175]+([.G179]-[.G175])*2/3" table:style-name="ce39">
            <text:p><text:s/>23 069,92<text:s/></text:p>
          </table:table-cell>
          <table:table-cell office:value-type="float" office:value="23.069922675539001" table:formula="of:=[.G178]/10^3" table:style-name="ce40">
            <text:p><text:s/>23,07<text:s text:c="3"/></text:p>
          </table:table-cell>
          <table:table-cell table:number-columns-repeated="16376"/>
        </table:table-row>
        <table:table-row table:style-name="ro2">
          <table:table-cell table:number-columns-repeated="5"/>
          <table:table-cell office:value-type="date" office:date-value="2014-01-01T00:00:00" table:style-name="ce38">
            <text:p>2014-01-01</text:p>
          </table:table-cell>
          <table:table-cell office:value-type="float" office:value="23116.8510133085" table:formula="of:=[.C57]" table:style-name="ce39">
            <text:p><text:s/>23 116,85<text:s/></text:p>
          </table:table-cell>
          <table:table-cell office:value-type="float" office:value="23.116851013308501" table:formula="of:=[.G179]/10^3" table:style-name="ce40">
            <text:p><text:s/>23,12<text:s text:c="3"/></text:p>
          </table:table-cell>
          <table:table-cell table:number-columns-repeated="16376"/>
        </table:table-row>
        <table:table-row table:style-name="ro2">
          <table:table-cell table:number-columns-repeated="5"/>
          <table:table-cell office:value-type="date" office:date-value="2014-04-01T00:00:00" table:style-name="ce38">
            <text:p>2014-04-01</text:p>
          </table:table-cell>
          <table:table-cell office:value-type="float" office:value="23160.388049852634" table:formula="of:=[.G179]+([.G183]-[.G179])/3" table:style-name="ce39">
            <text:p><text:s/>23 160,39<text:s/></text:p>
          </table:table-cell>
          <table:table-cell office:value-type="float" office:value="23.160388049852635" table:formula="of:=[.G180]/10^3" table:style-name="ce40">
            <text:p><text:s/>23,16<text:s text:c="3"/></text:p>
          </table:table-cell>
          <table:table-cell table:number-columns-repeated="16376"/>
        </table:table-row>
        <table:table-row table:style-name="ro2">
          <table:table-cell table:number-columns-repeated="5"/>
          <table:table-cell office:value-type="date" office:date-value="2014-07-01T00:00:00" table:style-name="ce38">
            <text:p>2014-07-01</text:p>
          </table:table-cell>
          <table:table-cell office:value-type="float" office:value="23182.156568124701" table:formula="of:=[.G179]+([.G183]-[.G179])/2" table:style-name="ce39">
            <text:p><text:s/>23 182,16<text:s/></text:p>
          </table:table-cell>
          <table:table-cell office:value-type="float" office:value="23.1821565681247" table:formula="of:=[.G181]/10^3" table:style-name="ce40">
            <text:p><text:s/>23,18<text:s text:c="3"/></text:p>
          </table:table-cell>
          <table:table-cell table:number-columns-repeated="16376"/>
        </table:table-row>
        <table:table-row table:style-name="ro2">
          <table:table-cell table:number-columns-repeated="5"/>
          <table:table-cell office:value-type="date" office:date-value="2014-10-01T00:00:00" table:style-name="ce38">
            <text:p>2014-10-01</text:p>
          </table:table-cell>
          <table:table-cell office:value-type="float" office:value="23203.925086396765" table:formula="of:=[.G179]+([.G183]-[.G179])*2/3" table:style-name="ce39">
            <text:p><text:s/>23 203,93<text:s/></text:p>
          </table:table-cell>
          <table:table-cell office:value-type="float" office:value="23.203925086396765" table:formula="of:=[.G182]/10^3" table:style-name="ce40">
            <text:p><text:s/>23,20<text:s text:c="3"/></text:p>
          </table:table-cell>
          <table:table-cell table:number-columns-repeated="16376"/>
        </table:table-row>
        <table:table-row table:style-name="ro2">
          <table:table-cell table:number-columns-repeated="5"/>
          <table:table-cell office:value-type="date" office:date-value="2015-01-01T00:00:00" table:style-name="ce38">
            <text:p>2015-01-01</text:p>
          </table:table-cell>
          <table:table-cell office:value-type="float" office:value="23247.462122940899" table:formula="of:=[.C58]" table:style-name="ce39">
            <text:p><text:s/>23 247,46<text:s/></text:p>
          </table:table-cell>
          <table:table-cell office:value-type="float" office:value="23.247462122940899" table:formula="of:=[.G183]/10^3" table:style-name="ce40">
            <text:p><text:s/>23,25<text:s text:c="3"/></text:p>
          </table:table-cell>
          <table:table-cell table:number-columns-repeated="16376"/>
        </table:table-row>
        <table:table-row table:style-name="ro2">
          <table:table-cell table:number-columns-repeated="5"/>
          <table:table-cell office:value-type="date" office:date-value="2015-04-01T00:00:00" table:style-name="ce38">
            <text:p>2015-04-01</text:p>
          </table:table-cell>
          <table:table-cell office:value-type="float" office:value="23294.960159485032" table:formula="of:=[.G183]+([.G187]-[.G183])/3" table:style-name="ce39">
            <text:p><text:s/>23 294,96<text:s/></text:p>
          </table:table-cell>
          <table:table-cell office:value-type="float" office:value="23.294960159485033" table:formula="of:=[.G184]/10^3" table:style-name="ce40">
            <text:p><text:s/>23,29<text:s text:c="3"/></text:p>
          </table:table-cell>
          <table:table-cell table:number-columns-repeated="16376"/>
        </table:table-row>
        <table:table-row table:style-name="ro2">
          <table:table-cell table:number-columns-repeated="5"/>
          <table:table-cell office:value-type="date" office:date-value="2015-07-01T00:00:00" table:style-name="ce38">
            <text:p>2015-07-01</text:p>
          </table:table-cell>
          <table:table-cell office:value-type="float" office:value="23318.709177757097" table:formula="of:=[.G183]+([.G187]-[.G183])/2" table:style-name="ce39">
            <text:p><text:s/>23 318,71<text:s/></text:p>
          </table:table-cell>
          <table:table-cell office:value-type="float" office:value="23.318709177757096" table:formula="of:=[.G185]/10^3" table:style-name="ce40">
            <text:p><text:s/>23,32<text:s text:c="3"/></text:p>
          </table:table-cell>
          <table:table-cell table:number-columns-repeated="16376"/>
        </table:table-row>
        <table:table-row table:style-name="ro2">
          <table:table-cell table:number-columns-repeated="5"/>
          <table:table-cell office:value-type="date" office:date-value="2015-10-01T00:00:00" table:style-name="ce38">
            <text:p>2015-10-01</text:p>
          </table:table-cell>
          <table:table-cell office:value-type="float" office:value="23342.458196029165" table:formula="of:=[.G183]+([.G187]-[.G183])*2/3" table:style-name="ce39">
            <text:p><text:s/>23 342,46<text:s/></text:p>
          </table:table-cell>
          <table:table-cell office:value-type="float" office:value="23.342458196029167" table:formula="of:=[.G186]/10^3" table:style-name="ce40">
            <text:p><text:s/>23,34<text:s text:c="3"/></text:p>
          </table:table-cell>
          <table:table-cell table:number-columns-repeated="16376"/>
        </table:table-row>
        <table:table-row table:style-name="ro2">
          <table:table-cell table:number-columns-repeated="5"/>
          <table:table-cell office:value-type="date" office:date-value="2016-01-01T00:00:00" table:style-name="ce38">
            <text:p>2016-01-01</text:p>
          </table:table-cell>
          <table:table-cell office:value-type="float" office:value="23389.956232573299" table:formula="of:=[.C59]" table:style-name="ce39">
            <text:p><text:s/>23 389,96<text:s/></text:p>
          </table:table-cell>
          <table:table-cell office:value-type="float" office:value="23.389956232573297" table:formula="of:=[.G187]/10^3" table:style-name="ce40">
            <text:p><text:s/>23,39<text:s text:c="3"/></text:p>
          </table:table-cell>
          <table:table-cell table:number-columns-repeated="16376"/>
        </table:table-row>
        <table:table-row table:style-name="ro2">
          <table:table-cell table:number-columns-repeated="5"/>
          <table:table-cell office:value-type="date" office:date-value="2016-04-01T00:00:00" table:style-name="ce38">
            <text:p>2016-04-01</text:p>
          </table:table-cell>
          <table:table-cell office:value-type="float" office:value="23448.8169357841" table:formula="of:=[.G187]+([.G191]-[.G187])/3" table:style-name="ce39">
            <text:p><text:s/>23 448,82<text:s/></text:p>
          </table:table-cell>
          <table:table-cell office:value-type="float" office:value="23.448816935784098" table:formula="of:=[.G188]/10^3" table:style-name="ce40">
            <text:p><text:s/>23,45<text:s text:c="3"/></text:p>
          </table:table-cell>
          <table:table-cell table:number-columns-repeated="16376"/>
        </table:table-row>
        <table:table-row table:style-name="ro2">
          <table:table-cell table:number-columns-repeated="5"/>
          <table:table-cell office:value-type="date" office:date-value="2016-07-01T00:00:00" table:style-name="ce38">
            <text:p>2016-07-01</text:p>
          </table:table-cell>
          <table:table-cell office:value-type="float" office:value="23478.247287389499" table:formula="of:=[.G187]+([.G191]-[.G187])/2" table:style-name="ce39">
            <text:p><text:s/>23 478,25<text:s/></text:p>
          </table:table-cell>
          <table:table-cell office:value-type="float" office:value="23.4782472873895" table:formula="of:=[.G189]/10^3" table:style-name="ce40">
            <text:p><text:s/>23,48<text:s text:c="3"/></text:p>
          </table:table-cell>
          <table:table-cell table:number-columns-repeated="16376"/>
        </table:table-row>
        <table:table-row table:style-name="ro2">
          <table:table-cell table:number-columns-repeated="5"/>
          <table:table-cell office:value-type="date" office:date-value="2016-10-01T00:00:00" table:style-name="ce38">
            <text:p>2016-10-01</text:p>
          </table:table-cell>
          <table:table-cell office:value-type="float" office:value="23507.677638994897" table:formula="of:=[.G187]+([.G191]-[.G187])*2/3" table:style-name="ce39">
            <text:p><text:s/>23 507,68<text:s/></text:p>
          </table:table-cell>
          <table:table-cell office:value-type="float" office:value="23.507677638994899" table:formula="of:=[.G190]/10^3" table:style-name="ce40">
            <text:p><text:s/>23,51<text:s text:c="3"/></text:p>
          </table:table-cell>
          <table:table-cell table:number-columns-repeated="16376"/>
        </table:table-row>
        <table:table-row table:style-name="ro2">
          <table:table-cell table:number-columns-repeated="5"/>
          <table:table-cell office:value-type="date" office:date-value="2017-01-01T00:00:00" table:style-name="ce38">
            <text:p>2017-01-01</text:p>
          </table:table-cell>
          <table:table-cell office:value-type="float" office:value="23566.538342205698" table:formula="of:=[.C60]" table:style-name="ce39">
            <text:p><text:s/>23 566,54<text:s/></text:p>
          </table:table-cell>
          <table:table-cell office:value-type="float" office:value="23.5665383422057" table:formula="of:=[.G191]/10^3" table:style-name="ce40">
            <text:p><text:s/>23,57<text:s text:c="3"/></text:p>
          </table:table-cell>
          <table:table-cell table:number-columns-repeated="16376"/>
        </table:table-row>
        <table:table-row table:style-name="ro2">
          <table:table-cell table:number-columns-repeated="5"/>
          <table:table-cell office:value-type="date" office:date-value="2017-04-01T00:00:00" table:style-name="ce38">
            <text:p>2017-04-01</text:p>
          </table:table-cell>
          <table:table-cell office:value-type="float" office:value="23631.716378749832" table:formula="of:=[.G191]+([.G195]-[.G191])/3" table:style-name="ce39">
            <text:p><text:s/>23 631,72<text:s/></text:p>
          </table:table-cell>
          <table:table-cell office:value-type="float" office:value="23.631716378749832" table:formula="of:=[.G192]/10^3" table:style-name="ce40">
            <text:p><text:s/>23,63<text:s text:c="3"/></text:p>
          </table:table-cell>
          <table:table-cell table:number-columns-repeated="16376"/>
        </table:table-row>
        <table:table-row table:style-name="ro2">
          <table:table-cell table:number-columns-repeated="5"/>
          <table:table-cell office:value-type="date" office:date-value="2017-07-01T00:00:00" table:style-name="ce38">
            <text:p>2017-07-01</text:p>
          </table:table-cell>
          <table:table-cell office:value-type="float" office:value="23664.305397021897" table:formula="of:=[.G191]+([.G195]-[.G191])/2" table:style-name="ce39">
            <text:p><text:s/>23 664,31<text:s/></text:p>
          </table:table-cell>
          <table:table-cell office:value-type="float" office:value="23.664305397021899" table:formula="of:=[.G193]/10^3" table:style-name="ce40">
            <text:p><text:s/>23,66<text:s text:c="3"/></text:p>
          </table:table-cell>
          <table:table-cell table:number-columns-repeated="16376"/>
        </table:table-row>
        <table:table-row table:style-name="ro2">
          <table:table-cell table:number-columns-repeated="5"/>
          <table:table-cell office:value-type="date" office:date-value="2017-10-01T00:00:00" table:style-name="ce38">
            <text:p>2017-10-01</text:p>
          </table:table-cell>
          <table:table-cell office:value-type="float" office:value="23696.894415293966" table:formula="of:=[.G191]+([.G195]-[.G191])*2/3" table:style-name="ce39">
            <text:p><text:s/>23 696,89<text:s/></text:p>
          </table:table-cell>
          <table:table-cell office:value-type="float" office:value="23.696894415293965" table:formula="of:=[.G194]/10^3" table:style-name="ce40">
            <text:p><text:s/>23,70<text:s text:c="3"/></text:p>
          </table:table-cell>
          <table:table-cell table:number-columns-repeated="16376"/>
        </table:table-row>
        <table:table-row table:style-name="ro2">
          <table:table-cell table:number-columns-repeated="5"/>
          <table:table-cell office:value-type="date" office:date-value="2018-01-01T00:00:00" table:style-name="ce38">
            <text:p>2018-01-01</text:p>
          </table:table-cell>
          <table:table-cell office:value-type="float" office:value="23762.072451838099" table:formula="of:=[.C61]" table:style-name="ce39">
            <text:p><text:s/>23 762,07<text:s/></text:p>
          </table:table-cell>
          <table:table-cell office:value-type="float" office:value="23.762072451838101" table:formula="of:=[.G195]/10^3" table:style-name="ce40">
            <text:p><text:s/>23,76<text:s text:c="3"/></text:p>
          </table:table-cell>
          <table:table-cell table:number-columns-repeated="16376"/>
        </table:table-row>
        <table:table-row table:style-name="ro2">
          <table:table-cell table:number-columns-repeated="5"/>
          <table:table-cell office:value-type="date" office:date-value="2018-04-01T00:00:00" table:style-name="ce38">
            <text:p>2018-04-01</text:p>
          </table:table-cell>
          <table:table-cell office:value-type="float" office:value="23836.483821715567" table:formula="of:=[.G195]+([.G199]-[.G195])/3" table:style-name="ce39">
            <text:p><text:s/>23 836,48<text:s/></text:p>
          </table:table-cell>
          <table:table-cell office:value-type="float" office:value="23.836483821715568" table:formula="of:=[.G196]/10^3" table:style-name="ce40">
            <text:p><text:s/>23,84<text:s text:c="3"/></text:p>
          </table:table-cell>
          <table:table-cell table:number-columns-repeated="16376"/>
        </table:table-row>
        <table:table-row table:style-name="ro2">
          <table:table-cell table:number-columns-repeated="5"/>
          <table:table-cell office:value-type="date" office:date-value="2018-07-01T00:00:00" table:style-name="ce38">
            <text:p>2018-07-01</text:p>
          </table:table-cell>
          <table:table-cell office:value-type="float" office:value="23873.6895066543" table:formula="of:=[.G195]+([.G199]-[.G195])/2" table:style-name="ce39">
            <text:p><text:s/>23 873,69<text:s/></text:p>
          </table:table-cell>
          <table:table-cell office:value-type="float" office:value="23.873689506654301" table:formula="of:=[.G197]/10^3" table:style-name="ce40">
            <text:p><text:s/>23,87<text:s text:c="3"/></text:p>
          </table:table-cell>
          <table:table-cell table:number-columns-repeated="16376"/>
        </table:table-row>
        <table:table-row table:style-name="ro2">
          <table:table-cell table:number-columns-repeated="5"/>
          <table:table-cell office:value-type="date" office:date-value="2018-10-01T00:00:00" table:style-name="ce38">
            <text:p>2018-10-01</text:p>
          </table:table-cell>
          <table:table-cell office:value-type="float" office:value="23910.895191593034" table:formula="of:=[.G195]+([.G199]-[.G195])*2/3" table:style-name="ce39">
            <text:p><text:s/>23 910,90<text:s/></text:p>
          </table:table-cell>
          <table:table-cell office:value-type="float" office:value="23.910895191593035" table:formula="of:=[.G198]/10^3" table:style-name="ce40">
            <text:p><text:s/>23,91<text:s text:c="3"/></text:p>
          </table:table-cell>
          <table:table-cell table:number-columns-repeated="16376"/>
        </table:table-row>
        <table:table-row table:style-name="ro2">
          <table:table-cell table:number-columns-repeated="5"/>
          <table:table-cell office:value-type="date" office:date-value="2019-01-01T00:00:00" table:style-name="ce38">
            <text:p>2019-01-01</text:p>
          </table:table-cell>
          <table:table-cell office:value-type="float" office:value="23985.306561470501" table:formula="of:=[.C62]" table:style-name="ce39">
            <text:p><text:s/>23 985,31<text:s/></text:p>
          </table:table-cell>
          <table:table-cell office:value-type="float" office:value="23.985306561470502" table:formula="of:=[.G199]/10^3" table:style-name="ce40">
            <text:p><text:s/>23,99<text:s text:c="3"/></text:p>
          </table:table-cell>
          <table:table-cell table:number-columns-repeated="16376"/>
        </table:table-row>
        <table:table-row table:style-name="ro2">
          <table:table-cell table:number-columns-repeated="5"/>
          <table:table-cell office:value-type="date" office:date-value="2019-04-01T00:00:00" table:style-name="ce38">
            <text:p>2019-04-01</text:p>
          </table:table-cell>
          <table:table-cell office:value-type="float" office:value="24061.363264681266" table:formula="of:=[.G199]+([.G203]-[.G199])/3" table:style-name="ce39">
            <text:p><text:s/>24 061,36<text:s/></text:p>
          </table:table-cell>
          <table:table-cell office:value-type="float" office:value="24.061363264681265" table:formula="of:=[.G200]/10^3" table:style-name="ce40">
            <text:p><text:s/>24,06<text:s text:c="3"/></text:p>
          </table:table-cell>
          <table:table-cell table:number-columns-repeated="16376"/>
        </table:table-row>
        <table:table-row table:style-name="ro2">
          <table:table-cell table:number-columns-repeated="5"/>
          <table:table-cell office:value-type="date" office:date-value="2019-07-01T00:00:00" table:style-name="ce38">
            <text:p>2019-07-01</text:p>
          </table:table-cell>
          <table:table-cell office:value-type="float" office:value="24099.391616286652" table:formula="of:=[.G199]+([.G203]-[.G199])/2" table:style-name="ce39">
            <text:p><text:s/>24 099,39<text:s/></text:p>
          </table:table-cell>
          <table:table-cell office:value-type="float" office:value="24.099391616286653" table:formula="of:=[.G201]/10^3" table:style-name="ce40">
            <text:p><text:s/>24,10<text:s text:c="3"/></text:p>
          </table:table-cell>
          <table:table-cell table:number-columns-repeated="16376"/>
        </table:table-row>
        <table:table-row table:style-name="ro2">
          <table:table-cell table:number-columns-repeated="5"/>
          <table:table-cell office:value-type="date" office:date-value="2019-10-01T00:00:00" table:style-name="ce38">
            <text:p>2019-10-01</text:p>
          </table:table-cell>
          <table:table-cell office:value-type="float" office:value="24137.419967892034" table:formula="of:=[.G199]+([.G203]-[.G199])*2/3" table:style-name="ce39">
            <text:p><text:s/>24 137,42<text:s/></text:p>
          </table:table-cell>
          <table:table-cell office:value-type="float" office:value="24.137419967892033" table:formula="of:=[.G202]/10^3" table:style-name="ce40">
            <text:p><text:s/>24,14<text:s text:c="3"/></text:p>
          </table:table-cell>
          <table:table-cell table:number-columns-repeated="16376"/>
        </table:table-row>
        <table:table-row table:style-name="ro2">
          <table:table-cell table:number-columns-repeated="5"/>
          <table:table-cell office:value-type="date" office:date-value="2020-01-01T00:00:00" table:style-name="ce38">
            <text:p>2020-01-01</text:p>
          </table:table-cell>
          <table:table-cell office:value-type="float" office:value="24213.476671102799" table:formula="of:=[.C63]" table:style-name="ce39">
            <text:p><text:s/>24 213,48<text:s/></text:p>
          </table:table-cell>
          <table:table-cell office:value-type="float" office:value="24.2134766711028" table:formula="of:=[.G203]/10^3" table:style-name="ce40">
            <text:p><text:s/>24,21<text:s text:c="3"/></text:p>
          </table:table-cell>
          <table:table-cell table:number-columns-repeated="16376"/>
        </table:table-row>
        <table:table-row table:style-name="ro2">
          <table:table-cell table:number-columns-repeated="5"/>
          <table:table-cell office:value-type="date" office:date-value="2020-04-01T00:00:00" table:style-name="ce38">
            <text:p>2020-04-01</text:p>
          </table:table-cell>
          <table:table-cell office:value-type="float" office:value="24296.065374313599" table:formula="of:=[.G203]+([.G207]-[.G203])/3" table:style-name="ce39">
            <text:p><text:s/>24 296,07<text:s/></text:p>
          </table:table-cell>
          <table:table-cell office:value-type="float" office:value="24.296065374313599" table:formula="of:=[.G204]/10^3" table:style-name="ce40">
            <text:p><text:s/>24,30<text:s text:c="3"/></text:p>
          </table:table-cell>
          <table:table-cell table:number-columns-repeated="16376"/>
        </table:table-row>
        <table:table-row table:style-name="ro2">
          <table:table-cell table:number-columns-repeated="5"/>
          <table:table-cell office:value-type="date" office:date-value="2020-07-01T00:00:00" table:style-name="ce38">
            <text:p>2020-07-01</text:p>
          </table:table-cell>
          <table:table-cell office:value-type="float" office:value="24337.359725918999" table:formula="of:=[.G203]+([.G207]-[.G203])/2" table:style-name="ce39">
            <text:p><text:s/>24 337,36<text:s/></text:p>
          </table:table-cell>
          <table:table-cell office:value-type="float" office:value="24.337359725919001" table:formula="of:=[.G205]/10^3" table:style-name="ce40">
            <text:p><text:s/>24,34<text:s text:c="3"/></text:p>
          </table:table-cell>
          <table:table-cell table:number-columns-repeated="16376"/>
        </table:table-row>
        <table:table-row table:style-name="ro2">
          <table:table-cell table:number-columns-repeated="5"/>
          <table:table-cell office:value-type="date" office:date-value="2020-10-01T00:00:00" table:style-name="ce38">
            <text:p>2020-10-01</text:p>
          </table:table-cell>
          <table:table-cell office:value-type="float" office:value="24378.654077524399" table:formula="of:=[.G203]+([.G207]-[.G203])*2/3" table:style-name="ce39">
            <text:p><text:s/>24 378,65<text:s/></text:p>
          </table:table-cell>
          <table:table-cell office:value-type="float" office:value="24.378654077524399" table:formula="of:=[.G206]/10^3" table:style-name="ce40">
            <text:p><text:s/>24,38<text:s text:c="3"/></text:p>
          </table:table-cell>
          <table:table-cell table:number-columns-repeated="16376"/>
        </table:table-row>
        <table:table-row table:style-name="ro2">
          <table:table-cell table:number-columns-repeated="5"/>
          <table:table-cell office:value-type="date" office:date-value="2021-01-01T00:00:00" table:style-name="ce38">
            <text:p>2021-01-01</text:p>
          </table:table-cell>
          <table:table-cell office:value-type="float" office:value="24461.2427807352" table:formula="of:=[.C64]" table:style-name="ce39">
            <text:p><text:s/>24 461,24<text:s/></text:p>
          </table:table-cell>
          <table:table-cell office:value-type="float" office:value="24.461242780735201" table:formula="of:=[.G207]/10^3" table:style-name="ce40">
            <text:p><text:s/>24,46<text:s text:c="3"/></text:p>
          </table:table-cell>
          <table:table-cell table:number-columns-repeated="16376"/>
        </table:table-row>
        <table:table-row table:style-name="ro2">
          <table:table-cell table:number-columns-repeated="5"/>
          <table:table-cell office:value-type="date" office:date-value="2021-04-01T00:00:00" table:style-name="ce38">
            <text:p>2021-04-01</text:p>
          </table:table-cell>
          <table:table-cell office:value-type="float" office:value="24544.106483946001" table:formula="of:=[.G207]+([.G211]-[.G207])/3" table:style-name="ce39">
            <text:p><text:s/>24 544,11<text:s/></text:p>
          </table:table-cell>
          <table:table-cell office:value-type="float" office:value="24.544106483946003" table:formula="of:=[.G208]/10^3" table:style-name="ce40">
            <text:p><text:s/>24,54<text:s text:c="3"/></text:p>
          </table:table-cell>
          <table:table-cell table:number-columns-repeated="16376"/>
        </table:table-row>
        <table:table-row table:style-name="ro2">
          <table:table-cell table:number-columns-repeated="5"/>
          <table:table-cell office:value-type="date" office:date-value="2021-07-01T00:00:00" table:style-name="ce38">
            <text:p>2021-07-01</text:p>
          </table:table-cell>
          <table:table-cell office:value-type="float" office:value="24585.538335551399" table:formula="of:=[.G207]+([.G211]-[.G207])/2" table:style-name="ce39">
            <text:p><text:s/>24 585,54<text:s/></text:p>
          </table:table-cell>
          <table:table-cell office:value-type="float" office:value="24.585538335551398" table:formula="of:=[.G209]/10^3" table:style-name="ce40">
            <text:p><text:s/>24,59<text:s text:c="3"/></text:p>
          </table:table-cell>
          <table:table-cell table:number-columns-repeated="16376"/>
        </table:table-row>
        <table:table-row table:style-name="ro2">
          <table:table-cell table:number-columns-repeated="5"/>
          <table:table-cell office:value-type="date" office:date-value="2021-10-01T00:00:00" table:style-name="ce38">
            <text:p>2021-10-01</text:p>
          </table:table-cell>
          <table:table-cell office:value-type="float" office:value="24626.9701871568" table:formula="of:=[.G207]+([.G211]-[.G207])*2/3" table:style-name="ce39">
            <text:p><text:s/>24 626,97<text:s/></text:p>
          </table:table-cell>
          <table:table-cell office:value-type="float" office:value="24.6269701871568" table:formula="of:=[.G210]/10^3" table:style-name="ce40">
            <text:p><text:s/>24,63<text:s text:c="3"/></text:p>
          </table:table-cell>
          <table:table-cell table:number-columns-repeated="16376"/>
        </table:table-row>
        <table:table-row table:style-name="ro2">
          <table:table-cell table:number-columns-repeated="5"/>
          <table:table-cell office:value-type="date" office:date-value="2022-01-01T00:00:00" table:style-name="ce38">
            <text:p>2022-01-01</text:p>
          </table:table-cell>
          <table:table-cell office:value-type="float" office:value="24709.833890367601" table:formula="of:=[.C65]" table:style-name="ce39">
            <text:p><text:s/>24 709,83<text:s/></text:p>
          </table:table-cell>
          <table:table-cell office:value-type="float" office:value="24.709833890367602" table:formula="of:=[.G211]/10^3" table:style-name="ce40">
            <text:p><text:s/>24,71<text:s text:c="3"/></text:p>
          </table:table-cell>
          <table:table-cell table:number-columns-repeated="16376"/>
        </table:table-row>
        <table:table-row table:style-name="ro2">
          <table:table-cell table:number-columns-repeated="5"/>
          <table:table-cell office:value-type="date" office:date-value="2022-04-01T00:00:00" table:style-name="ce38">
            <text:p>2022-04-01</text:p>
          </table:table-cell>
          <table:table-cell office:value-type="float" office:value="24782.418593578401" table:formula="of:=[.G211]+([.G215]-[.G211])/3" table:style-name="ce39">
            <text:p><text:s/>24 782,42<text:s/></text:p>
          </table:table-cell>
          <table:table-cell office:value-type="float" office:value="24.782418593578402" table:formula="of:=[.G212]/10^3" table:style-name="ce40">
            <text:p><text:s/>24,78<text:s text:c="3"/></text:p>
          </table:table-cell>
          <table:table-cell table:number-columns-repeated="16376"/>
        </table:table-row>
        <table:table-row table:style-name="ro2">
          <table:table-cell table:number-columns-repeated="5"/>
          <table:table-cell office:value-type="date" office:date-value="2022-07-01T00:00:00" table:style-name="ce38">
            <text:p>2022-07-01</text:p>
          </table:table-cell>
          <table:table-cell office:value-type="float" office:value="24818.710945183801" table:formula="of:=[.G211]+([.G215]-[.G211])/2" table:style-name="ce39">
            <text:p><text:s/>24 818,71<text:s/></text:p>
          </table:table-cell>
          <table:table-cell office:value-type="float" office:value="24.818710945183799" table:formula="of:=[.G213]/10^3" table:style-name="ce40">
            <text:p><text:s/>24,82<text:s text:c="3"/></text:p>
          </table:table-cell>
          <table:table-cell table:number-columns-repeated="16376"/>
        </table:table-row>
        <table:table-row table:style-name="ro2">
          <table:table-cell table:number-columns-repeated="5"/>
          <table:table-cell office:value-type="date" office:date-value="2022-10-01T00:00:00" table:style-name="ce38">
            <text:p>2022-10-01</text:p>
          </table:table-cell>
          <table:table-cell office:value-type="float" office:value="24855.0032967892" table:formula="of:=[.G211]+([.G215]-[.G211])*2/3" table:style-name="ce39">
            <text:p><text:s/>24 855,00<text:s/></text:p>
          </table:table-cell>
          <table:table-cell office:value-type="float" office:value="24.855003296789199" table:formula="of:=[.G214]/10^3" table:style-name="ce40">
            <text:p><text:s/>24,86<text:s text:c="3"/></text:p>
          </table:table-cell>
          <table:table-cell table:number-columns-repeated="16376"/>
        </table:table-row>
        <table:table-row table:style-name="ro2">
          <table:table-cell table:number-columns-repeated="5"/>
          <table:table-cell office:value-type="date" office:date-value="2023-01-01T00:00:00" table:style-name="ce38">
            <text:p>2023-01-01</text:p>
          </table:table-cell>
          <table:table-cell office:value-type="float" office:value="24927.588" table:formula="of:=[.C66]" table:style-name="ce39">
            <text:p><text:s/>24 927,59<text:s/></text:p>
          </table:table-cell>
          <table:table-cell office:value-type="float" office:value="24.927588" table:formula="of:=[.G215]/10^3" table:style-name="ce40">
            <text:p><text:s/>24,93<text:s text:c="3"/></text:p>
          </table:table-cell>
          <table:table-cell table:number-columns-repeated="16376"/>
        </table:table-row>
        <table:table-row table:style-name="ro2">
          <table:table-cell table:number-columns-repeated="5"/>
          <table:table-cell office:value-type="date" office:date-value="2023-04-01T00:00:00" table:style-name="ce38">
            <text:p>2023-04-01</text:p>
          </table:table-cell>
          <table:table-cell office:value-type="float" office:value="25005.741999999998" table:formula="of:=[.G215]+([.G219]-[.G215])/3" table:style-name="ce39">
            <text:p><text:s/>25 005,74<text:s/></text:p>
          </table:table-cell>
          <table:table-cell office:value-type="float" office:value="25.005741999999998" table:formula="of:=[.G216]/10^3" table:style-name="ce40">
            <text:p><text:s/>25,01<text:s text:c="3"/></text:p>
          </table:table-cell>
          <table:table-cell table:number-columns-repeated="16376"/>
        </table:table-row>
        <table:table-row table:style-name="ro2">
          <table:table-cell table:number-columns-repeated="5"/>
          <table:table-cell office:value-type="date" office:date-value="2023-07-01T00:00:00" table:style-name="ce38">
            <text:p>2023-07-01</text:p>
          </table:table-cell>
          <table:table-cell office:value-type="float" office:value="25044.819" table:formula="of:=[.G215]+([.G219]-[.G215])/2" table:style-name="ce39">
            <text:p><text:s/>25 044,82<text:s/></text:p>
          </table:table-cell>
          <table:table-cell office:value-type="float" office:value="25.044819" table:formula="of:=[.G217]/10^3" table:style-name="ce40">
            <text:p><text:s/>25,04<text:s text:c="3"/></text:p>
          </table:table-cell>
          <table:table-cell table:number-columns-repeated="16376"/>
        </table:table-row>
        <table:table-row table:style-name="ro2">
          <table:table-cell table:number-columns-repeated="5"/>
          <table:table-cell office:value-type="date" office:date-value="2023-10-01T00:00:00" table:style-name="ce38">
            <text:p>2023-10-01</text:p>
          </table:table-cell>
          <table:table-cell office:value-type="float" office:value="25083.896000000001" table:formula="of:=[.G215]+([.G219]-[.G215])*2/3" table:style-name="ce39">
            <text:p><text:s/>25 083,90<text:s/></text:p>
          </table:table-cell>
          <table:table-cell office:value-type="float" office:value="25.083895999999999" table:formula="of:=[.G218]/10^3" table:style-name="ce40">
            <text:p><text:s/>25,08<text:s text:c="3"/></text:p>
          </table:table-cell>
          <table:table-cell table:number-columns-repeated="16376"/>
        </table:table-row>
        <table:table-row table:style-name="ro2">
          <table:table-cell table:number-columns-repeated="5"/>
          <table:table-cell office:value-type="date" office:date-value="2024-01-01T00:00:00" table:style-name="ce38">
            <text:p>2024-01-01</text:p>
          </table:table-cell>
          <table:table-cell office:value-type="float" office:value="25162.05" table:formula="of:=[.C67]" table:style-name="ce39">
            <text:p><text:s/>25 162,05<text:s/></text:p>
          </table:table-cell>
          <table:table-cell office:value-type="float" office:value="25.162050000000001" table:formula="of:=[.G219]/10^3" table:style-name="ce40">
            <text:p><text:s/>25,16<text:s text:c="3"/></text:p>
          </table:table-cell>
          <table:table-cell table:number-columns-repeated="16376"/>
        </table:table-row>
        <table:table-row table:style-name="ro2">
          <table:table-cell table:number-columns-repeated="5"/>
          <table:table-cell office:value-type="date" office:date-value="2024-04-01T00:00:00" table:style-name="ce38">
            <text:p>2024-04-01</text:p>
          </table:table-cell>
          <table:table-cell office:value-type="float" office:value="25240.182333333334" table:formula="of:=[.G219]+([.G223]-[.G219])/3" table:style-name="ce39">
            <text:p><text:s/>25 240,18<text:s/></text:p>
          </table:table-cell>
          <table:table-cell office:value-type="float" office:value="25.240182333333333" table:formula="of:=[.G220]/10^3" table:style-name="ce40">
            <text:p><text:s/>25,24<text:s text:c="3"/></text:p>
          </table:table-cell>
          <table:table-cell table:number-columns-repeated="16376"/>
        </table:table-row>
        <table:table-row table:style-name="ro2">
          <table:table-cell table:number-columns-repeated="5"/>
          <table:table-cell office:value-type="date" office:date-value="2024-07-01T00:00:00" table:style-name="ce38">
            <text:p>2024-07-01</text:p>
          </table:table-cell>
          <table:table-cell office:value-type="float" office:value="25279.248500000002" table:formula="of:=[.G219]+([.G223]-[.G219])/2" table:style-name="ce39">
            <text:p><text:s/>25 279,25<text:s/></text:p>
          </table:table-cell>
          <table:table-cell office:value-type="float" office:value="25.279248500000001" table:formula="of:=[.G221]/10^3" table:style-name="ce40">
            <text:p><text:s/>25,28<text:s text:c="3"/></text:p>
          </table:table-cell>
          <table:table-cell table:number-columns-repeated="16376"/>
        </table:table-row>
        <table:table-row table:style-name="ro2">
          <table:table-cell table:number-columns-repeated="5"/>
          <table:table-cell office:value-type="date" office:date-value="2024-10-01T00:00:00" table:style-name="ce38">
            <text:p>2024-10-01</text:p>
          </table:table-cell>
          <table:table-cell office:value-type="float" office:value="25318.314666666665" table:formula="of:=[.G219]+([.G223]-[.G219])*2/3" table:style-name="ce39">
            <text:p><text:s/>25 318,31<text:s/></text:p>
          </table:table-cell>
          <table:table-cell office:value-type="float" office:value="25.318314666666666" table:formula="of:=[.G222]/10^3" table:style-name="ce40">
            <text:p><text:s/>25,32<text:s text:c="3"/></text:p>
          </table:table-cell>
          <table:table-cell table:number-columns-repeated="16376"/>
        </table:table-row>
        <table:table-row table:style-name="ro2">
          <table:table-cell table:number-columns-repeated="5"/>
          <table:table-cell office:value-type="date" office:date-value="2025-01-01T00:00:00" table:style-name="ce38">
            <text:p>2025-01-01</text:p>
          </table:table-cell>
          <table:table-cell office:value-type="float" office:value="25396.447" table:formula="of:=[.C68]" table:style-name="ce39">
            <text:p><text:s/>25 396,45<text:s/></text:p>
          </table:table-cell>
          <table:table-cell office:value-type="float" office:value="25.396446999999998" table:formula="of:=[.G223]/10^3" table:style-name="ce40">
            <text:p><text:s/>25,40<text:s text:c="3"/></text:p>
          </table:table-cell>
          <table:table-cell table:number-columns-repeated="16376"/>
        </table:table-row>
        <table:table-row table:number-rows-repeated="1048353" table:style-name="ro2">
          <table:table-cell table:number-columns-repeated="16384"/>
        </table:table-row>
      </table:table>
      <table:table table:name="Cover" table:style-name="ta3">
        <table:table-column table:style-name="co6" table:default-cell-style-name="ce1"/>
        <table:table-column table:style-name="co3" table:default-cell-style-name="ce1"/>
        <table:table-column table:style-name="co7" table:default-cell-style-name="ce1"/>
        <table:table-column table:style-name="co3" table:number-columns-repeated="16381" table:default-cell-style-name="ce1"/>
        <table:table-row table:style-name="ro1">
          <table:table-cell office:value-type="string" table:style-name="ce2">
            <text:p>Cover sheet</text:p>
          </table:table-cell>
          <table:table-cell table:number-columns-repeated="16383"/>
        </table:table-row>
        <table:table-row table:style-name="ro1">
          <table:table-cell office:value-type="string" table:style-name="ce2">
            <text:p>Dwelling Stock, Table 104: Dwelling stock by tenure, England (historical series)</text:p>
          </table:table-cell>
          <table:table-cell table:number-columns-repeated="16383"/>
        </table:table-row>
        <table:table-row table:style-name="ro2">
          <table:table-cell office:value-type="string" table:style-name="ce6">
            <text:p><text:a xlink:href="#Contents.A1">Back to contents</text:a></text:p>
          </table:table-cell>
          <table:table-cell table:number-columns-repeated="16383"/>
        </table:table-row>
        <table:table-row table:style-name="ro6">
          <table:table-cell office:value-type="string" table:style-name="ce7">
            <text:p>Date of publication: May 2024</text:p>
            <text:p>Next update: May 2025</text:p>
          </table:table-cell>
          <table:table-cell table:number-columns-repeated="16383"/>
        </table:table-row>
        <table:table-row table:style-name="ro3">
          <table:table-cell office:value-type="string" table:style-name="ce4">
            <text:p>Background</text:p>
          </table:table-cell>
          <table:table-cell table:number-columns-repeated="16383"/>
        </table:table-row>
        <table:table-row table:style-name="ro7">
          <table:table-cell office:value-type="string" table:style-name="ce8">
            <text:p>The dwelling stock statistical release presents National Statistics on estimates of the number of dwellings in England and in each local authority district. The statistics use the Census as a baseline and apply annual net changes to the dwelling stock as measured by the related Housing supply: net additional dwellings statistics. Table 104 gives dwelling stock estimates as at England level, by tenure, from 1801 to 2023. For tenure definitions, see Housing statistics and English Housing Survey glossary linked below:</text:p>
          </table:table-cell>
          <table:table-cell table:number-columns-repeated="16383"/>
        </table:table-row>
        <table:table-row table:style-name="ro2">
          <table:table-cell office:value-type="string" table:style-name="ce9">
            <text:p><text:a xlink:href="https://www.gov.uk/guidance/housing-statistics-and-england-housing-survey-glossary/a-to-z">Housing statistics and English Housing Survey glossary</text:a></text:p>
          </table:table-cell>
          <table:table-cell table:number-columns-repeated="16383"/>
        </table:table-row>
        <table:table-row table:style-name="ro8">
          <table:table-cell office:value-type="string" table:style-name="ce7">
            <text:p>Figures for the total dwelling stock and private sector are estimates and, although expressed to the nearest dwelling at district and England level, they should not be considered as accurate to the nearest dwelling. Data for earlier years are less reliable and definitions may not be consistent throughout the series. Shared ownership dwellings are currenly included in owner-occupied dwellings. Private Registered Provider here refers to registered providers of social housing (previously known as Housing Associations or Registered Social Landlords); these figures include all self-contained units only. As such this figure does not match Live Table 100 which include self contained units and bedspaces.<text:s text:c="5"/></text:p>
          </table:table-cell>
          <table:table-cell table:number-columns-repeated="16383"/>
        </table:table-row>
        <table:table-row table:style-name="ro3">
          <table:table-cell office:value-type="string" table:style-name="ce10">
            <text:p>Sources and data collection</text:p>
          </table:table-cell>
          <table:table-cell table:number-columns-repeated="16383"/>
        </table:table-row>
        <table:table-row table:style-name="ro6">
          <table:table-cell office:value-type="string" table:style-name="ce7">
            <text:p>No data is collected directly for this statistical release. Instead, it draws on information from a range of data sources to compile a coherent set of statistics on the total number of dwellings and the tenure profile of the stock. The statistical sources used are linked below:</text:p>
          </table:table-cell>
          <table:table-cell table:number-columns-repeated="16383"/>
        </table:table-row>
        <table:table-row table:style-name="ro2">
          <table:table-cell office:value-type="string" table:style-name="ce11">
            <text:p><text:a xlink:href="https://www.ons.gov.uk/census/2001censusandearlier">Census 2001 (Office for National Statistics)</text:a></text:p>
          </table:table-cell>
          <table:table-cell table:number-columns-repeated="16383"/>
        </table:table-row>
        <table:table-row table:style-name="ro2">
          <table:table-cell office:value-type="string" table:style-name="ce11">
            <text:p><text:a xlink:href="https://www.ons.gov.uk/census/2011census">Census 2011 (Office for National Statistics)</text:a></text:p>
          </table:table-cell>
          <table:table-cell table:number-columns-repeated="16383"/>
        </table:table-row>
        <table:table-row table:style-name="ro2">
          <table:table-cell office:value-type="string" table:style-name="ce11">
            <text:p><text:a xlink:href="https://www.ons.gov.uk/census">Census 2021 (Office for National Statistics)</text:a></text:p>
          </table:table-cell>
          <table:table-cell table:number-columns-repeated="16383"/>
        </table:table-row>
        <table:table-row table:style-name="ro3">
          <table:table-cell office:value-type="string" table:style-name="ce11">
            <text:p><text:a xlink:href="https://www.gov.uk/government/collections/net-supply-of-housing">Housing Supply: Net Additional Dwellings (Department for Levelling Up, Housing and Communities)</text:a></text:p>
          </table:table-cell>
          <table:table-cell table:number-columns-repeated="16383" table:style-name="ce4"/>
        </table:table-row>
        <table:table-row table:style-name="ro2">
          <table:table-cell office:value-type="string" table:style-name="ce11">
            <text:p><text:a xlink:href="https://www.gov.uk/government/collections/local-authority-housing-data">Local Authority Housing Statistics (Department for Levelling Up, Housing and Communities)</text:a></text:p>
          </table:table-cell>
          <table:table-cell table:number-columns-repeated="16383"/>
        </table:table-row>
        <table:table-row table:style-name="ro2">
          <table:table-cell office:value-type="string" table:style-name="ce11">
            <text:p><text:a xlink:href="https://www.gov.uk/government/collections/statistical-data-return-statistical-releases">Statistical Data Return (Regulator of Social Housing)</text:a></text:p>
          </table:table-cell>
          <table:table-cell table:number-columns-repeated="16383"/>
        </table:table-row>
        <table:table-row table:style-name="ro2">
          <table:table-cell office:value-type="string" table:style-name="ce11">
            <text:p><text:a xlink:href="https://www.ons.gov.uk/surveys/informationforhouseholdsandindividuals/householdandindividualsurveys/labourforcesurveylfs">Labour Force Survey (Office for National Statistics)</text:a></text:p>
          </table:table-cell>
          <table:table-cell table:number-columns-repeated="16383"/>
        </table:table-row>
        <table:table-row table:style-name="ro2">
          <table:table-cell office:value-type="string" table:style-name="ce11">
            <text:p><text:a xlink:href="https://www.gov.uk/government/collections/english-housing-survey">English Housing Survey (Department for Levelling Up, Housing and Communities)</text:a></text:p>
          </table:table-cell>
          <table:table-cell table:number-columns-repeated="16383"/>
        </table:table-row>
        <table:table-row table:style-name="ro2">
          <table:table-cell office:value-type="string" table:style-name="ce11">
            <text:p><text:a xlink:href="https://geoportal.statistics.gov.uk/">Standard Area Measurements (Office for National Statistics)</text:a></text:p>
          </table:table-cell>
          <table:table-cell table:number-columns-repeated="16383"/>
        </table:table-row>
        <table:table-row table:style-name="ro3">
          <table:table-cell office:value-type="string" table:style-name="ce10">
            <text:p>Methodology</text:p>
          </table:table-cell>
          <table:table-cell table:number-columns-repeated="16383"/>
        </table:table-row>
        <table:table-row table:style-name="ro9">
          <table:table-cell office:value-type="string" table:style-name="ce12">
            <text:p>The Office for National Statistics (ONS) has recommended that the most suitable method for producing estimates of total dwelling stock at the national and regional levels is to use the census count as a baseline and project this forward using information on annual net supply of housing. The ONS also recommends that, to maintain consistency, the same methodology should be used to produce estimates at the district level.<text:s/></text:p>
          </table:table-cell>
          <table:table-cell table:number-columns-repeated="16383"/>
        </table:table-row>
        <table:table-row table:style-name="ro10">
          <table:table-cell office:value-type="string" table:style-name="ce13">
            <text:p>Tenure methodology</text:p>
          </table:table-cell>
          <table:table-cell table:number-columns-repeated="16383"/>
        </table:table-row>
        <table:table-row table:style-name="ro8">
          <table:table-cell office:value-type="string" table:style-name="ce12">
            <text:p>The total dwelling stock equals the previous year's dwelling stock figure plus the net additional dwellings figure for the current financial year. Local authority and other public sector housing stock, which include non-permanent dwellings, are taken from the Local Authority Housing Statistics return (from 2012), and <text:s/>private registered provider stock is taken from the Regulator of Social Housing's Statistical Data Return (from 2012). The Private Rented Sector estimated are taken from the Labour Force Survey and smoothed, and owner occupied stock is the total minus the other components. For further details on the methodology, see the methodology section of our technical notes, linked below:</text:p>
          </table:table-cell>
          <table:table-cell table:number-columns-repeated="16383"/>
        </table:table-row>
        <table:table-row table:style-name="ro2">
          <table:table-cell office:value-type="string" table:style-name="ce14">
            <text:p><text:a xlink:href="https://www.gov.uk/government/statistics/dwelling-stock-estimates-in-england-2022/dwelling-stock-estimates-england-31-march-2022-technical-notes#methodology">Methodology</text:a></text:p>
          </table:table-cell>
          <table:table-cell table:number-columns-repeated="16383"/>
        </table:table-row>
        <table:table-row table:style-name="ro3">
          <table:table-cell office:value-type="string" table:style-name="ce4">
            <text:p>Revisions</text:p>
          </table:table-cell>
          <table:table-cell table:number-columns-repeated="16383"/>
        </table:table-row>
        <table:table-row table:style-name="ro10">
          <table:table-cell office:value-type="string" table:style-name="ce13">
            <text:p>Census adjustments</text:p>
          </table:table-cell>
          <table:table-cell table:number-columns-repeated="16383"/>
        </table:table-row>
        <table:table-row table:style-name="ro7">
          <table:table-cell office:value-type="string" table:style-name="ce12">
            <text:p>The dwelling stock estimates are calibrated against the census dwelling count on its release every 10 years. Following the 2001 census, the annual figures from 1992 to 2001 were adjusted, with any difference spread evenly across the 10 years since the previous census. The same process was applied to figures for 2002 to 2011 from the 2011 Census, and to figures for 2012 to 2021 from the 2021 Census. Figures for 2001, 2011 and 2021 are the Census figures. More detail can be found in the 'scheduled revisions' section of our technical notes for the release linked below:</text:p>
          </table:table-cell>
          <table:table-cell table:number-columns-repeated="16383"/>
        </table:table-row>
        <table:table-row table:style-name="ro2">
          <table:table-cell office:value-type="string" table:style-name="ce14">
            <text:p><text:a xlink:href="https://www.gov.uk/government/statistics/housing-supply-net-additional-dwellings-england-2022-to-2023/housing-supply-net-additional-dwellings-england-2022-to-2023-technical-notes#revisions-policy">Scheduled revisions</text:a></text:p>
          </table:table-cell>
          <table:table-cell table:number-columns-repeated="16383"/>
        </table:table-row>
        <table:table-row table:style-name="ro10">
          <table:table-cell office:value-type="string" table:style-name="ce13">
            <text:p>Scheduled revisions</text:p>
          </table:table-cell>
          <table:table-cell table:number-columns-repeated="16383"/>
        </table:table-row>
        <table:table-row table:style-name="ro6">
          <table:table-cell office:value-type="string" table:style-name="ce12">
            <text:p>Scheduled revisions for the dwelling stock estimates are dependent on revisions to the Housing Supply: Net Additional Dwelling statistics and the English Housing Survey statistics. Information on the revisions policy of those statistics can be found in the most recent release of those statistics, which are linked above.</text:p>
          </table:table-cell>
          <table:table-cell table:number-columns-repeated="16383"/>
        </table:table-row>
        <table:table-row table:style-name="ro3">
          <table:table-cell office:value-type="string" table:style-name="ce4">
            <text:p>Contact details</text:p>
          </table:table-cell>
          <table:table-cell table:number-columns-repeated="16383"/>
        </table:table-row>
        <table:table-row table:style-name="ro2">
          <table:table-cell office:value-type="string" table:style-name="ce15">
            <text:p>E-Mail: housing.statistics@levellingup.gov.uk</text:p>
          </table:table-cell>
          <table:table-cell table:number-columns-repeated="16383"/>
        </table:table-row>
        <table:table-row table:number-rows-repeated="1048544" table:style-name="ro4">
          <table:table-cell table:number-columns-repeated="16384"/>
        </table:table-row>
      </table:table>
      <table:table table:name="Notes" table:style-name="ta3">
        <table:table-column table:style-name="co8" table:default-cell-style-name="ce1"/>
        <table:table-column table:style-name="co9" table:default-cell-style-name="ce1"/>
        <table:table-column table:style-name="co10" table:default-cell-style-name="ce1"/>
        <table:table-column table:style-name="co3" table:number-columns-repeated="16381" table:default-cell-style-name="ce1"/>
        <table:table-row table:style-name="ro1">
          <table:table-cell office:value-type="string" table:style-name="ce2">
            <text:p>Notes</text:p>
          </table:table-cell>
          <table:table-cell table:number-columns-repeated="16383" table:style-name="ce1"/>
        </table:table-row>
        <table:table-row table:style-name="ro2">
          <table:table-cell office:value-type="string" table:style-name="ce3">
            <text:p>This worksheet contains one table.</text:p>
          </table:table-cell>
          <table:table-cell table:number-columns-repeated="16383" table:style-name="ce1"/>
        </table:table-row>
        <table:table-row table:style-name="ro2">
          <table:table-cell office:value-type="string" table:style-name="ce16">
            <text:p><text:a xlink:href="#Contents.A1">Back to contents</text:a></text:p>
          </table:table-cell>
          <table:table-cell table:number-columns-repeated="16383" table:style-name="ce1"/>
        </table:table-row>
        <table:table-row table:style-name="ro3">
          <table:table-cell office:value-type="string" table:style-name="ce4">
            <text:p>Note</text:p>
          </table:table-cell>
          <table:table-cell office:value-type="string" table:style-name="ce4">
            <text:p>Note explanation</text:p>
          </table:table-cell>
          <table:table-cell office:value-type="string" table:style-name="ce4">
            <text:p>Note location</text:p>
          </table:table-cell>
          <table:table-cell table:number-columns-repeated="16381"/>
        </table:table-row>
        <table:table-row table:style-name="ro6">
          <table:table-cell office:value-type="string" table:style-name="ce3">
            <text:p>[p]</text:p>
          </table:table-cell>
          <table:table-cell office:value-type="string" table:style-name="ce8">
            <text:p>These figures are provisional and subject to scheduled revisions and revisions pending the release of future census dwelling stock data.<text:s/></text:p>
          </table:table-cell>
          <table:table-cell office:value-type="string" table:style-name="ce3">
            <text:p>Table_104</text:p>
          </table:table-cell>
          <table:table-cell table:number-columns-repeated="16381"/>
        </table:table-row>
        <table:table-row table:style-name="ro2">
          <table:table-cell office:value-type="string" table:style-name="ce3">
            <text:p>[r]</text:p>
          </table:table-cell>
          <table:table-cell office:value-type="string" table:style-name="ce8">
            <text:p>Figures for the latest year have been revised.</text:p>
          </table:table-cell>
          <table:table-cell office:value-type="string" table:style-name="ce3">
            <text:p>Table_104</text:p>
          </table:table-cell>
          <table:table-cell table:number-columns-repeated="16381"/>
        </table:table-row>
        <table:table-row table:style-name="ro2">
          <table:table-cell office:value-type="string" table:style-name="ce3">
            <text:p>[x]</text:p>
          </table:table-cell>
          <table:table-cell office:value-type="string" table:style-name="ce8">
            <text:p>Data is not available.</text:p>
          </table:table-cell>
          <table:table-cell office:value-type="string" table:style-name="ce3">
            <text:p>Table_104</text:p>
          </table:table-cell>
          <table:table-cell table:number-columns-repeated="16381"/>
        </table:table-row>
        <table:table-row table:style-name="ro9">
          <table:table-cell office:value-type="string" table:style-name="ce1">
            <text:p>[note 1]</text:p>
          </table:table-cell>
          <table:table-cell office:value-type="string" table:style-name="ce17">
            <text:p>Estimates from 2002 are based on local authority and Private Registered Provider (housing association) dwelling counts, the Labour Force Survey and, from 2003, the English Housing Survey. Estimates may not be strictly comparable between periods.</text:p>
          </table:table-cell>
          <table:table-cell office:value-type="string" table:style-name="ce3">
            <text:p>Table_104</text:p>
          </table:table-cell>
          <table:table-cell table:number-columns-repeated="16381"/>
        </table:table-row>
        <table:table-row table:style-name="ro9">
          <table:table-cell office:value-type="string" table:style-name="ce3">
            <text:p>[note 2]</text:p>
          </table:table-cell>
          <table:table-cell office:value-type="string" table:style-name="ce8">
            <text:p>From 2003 the figures for owner-occupied and the private rental sector for England have been produced using a new improved methodology as detailed in the dwelling stock release. Prior to this vacancy was not accounted for.</text:p>
          </table:table-cell>
          <table:table-cell office:value-type="string" table:style-name="ce3">
            <text:p>Table_104</text:p>
          </table:table-cell>
          <table:table-cell table:number-columns-repeated="16381"/>
        </table:table-row>
        <table:table-row table:style-name="ro7">
          <table:table-cell office:value-type="string" table:style-name="ce1">
            <text:p>[note 3]</text:p>
          </table:table-cell>
          <table:table-cell office:value-type="string" table:style-name="ce17">
            <text:p>Due to disruptions caused by the coronavirus pandemic, there was a lower response rate for the LAHS return for 2020 compared to previous years. As such, the reductions seen in Local Authority stock and Other Public Sector stock may reflect lower data quality rather than real changes.</text:p>
          </table:table-cell>
          <table:table-cell office:value-type="string" table:style-name="ce3">
            <text:p>Table_104</text:p>
          </table:table-cell>
          <table:table-cell table:number-columns-repeated="16381"/>
        </table:table-row>
        <table:table-row table:style-name="ro2">
          <table:table-cell table:number-columns-repeated="2" table:style-name="ce1"/>
          <table:table-cell table:style-name="ce3"/>
          <table:table-cell table:number-columns-repeated="16381"/>
        </table:table-row>
        <table:table-row table:number-rows-repeated="3" table:style-name="ro4">
          <table:table-cell table:number-columns-repeated="16384"/>
        </table:table-row>
        <table:table-row table:style-name="ro2">
          <table:table-cell table:style-name="ce1"/>
          <table:table-cell table:style-name="ce8"/>
          <table:table-cell table:number-columns-repeated="16382" table:style-name="ce1"/>
        </table:table-row>
        <table:table-row table:number-rows-repeated="5" table:style-name="ro4">
          <table:table-cell table:number-columns-repeated="16384"/>
        </table:table-row>
        <table:table-row table:style-name="ro2">
          <table:table-cell table:style-name="ce18"/>
          <table:table-cell table:number-columns-repeated="16383"/>
        </table:table-row>
        <table:table-row table:number-rows-repeated="3" table:style-name="ro2">
          <table:table-cell table:style-name="ce19"/>
          <table:table-cell table:number-columns-repeated="16383"/>
        </table:table-row>
        <table:table-row table:style-name="ro2">
          <table:table-cell table:style-name="ce20"/>
          <table:table-cell table:number-columns-repeated="16383"/>
        </table:table-row>
        <table:table-row table:number-rows-repeated="1048551" table:style-name="ro4">
          <table:table-cell table:number-columns-repeated="16384"/>
        </table:table-row>
      </table:table>
      <table:table table:name="Table_104" table:style-name="ta1">
        <table:table-column table:style-name="co11" table:default-cell-style-name="ce35"/>
        <table:table-column table:style-name="co11" table:default-cell-style-name="ce1"/>
        <table:table-column table:style-name="co12" table:number-columns-repeated="6" table:default-cell-style-name="ce1"/>
        <table:table-column table:style-name="co3" table:number-columns-repeated="16376" table:default-cell-style-name="ce1"/>
        <table:table-row table:style-name="ro1">
          <table:table-cell office:value-type="string" table:style-name="ce21">
            <text:p>Table 104 Dwelling stock: by tenure, England (historical series) [note 1] [note 2]</text:p>
          </table:table-cell>
          <table:table-cell table:number-columns-repeated="16383" table:style-name="ce1"/>
        </table:table-row>
        <table:table-row table:style-name="ro2">
          <table:table-cell office:value-type="string" table:style-name="ce22">
            <text:p>This worksheet contains one table. Some cells refer to notes which can be found in the Notes sheet. Stock estimates are in thousands of dwellings, and are expressed to the nearest thousand but should not be regarded as accurate to the last digit.Totals may not equal the sum of component parts due to rounding.</text:p>
          </table:table-cell>
          <table:table-cell table:number-columns-repeated="16383" table:style-name="ce1"/>
        </table:table-row>
        <table:table-row table:style-name="ro2">
          <table:table-cell office:value-type="string" table:style-name="ce23">
            <text:p><text:a xlink:href="#Contents.A1">Back to contents</text:a></text:p>
          </table:table-cell>
          <table:table-cell table:number-columns-repeated="16383" table:style-name="ce1"/>
        </table:table-row>
        <table:table-row table:style-name="ro11">
          <table:table-cell office:value-type="string" table:style-name="ce24">
            <text:p>Date</text:p>
          </table:table-cell>
          <table:table-cell office:value-type="string" table:style-name="ce24">
            <text:p>Year</text:p>
          </table:table-cell>
          <table:table-cell office:value-type="string" table:style-name="ce24">
            <text:p>Owner Occupied</text:p>
          </table:table-cell>
          <table:table-cell office:value-type="string" table:style-name="ce24">
            <text:p>Rented Privately or with a job or business</text:p>
          </table:table-cell>
          <table:table-cell office:value-type="string" table:style-name="ce24">
            <text:p>Rented from Private Registered Providers</text:p>
          </table:table-cell>
          <table:table-cell office:value-type="string" table:style-name="ce24">
            <text:p>Rented from Local Authorities</text:p>
          </table:table-cell>
          <table:table-cell office:value-type="string" table:style-name="ce24">
            <text:p>Other public sector dwellings</text:p>
          </table:table-cell>
          <table:table-cell office:value-type="string" table:style-name="ce24">
            <text:p>All Dwellings</text:p>
          </table:table-cell>
          <table:table-cell table:number-columns-repeated="16376" table:style-name="ce25"/>
        </table:table-row>
        <table:table-row table:style-name="ro5">
          <table:table-cell office:value-type="string" table:style-name="ce26">
            <text:p>1 April</text:p>
          </table:table-cell>
          <table:table-cell office:value-type="float" office:value="1801" table:style-name="ce27">
            <text:p>180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1512" table:style-name="ce29">
            <text:p>1 512</text:p>
          </table:table-cell>
          <table:table-cell table:number-columns-repeated="2" table:style-name="ce1"/>
          <table:table-cell table:style-name="ce30"/>
          <table:table-cell table:number-columns-repeated="16373"/>
        </table:table-row>
        <table:table-row table:style-name="ro5">
          <table:table-cell office:value-type="string" table:style-name="ce26">
            <text:p>1 April</text:p>
          </table:table-cell>
          <table:table-cell office:value-type="float" office:value="1811" table:style-name="ce27">
            <text:p>181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1714" table:style-name="ce29">
            <text:p>1 714</text:p>
          </table:table-cell>
          <table:table-cell table:number-columns-repeated="16376" table:style-name="ce1"/>
        </table:table-row>
        <table:table-row table:style-name="ro5">
          <table:table-cell office:value-type="string" table:style-name="ce26">
            <text:p>1 April</text:p>
          </table:table-cell>
          <table:table-cell office:value-type="float" office:value="1821" table:style-name="ce27">
            <text:p>182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2004" table:style-name="ce29">
            <text:p>2 004</text:p>
          </table:table-cell>
          <table:table-cell table:number-columns-repeated="16376" table:style-name="ce1"/>
        </table:table-row>
        <table:table-row table:style-name="ro5">
          <table:table-cell office:value-type="string" table:style-name="ce26">
            <text:p>1 April</text:p>
          </table:table-cell>
          <table:table-cell office:value-type="float" office:value="1831" table:style-name="ce27">
            <text:p>183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2420" table:style-name="ce29">
            <text:p>2 420</text:p>
          </table:table-cell>
          <table:table-cell table:number-columns-repeated="16376" table:style-name="ce1"/>
        </table:table-row>
        <table:table-row table:style-name="ro5">
          <table:table-cell office:value-type="string" table:style-name="ce26">
            <text:p>1 April</text:p>
          </table:table-cell>
          <table:table-cell office:value-type="float" office:value="1841" table:style-name="ce27">
            <text:p>184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2890" table:style-name="ce29">
            <text:p>2 890</text:p>
          </table:table-cell>
          <table:table-cell table:number-columns-repeated="16376" table:style-name="ce1"/>
        </table:table-row>
        <table:table-row table:style-name="ro5">
          <table:table-cell office:value-type="string" table:style-name="ce26">
            <text:p>1 April</text:p>
          </table:table-cell>
          <table:table-cell office:value-type="float" office:value="1851" table:style-name="ce27">
            <text:p>185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3191" table:style-name="ce29">
            <text:p>3 191</text:p>
          </table:table-cell>
          <table:table-cell table:number-columns-repeated="16376" table:style-name="ce1"/>
        </table:table-row>
        <table:table-row table:style-name="ro5">
          <table:table-cell office:value-type="string" table:style-name="ce26">
            <text:p>1 April</text:p>
          </table:table-cell>
          <table:table-cell office:value-type="float" office:value="1861" table:style-name="ce27">
            <text:p>186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3653" table:style-name="ce29">
            <text:p>3 653</text:p>
          </table:table-cell>
          <table:table-cell table:number-columns-repeated="16376" table:style-name="ce1"/>
        </table:table-row>
        <table:table-row table:style-name="ro5">
          <table:table-cell office:value-type="string" table:style-name="ce26">
            <text:p>1 April</text:p>
          </table:table-cell>
          <table:table-cell office:value-type="float" office:value="1871" table:style-name="ce27">
            <text:p>187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4220" table:style-name="ce29">
            <text:p>4 220</text:p>
          </table:table-cell>
          <table:table-cell table:number-columns-repeated="16376" table:style-name="ce1"/>
        </table:table-row>
        <table:table-row table:style-name="ro5">
          <table:table-cell office:value-type="string" table:style-name="ce26">
            <text:p>1 April</text:p>
          </table:table-cell>
          <table:table-cell office:value-type="float" office:value="1881" table:style-name="ce27">
            <text:p>188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4882" table:style-name="ce29">
            <text:p>4 882</text:p>
          </table:table-cell>
          <table:table-cell table:number-columns-repeated="16376" table:style-name="ce1"/>
        </table:table-row>
        <table:table-row table:style-name="ro5">
          <table:table-cell office:value-type="string" table:style-name="ce31">
            <text:p>1 April</text:p>
          </table:table-cell>
          <table:table-cell office:value-type="float" office:value="1891" table:style-name="ce32">
            <text:p>1891</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5453" table:style-name="ce34">
            <text:p>5 453</text:p>
          </table:table-cell>
          <table:table-cell table:number-columns-repeated="16376" table:style-name="ce1"/>
        </table:table-row>
        <table:table-row table:style-name="ro5">
          <table:table-cell office:value-type="string" table:style-name="ce26">
            <text:p>1 April</text:p>
          </table:table-cell>
          <table:table-cell office:value-type="float" office:value="1901" table:style-name="ce27">
            <text:p>190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6277" table:style-name="ce29">
            <text:p>6 277</text:p>
          </table:table-cell>
          <table:table-cell table:number-columns-repeated="16376" table:style-name="ce1"/>
        </table:table-row>
        <table:table-row table:style-name="ro5">
          <table:table-cell office:value-type="string" table:style-name="ce26">
            <text:p>1 April</text:p>
          </table:table-cell>
          <table:table-cell office:value-type="float" office:value="1911" table:style-name="ce27">
            <text:p>191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7250" table:style-name="ce29">
            <text:p>7 250</text:p>
          </table:table-cell>
          <table:table-cell table:number-columns-repeated="16376" table:style-name="ce1"/>
        </table:table-row>
        <table:table-row table:style-name="ro5">
          <table:table-cell office:value-type="string" table:style-name="ce26">
            <text:p>1 April</text:p>
          </table:table-cell>
          <table:table-cell office:value-type="float" office:value="1921" table:style-name="ce27">
            <text:p>192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7450" table:style-name="ce29">
            <text:p>7 450</text:p>
          </table:table-cell>
          <table:table-cell table:number-columns-repeated="16376"/>
        </table:table-row>
        <table:table-row table:style-name="ro5">
          <table:table-cell office:value-type="string" table:style-name="ce26">
            <text:p>1 April</text:p>
          </table:table-cell>
          <table:table-cell office:value-type="float" office:value="1931" table:style-name="ce27">
            <text:p>193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8805" table:style-name="ce29">
            <text:p>8 805</text:p>
          </table:table-cell>
          <table:table-cell table:number-columns-repeated="16376"/>
        </table:table-row>
        <table:table-row table:style-name="ro5">
          <table:table-cell office:value-type="string" table:style-name="ce26">
            <text:p>1 April</text:p>
          </table:table-cell>
          <table:table-cell office:value-type="float" office:value="1941" table:style-name="ce27">
            <text:p>194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9">
            <text:p>[x]</text:p>
          </table:table-cell>
          <table:table-cell table:number-columns-repeated="16376"/>
        </table:table-row>
        <table:table-row table:style-name="ro5">
          <table:table-cell office:value-type="string" table:style-name="ce26">
            <text:p>1 April</text:p>
          </table:table-cell>
          <table:table-cell office:value-type="float" office:value="1951" table:style-name="ce27">
            <text:p>1951</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11678" table:style-name="ce29">
            <text:p>11 678</text:p>
          </table:table-cell>
          <table:table-cell table:number-columns-repeated="16376"/>
        </table:table-row>
        <table:table-row table:style-name="ro5">
          <table:table-cell office:value-type="string" table:style-name="ce26">
            <text:p>1 April</text:p>
          </table:table-cell>
          <table:table-cell office:value-type="float" office:value="1961" table:style-name="ce27">
            <text:p>1961</text:p>
          </table:table-cell>
          <table:table-cell office:value-type="float" office:value="6068" table:style-name="ce28">
            <text:p>6 068</text:p>
          </table:table-cell>
          <table:table-cell office:value-type="float" office:value="4377" table:style-name="ce28">
            <text:p>4 377</text:p>
          </table:table-cell>
          <table:table-cell office:value-type="string" table:style-name="ce28">
            <text:p>[x]</text:p>
          </table:table-cell>
          <table:table-cell office:value-type="float" office:value="3382" table:style-name="ce28">
            <text:p>3 382</text:p>
          </table:table-cell>
          <table:table-cell office:value-type="string" table:style-name="ce28">
            <text:p>[x]</text:p>
          </table:table-cell>
          <table:table-cell office:value-type="float" office:value="13828" table:style-name="ce29">
            <text:p>13 828</text:p>
          </table:table-cell>
          <table:table-cell table:number-columns-repeated="16376"/>
        </table:table-row>
        <table:table-row table:style-name="ro5">
          <table:table-cell office:value-type="string" table:style-name="ce26">
            <text:p>31 December</text:p>
          </table:table-cell>
          <table:table-cell office:value-type="float" office:value="1969" table:style-name="ce27">
            <text:p>1969</text:p>
          </table:table-cell>
          <table:table-cell office:value-type="float" office:value="8029" table:style-name="ce28">
            <text:p>8 029</text:p>
          </table:table-cell>
          <table:table-cell office:value-type="float" office:value="3354" table:style-name="ce28">
            <text:p>3 354</text:p>
          </table:table-cell>
          <table:table-cell office:value-type="string" table:style-name="ce28">
            <text:p>[x]</text:p>
          </table:table-cell>
          <table:table-cell office:value-type="float" office:value="4390" table:style-name="ce28">
            <text:p>4 390</text:p>
          </table:table-cell>
          <table:table-cell office:value-type="string" table:style-name="ce28">
            <text:p>[x]</text:p>
          </table:table-cell>
          <table:table-cell office:value-type="float" office:value="15773" table:style-name="ce29">
            <text:p>15 773</text:p>
          </table:table-cell>
          <table:table-cell table:number-columns-repeated="16376"/>
        </table:table-row>
        <table:table-row table:style-name="ro5">
          <table:table-cell office:value-type="string" table:style-name="ce31">
            <text:p>31 December</text:p>
          </table:table-cell>
          <table:table-cell office:value-type="float" office:value="1970" table:style-name="ce32">
            <text:p>1970</text:p>
          </table:table-cell>
          <table:table-cell office:value-type="float" office:value="8272" table:style-name="ce33">
            <text:p>8 272</text:p>
          </table:table-cell>
          <table:table-cell office:value-type="float" office:value="3202" table:style-name="ce33">
            <text:p>3 202</text:p>
          </table:table-cell>
          <table:table-cell office:value-type="string" table:style-name="ce33">
            <text:p>[x]</text:p>
          </table:table-cell>
          <table:table-cell office:value-type="float" office:value="4506" table:style-name="ce33">
            <text:p>4 506</text:p>
          </table:table-cell>
          <table:table-cell office:value-type="string" table:style-name="ce33">
            <text:p>[x]</text:p>
          </table:table-cell>
          <table:table-cell office:value-type="float" office:value="15980" table:style-name="ce34">
            <text:p>15 980</text:p>
          </table:table-cell>
          <table:table-cell table:number-columns-repeated="16376"/>
        </table:table-row>
        <table:table-row table:style-name="ro5">
          <table:table-cell office:value-type="string" table:style-name="ce26">
            <text:p>1 April</text:p>
          </table:table-cell>
          <table:table-cell office:value-type="float" office:value="1971" table:style-name="ce27">
            <text:p>1971</text:p>
          </table:table-cell>
          <table:table-cell office:value-type="float" office:value="8334" table:style-name="ce28">
            <text:p>8 334</text:p>
          </table:table-cell>
          <table:table-cell office:value-type="float" office:value="3201" table:style-name="ce28">
            <text:p>3 201</text:p>
          </table:table-cell>
          <table:table-cell office:value-type="string" table:style-name="ce28">
            <text:p><text:s text:c="21"/>[x]</text:p>
          </table:table-cell>
          <table:table-cell office:value-type="float" office:value="4530" table:style-name="ce28">
            <text:p>4 530</text:p>
          </table:table-cell>
          <table:table-cell office:value-type="string" table:style-name="ce28">
            <text:p><text:s text:c="15"/>[x]</text:p>
          </table:table-cell>
          <table:table-cell office:value-type="float" office:value="16065" table:style-name="ce29">
            <text:p>16 065</text:p>
          </table:table-cell>
          <table:table-cell table:number-columns-repeated="16376"/>
        </table:table-row>
        <table:table-row table:style-name="ro5">
          <table:table-cell office:value-type="string" table:style-name="ce26">
            <text:p>31 December</text:p>
          </table:table-cell>
          <table:table-cell office:value-type="float" office:value="1971" table:style-name="ce27">
            <text:p>1971</text:p>
          </table:table-cell>
          <table:table-cell office:value-type="float" office:value="8489" table:style-name="ce28">
            <text:p>8 489</text:p>
          </table:table-cell>
          <table:table-cell office:value-type="float" office:value="3128" table:style-name="ce28">
            <text:p>3 128</text:p>
          </table:table-cell>
          <table:table-cell office:value-type="string" table:style-name="ce28">
            <text:p>[x]</text:p>
          </table:table-cell>
          <table:table-cell office:value-type="float" office:value="4593" table:style-name="ce28">
            <text:p>4 593</text:p>
          </table:table-cell>
          <table:table-cell office:value-type="string" table:style-name="ce28">
            <text:p>[x]</text:p>
          </table:table-cell>
          <table:table-cell office:value-type="float" office:value="16210" table:style-name="ce29">
            <text:p>16 210</text:p>
          </table:table-cell>
          <table:table-cell table:number-columns-repeated="16376"/>
        </table:table-row>
        <table:table-row table:style-name="ro5">
          <table:table-cell office:value-type="string" table:style-name="ce26">
            <text:p>31 December</text:p>
          </table:table-cell>
          <table:table-cell office:value-type="float" office:value="1972" table:style-name="ce27">
            <text:p>1972</text:p>
          </table:table-cell>
          <table:table-cell office:value-type="float" office:value="8752" table:style-name="ce28">
            <text:p>8 752</text:p>
          </table:table-cell>
          <table:table-cell office:value-type="float" office:value="3026" table:style-name="ce28">
            <text:p>3 026</text:p>
          </table:table-cell>
          <table:table-cell office:value-type="string" table:style-name="ce28">
            <text:p>[x]</text:p>
          </table:table-cell>
          <table:table-cell office:value-type="float" office:value="4619" table:style-name="ce28">
            <text:p>4 619</text:p>
          </table:table-cell>
          <table:table-cell office:value-type="string" table:style-name="ce28">
            <text:p>[x]</text:p>
          </table:table-cell>
          <table:table-cell office:value-type="float" office:value="16397" table:style-name="ce29">
            <text:p>16 397</text:p>
          </table:table-cell>
          <table:table-cell table:number-columns-repeated="16376"/>
        </table:table-row>
        <table:table-row table:style-name="ro5">
          <table:table-cell office:value-type="string" table:style-name="ce26">
            <text:p>31 December</text:p>
          </table:table-cell>
          <table:table-cell office:value-type="float" office:value="1973" table:style-name="ce27">
            <text:p>1973</text:p>
          </table:table-cell>
          <table:table-cell office:value-type="float" office:value="8985" table:style-name="ce28">
            <text:p>8 985</text:p>
          </table:table-cell>
          <table:table-cell office:value-type="float" office:value="2931" table:style-name="ce28">
            <text:p>2 931</text:p>
          </table:table-cell>
          <table:table-cell office:value-type="string" table:style-name="ce28">
            <text:p>[x]</text:p>
          </table:table-cell>
          <table:table-cell office:value-type="float" office:value="4657" table:style-name="ce28">
            <text:p>4 657</text:p>
          </table:table-cell>
          <table:table-cell office:value-type="string" table:style-name="ce28">
            <text:p>[x]</text:p>
          </table:table-cell>
          <table:table-cell office:value-type="float" office:value="16573" table:style-name="ce29">
            <text:p>16 573</text:p>
          </table:table-cell>
          <table:table-cell table:number-columns-repeated="16376"/>
        </table:table-row>
        <table:table-row table:style-name="ro5">
          <table:table-cell office:value-type="string" table:style-name="ce26">
            <text:p>31 December</text:p>
          </table:table-cell>
          <table:table-cell office:value-type="float" office:value="1974" table:style-name="ce27">
            <text:p>1974</text:p>
          </table:table-cell>
          <table:table-cell office:value-type="float" office:value="9145" table:style-name="ce28">
            <text:p>9 145</text:p>
          </table:table-cell>
          <table:table-cell office:value-type="float" office:value="2839" table:style-name="ce28">
            <text:p>2 839</text:p>
          </table:table-cell>
          <table:table-cell office:value-type="string" table:style-name="ce28">
            <text:p>[x]</text:p>
          </table:table-cell>
          <table:table-cell office:value-type="float" office:value="4773" table:style-name="ce28">
            <text:p>4 773</text:p>
          </table:table-cell>
          <table:table-cell office:value-type="string" table:style-name="ce28">
            <text:p>[x]</text:p>
          </table:table-cell>
          <table:table-cell office:value-type="float" office:value="16757" table:style-name="ce29">
            <text:p>16 757</text:p>
          </table:table-cell>
          <table:table-cell table:number-columns-repeated="16376"/>
        </table:table-row>
        <table:table-row table:style-name="ro5">
          <table:table-cell office:value-type="string" table:style-name="ce26">
            <text:p>31 December</text:p>
          </table:table-cell>
          <table:table-cell office:value-type="float" office:value="1975" table:style-name="ce27">
            <text:p>1975</text:p>
          </table:table-cell>
          <table:table-cell office:value-type="float" office:value="9309" table:style-name="ce28">
            <text:p>9 309</text:p>
          </table:table-cell>
          <table:table-cell office:value-type="float" office:value="2742" table:style-name="ce28">
            <text:p>2 742</text:p>
          </table:table-cell>
          <table:table-cell office:value-type="string" table:style-name="ce28">
            <text:p>[x]</text:p>
          </table:table-cell>
          <table:table-cell office:value-type="float" office:value="4910" table:style-name="ce28">
            <text:p>4 910</text:p>
          </table:table-cell>
          <table:table-cell office:value-type="string" table:style-name="ce28">
            <text:p>[x]</text:p>
          </table:table-cell>
          <table:table-cell office:value-type="float" office:value="16961" table:style-name="ce29">
            <text:p>16 961</text:p>
          </table:table-cell>
          <table:table-cell table:number-columns-repeated="16376"/>
        </table:table-row>
        <table:table-row table:style-name="ro5">
          <table:table-cell office:value-type="string" table:style-name="ce26">
            <text:p>31 December</text:p>
          </table:table-cell>
          <table:table-cell office:value-type="float" office:value="1976" table:style-name="ce27">
            <text:p>1976</text:p>
          </table:table-cell>
          <table:table-cell office:value-type="float" office:value="9476" table:style-name="ce28">
            <text:p>9 476</text:p>
          </table:table-cell>
          <table:table-cell office:value-type="float" office:value="2662" table:style-name="ce28">
            <text:p>2 662</text:p>
          </table:table-cell>
          <table:table-cell office:value-type="string" table:style-name="ce28">
            <text:p>[x]</text:p>
          </table:table-cell>
          <table:table-cell office:value-type="float" office:value="5036" table:style-name="ce28">
            <text:p>5 036</text:p>
          </table:table-cell>
          <table:table-cell office:value-type="string" table:style-name="ce28">
            <text:p>[x]</text:p>
          </table:table-cell>
          <table:table-cell office:value-type="float" office:value="17174" table:style-name="ce29">
            <text:p>17 174</text:p>
          </table:table-cell>
          <table:table-cell table:number-columns-repeated="16376"/>
        </table:table-row>
        <table:table-row table:style-name="ro5">
          <table:table-cell office:value-type="string" table:style-name="ce26">
            <text:p>31 December</text:p>
          </table:table-cell>
          <table:table-cell office:value-type="float" office:value="1977" table:style-name="ce27">
            <text:p>1977</text:p>
          </table:table-cell>
          <table:table-cell office:value-type="float" office:value="9752" table:style-name="ce28">
            <text:p>9 752</text:p>
          </table:table-cell>
          <table:table-cell office:value-type="float" office:value="2246" table:style-name="ce28">
            <text:p>2 246</text:p>
          </table:table-cell>
          <table:table-cell office:value-type="float" office:value="300" table:style-name="ce28">
            <text:p>300</text:p>
          </table:table-cell>
          <table:table-cell office:value-type="float" office:value="5096" table:style-name="ce28">
            <text:p>5 096</text:p>
          </table:table-cell>
          <table:table-cell office:value-type="string" table:style-name="ce28">
            <text:p>[x]</text:p>
          </table:table-cell>
          <table:table-cell office:value-type="float" office:value="17394" table:style-name="ce29">
            <text:p>17 394</text:p>
          </table:table-cell>
          <table:table-cell table:number-columns-repeated="16376"/>
        </table:table-row>
        <table:table-row table:style-name="ro5">
          <table:table-cell office:value-type="string" table:style-name="ce26">
            <text:p>31 December</text:p>
          </table:table-cell>
          <table:table-cell office:value-type="float" office:value="1978" table:style-name="ce27">
            <text:p>1978</text:p>
          </table:table-cell>
          <table:table-cell office:value-type="float" office:value="9970" table:style-name="ce28">
            <text:p>9 970</text:p>
          </table:table-cell>
          <table:table-cell office:value-type="float" office:value="2150" table:style-name="ce28">
            <text:p>2 150</text:p>
          </table:table-cell>
          <table:table-cell office:value-type="float" office:value="326" table:style-name="ce28">
            <text:p>326</text:p>
          </table:table-cell>
          <table:table-cell office:value-type="float" office:value="5157" table:style-name="ce28">
            <text:p>5 157</text:p>
          </table:table-cell>
          <table:table-cell office:value-type="string" table:style-name="ce28">
            <text:p>[x]</text:p>
          </table:table-cell>
          <table:table-cell office:value-type="float" office:value="17603" table:style-name="ce29">
            <text:p>17 603</text:p>
          </table:table-cell>
          <table:table-cell table:number-columns-repeated="16376"/>
        </table:table-row>
        <table:table-row table:style-name="ro5">
          <table:table-cell office:value-type="string" table:style-name="ce26">
            <text:p>31 December</text:p>
          </table:table-cell>
          <table:table-cell office:value-type="float" office:value="1979" table:style-name="ce27">
            <text:p>1979</text:p>
          </table:table-cell>
          <table:table-cell office:value-type="float" office:value="10191" table:style-name="ce28">
            <text:p>10 191</text:p>
          </table:table-cell>
          <table:table-cell office:value-type="float" office:value="2051" table:style-name="ce28">
            <text:p>2 051</text:p>
          </table:table-cell>
          <table:table-cell office:value-type="float" office:value="353" table:style-name="ce28">
            <text:p>353</text:p>
          </table:table-cell>
          <table:table-cell office:value-type="float" office:value="5187" table:style-name="ce28">
            <text:p>5 187</text:p>
          </table:table-cell>
          <table:table-cell office:value-type="string" table:style-name="ce28">
            <text:p>[x]</text:p>
          </table:table-cell>
          <table:table-cell office:value-type="float" office:value="17782" table:style-name="ce29">
            <text:p>17 782</text:p>
          </table:table-cell>
          <table:table-cell table:number-columns-repeated="16376"/>
        </table:table-row>
        <table:table-row table:style-name="ro5">
          <table:table-cell office:value-type="string" table:style-name="ce31">
            <text:p>31 December</text:p>
          </table:table-cell>
          <table:table-cell office:value-type="float" office:value="1980" table:style-name="ce32">
            <text:p>1980</text:p>
          </table:table-cell>
          <table:table-cell office:value-type="float" office:value="10260" table:style-name="ce33">
            <text:p>10 260</text:p>
          </table:table-cell>
          <table:table-cell office:value-type="float" office:value="2084" table:style-name="ce33">
            <text:p>2 084</text:p>
          </table:table-cell>
          <table:table-cell office:value-type="float" office:value="401" table:style-name="ce33">
            <text:p>401</text:p>
          </table:table-cell>
          <table:table-cell office:value-type="float" office:value="5119" table:style-name="ce33">
            <text:p>5 119</text:p>
          </table:table-cell>
          <table:table-cell office:value-type="string" table:style-name="ce33">
            <text:p>[x]</text:p>
          </table:table-cell>
          <table:table-cell office:value-type="float" office:value="17864" table:style-name="ce34">
            <text:p>17 864</text:p>
          </table:table-cell>
          <table:table-cell table:number-columns-repeated="16376"/>
        </table:table-row>
        <table:table-row table:style-name="ro5">
          <table:table-cell office:value-type="string" table:style-name="ce26">
            <text:p>1 April</text:p>
          </table:table-cell>
          <table:table-cell office:value-type="float" office:value="1981" table:style-name="ce27">
            <text:p>1981</text:p>
          </table:table-cell>
          <table:table-cell office:value-type="float" office:value="10334" table:style-name="ce28">
            <text:p>10 334</text:p>
          </table:table-cell>
          <table:table-cell office:value-type="float" office:value="2051" table:style-name="ce28">
            <text:p>2 051</text:p>
          </table:table-cell>
          <table:table-cell office:value-type="float" office:value="410" table:style-name="ce28">
            <text:p>410</text:p>
          </table:table-cell>
          <table:table-cell office:value-type="float" office:value="5118" table:style-name="ce28">
            <text:p>5 118</text:p>
          </table:table-cell>
          <table:table-cell office:value-type="string" table:style-name="ce28">
            <text:p><text:s text:c="15"/>[x]</text:p>
          </table:table-cell>
          <table:table-cell office:value-type="float" office:value="17912" table:style-name="ce29">
            <text:p>17 912</text:p>
          </table:table-cell>
          <table:table-cell table:number-columns-repeated="16376"/>
        </table:table-row>
        <table:table-row table:style-name="ro5">
          <table:table-cell office:value-type="string" table:style-name="ce26">
            <text:p>31 December</text:p>
          </table:table-cell>
          <table:table-cell office:value-type="float" office:value="1981" table:style-name="ce27">
            <text:p>1981</text:p>
          </table:table-cell>
          <table:table-cell office:value-type="float" office:value="10536" table:style-name="ce28">
            <text:p>10 536</text:p>
          </table:table-cell>
          <table:table-cell office:value-type="float" office:value="1994" table:style-name="ce28">
            <text:p>1 994</text:p>
          </table:table-cell>
          <table:table-cell office:value-type="float" office:value="420" table:style-name="ce28">
            <text:p>420</text:p>
          </table:table-cell>
          <table:table-cell office:value-type="float" office:value="5068" table:style-name="ce28">
            <text:p>5 068</text:p>
          </table:table-cell>
          <table:table-cell office:value-type="string" table:style-name="ce28">
            <text:p>[x]</text:p>
          </table:table-cell>
          <table:table-cell office:value-type="float" office:value="18018" table:style-name="ce29">
            <text:p>18 018</text:p>
          </table:table-cell>
          <table:table-cell table:number-columns-repeated="16376"/>
        </table:table-row>
        <table:table-row table:style-name="ro5">
          <table:table-cell office:value-type="string" table:style-name="ce26">
            <text:p>31 December</text:p>
          </table:table-cell>
          <table:table-cell office:value-type="float" office:value="1982" table:style-name="ce27">
            <text:p>1982</text:p>
          </table:table-cell>
          <table:table-cell office:value-type="float" office:value="10906" table:style-name="ce28">
            <text:p>10 906</text:p>
          </table:table-cell>
          <table:table-cell office:value-type="float" office:value="1919" table:style-name="ce28">
            <text:p>1 919</text:p>
          </table:table-cell>
          <table:table-cell office:value-type="float" office:value="428" table:style-name="ce28">
            <text:p>428</text:p>
          </table:table-cell>
          <table:table-cell office:value-type="float" office:value="4902" table:style-name="ce28">
            <text:p>4 902</text:p>
          </table:table-cell>
          <table:table-cell office:value-type="string" table:style-name="ce28">
            <text:p>[x]</text:p>
          </table:table-cell>
          <table:table-cell office:value-type="float" office:value="18154" table:style-name="ce29">
            <text:p>18 154</text:p>
          </table:table-cell>
          <table:table-cell table:number-columns-repeated="16376"/>
        </table:table-row>
        <table:table-row table:style-name="ro5">
          <table:table-cell office:value-type="string" table:style-name="ce26">
            <text:p>31 December</text:p>
          </table:table-cell>
          <table:table-cell office:value-type="float" office:value="1983" table:style-name="ce27">
            <text:p>1983</text:p>
          </table:table-cell>
          <table:table-cell office:value-type="float" office:value="11240" table:style-name="ce28">
            <text:p>11 240</text:p>
          </table:table-cell>
          <table:table-cell office:value-type="float" office:value="1849" table:style-name="ce28">
            <text:p>1 849</text:p>
          </table:table-cell>
          <table:table-cell office:value-type="float" office:value="441" table:style-name="ce28">
            <text:p>441</text:p>
          </table:table-cell>
          <table:table-cell office:value-type="float" office:value="4788" table:style-name="ce28">
            <text:p>4 788</text:p>
          </table:table-cell>
          <table:table-cell office:value-type="string" table:style-name="ce28">
            <text:p>[x]</text:p>
          </table:table-cell>
          <table:table-cell office:value-type="float" office:value="18318" table:style-name="ce29">
            <text:p>18 318</text:p>
          </table:table-cell>
          <table:table-cell table:number-columns-repeated="16376"/>
        </table:table-row>
        <table:table-row table:style-name="ro5">
          <table:table-cell office:value-type="string" table:style-name="ce26">
            <text:p>31 December</text:p>
          </table:table-cell>
          <table:table-cell office:value-type="float" office:value="1984" table:style-name="ce27">
            <text:p>1984</text:p>
          </table:table-cell>
          <table:table-cell office:value-type="float" office:value="11550" table:style-name="ce28">
            <text:p>11 550</text:p>
          </table:table-cell>
          <table:table-cell office:value-type="float" office:value="1778" table:style-name="ce28">
            <text:p>1 778</text:p>
          </table:table-cell>
          <table:table-cell office:value-type="float" office:value="455" table:style-name="ce28">
            <text:p>455</text:p>
          </table:table-cell>
          <table:table-cell office:value-type="float" office:value="4705" table:style-name="ce28">
            <text:p>4 705</text:p>
          </table:table-cell>
          <table:table-cell office:value-type="string" table:style-name="ce28">
            <text:p>[x]</text:p>
          </table:table-cell>
          <table:table-cell office:value-type="float" office:value="18488" table:style-name="ce29">
            <text:p>18 488</text:p>
          </table:table-cell>
          <table:table-cell table:number-columns-repeated="16376"/>
        </table:table-row>
        <table:table-row table:style-name="ro5">
          <table:table-cell office:value-type="string" table:style-name="ce26">
            <text:p>31 December</text:p>
          </table:table-cell>
          <table:table-cell office:value-type="float" office:value="1985" table:style-name="ce27">
            <text:p>1985</text:p>
          </table:table-cell>
          <table:table-cell office:value-type="float" office:value="11843" table:style-name="ce28">
            <text:p>11 843</text:p>
          </table:table-cell>
          <table:table-cell office:value-type="float" office:value="1709" table:style-name="ce28">
            <text:p>1 709</text:p>
          </table:table-cell>
          <table:table-cell office:value-type="float" office:value="472" table:style-name="ce28">
            <text:p>472</text:p>
          </table:table-cell>
          <table:table-cell office:value-type="float" office:value="4627" table:style-name="ce28">
            <text:p>4 627</text:p>
          </table:table-cell>
          <table:table-cell office:value-type="string" table:style-name="ce28">
            <text:p>[x]</text:p>
          </table:table-cell>
          <table:table-cell office:value-type="float" office:value="18651" table:style-name="ce29">
            <text:p>18 651</text:p>
          </table:table-cell>
          <table:table-cell table:number-columns-repeated="16376"/>
        </table:table-row>
        <table:table-row table:style-name="ro5">
          <table:table-cell office:value-type="string" table:style-name="ce26">
            <text:p>31 December</text:p>
          </table:table-cell>
          <table:table-cell office:value-type="float" office:value="1986" table:style-name="ce27">
            <text:p>1986</text:p>
          </table:table-cell>
          <table:table-cell office:value-type="float" office:value="12145" table:style-name="ce28">
            <text:p>12 145</text:p>
          </table:table-cell>
          <table:table-cell office:value-type="float" office:value="1641" table:style-name="ce28">
            <text:p>1 641</text:p>
          </table:table-cell>
          <table:table-cell office:value-type="float" office:value="482" table:style-name="ce28">
            <text:p>482</text:p>
          </table:table-cell>
          <table:table-cell office:value-type="float" office:value="4556" table:style-name="ce28">
            <text:p>4 556</text:p>
          </table:table-cell>
          <table:table-cell office:value-type="string" table:style-name="ce28">
            <text:p>[x]</text:p>
          </table:table-cell>
          <table:table-cell office:value-type="float" office:value="18824" table:style-name="ce29">
            <text:p>18 824</text:p>
          </table:table-cell>
          <table:table-cell table:number-columns-repeated="16376"/>
        </table:table-row>
        <table:table-row table:style-name="ro5">
          <table:table-cell office:value-type="string" table:style-name="ce26">
            <text:p>31 December</text:p>
          </table:table-cell>
          <table:table-cell office:value-type="float" office:value="1987" table:style-name="ce27">
            <text:p>1987</text:p>
          </table:table-cell>
          <table:table-cell office:value-type="float" office:value="12264" table:style-name="ce28">
            <text:p>12 264</text:p>
          </table:table-cell>
          <table:table-cell office:value-type="float" office:value="1899" table:style-name="ce28">
            <text:p>1 899</text:p>
          </table:table-cell>
          <table:table-cell office:value-type="float" office:value="512" table:style-name="ce28">
            <text:p>512</text:p>
          </table:table-cell>
          <table:table-cell office:value-type="float" office:value="4403" table:style-name="ce28">
            <text:p>4 403</text:p>
          </table:table-cell>
          <table:table-cell office:value-type="string" table:style-name="ce28">
            <text:p>[x]</text:p>
          </table:table-cell>
          <table:table-cell office:value-type="float" office:value="19078" table:style-name="ce29">
            <text:p>19 078</text:p>
          </table:table-cell>
          <table:table-cell table:number-columns-repeated="16376"/>
        </table:table-row>
        <table:table-row table:style-name="ro5">
          <table:table-cell office:value-type="string" table:style-name="ce26">
            <text:p>31 December</text:p>
          </table:table-cell>
          <table:table-cell office:value-type="float" office:value="1988" table:style-name="ce27">
            <text:p>1988</text:p>
          </table:table-cell>
          <table:table-cell office:value-type="float" office:value="12648" table:style-name="ce28">
            <text:p>12 648</text:p>
          </table:table-cell>
          <table:table-cell office:value-type="float" office:value="1848" table:style-name="ce28">
            <text:p>1 848</text:p>
          </table:table-cell>
          <table:table-cell office:value-type="float" office:value="534" table:style-name="ce28">
            <text:p>534</text:p>
          </table:table-cell>
          <table:table-cell office:value-type="float" office:value="4254" table:style-name="ce28">
            <text:p>4 254</text:p>
          </table:table-cell>
          <table:table-cell office:value-type="string" table:style-name="ce28">
            <text:p>[x]</text:p>
          </table:table-cell>
          <table:table-cell office:value-type="float" office:value="19284" table:style-name="ce29">
            <text:p>19 284</text:p>
          </table:table-cell>
          <table:table-cell table:number-columns-repeated="16376"/>
        </table:table-row>
        <table:table-row table:style-name="ro5">
          <table:table-cell office:value-type="string" table:style-name="ce26">
            <text:p>31 December</text:p>
          </table:table-cell>
          <table:table-cell office:value-type="float" office:value="1989" table:style-name="ce27">
            <text:p>1989</text:p>
          </table:table-cell>
          <table:table-cell office:value-type="float" office:value="12971" table:style-name="ce28">
            <text:p>12 971</text:p>
          </table:table-cell>
          <table:table-cell office:value-type="float" office:value="1849" table:style-name="ce28">
            <text:p>1 849</text:p>
          </table:table-cell>
          <table:table-cell office:value-type="float" office:value="567" table:style-name="ce28">
            <text:p>567</text:p>
          </table:table-cell>
          <table:table-cell office:value-type="float" office:value="4081" table:style-name="ce28">
            <text:p>4 081</text:p>
          </table:table-cell>
          <table:table-cell office:value-type="string" table:style-name="ce28">
            <text:p>[x]</text:p>
          </table:table-cell>
          <table:table-cell office:value-type="float" office:value="19469" table:style-name="ce29">
            <text:p>19 469</text:p>
          </table:table-cell>
          <table:table-cell table:number-columns-repeated="16376"/>
        </table:table-row>
        <table:table-row table:style-name="ro5">
          <table:table-cell office:value-type="string" table:style-name="ce31">
            <text:p>31 December</text:p>
          </table:table-cell>
          <table:table-cell office:value-type="float" office:value="1990" table:style-name="ce32">
            <text:p>1990</text:p>
          </table:table-cell>
          <table:table-cell office:value-type="float" office:value="13171" table:style-name="ce33">
            <text:p>13 171</text:p>
          </table:table-cell>
          <table:table-cell office:value-type="float" office:value="1906" table:style-name="ce33">
            <text:p>1 906</text:p>
          </table:table-cell>
          <table:table-cell office:value-type="float" office:value="613" table:style-name="ce33">
            <text:p>613</text:p>
          </table:table-cell>
          <table:table-cell office:value-type="float" office:value="3944" table:style-name="ce33">
            <text:p>3 944</text:p>
          </table:table-cell>
          <table:table-cell office:value-type="string" table:style-name="ce33">
            <text:p>[x]</text:p>
          </table:table-cell>
          <table:table-cell office:value-type="float" office:value="19635" table:style-name="ce34">
            <text:p>19 635</text:p>
          </table:table-cell>
          <table:table-cell table:number-columns-repeated="16376"/>
        </table:table-row>
        <table:table-row table:style-name="ro5">
          <table:table-cell office:value-type="string" table:style-name="ce35">
            <text:p>31 March</text:p>
          </table:table-cell>
          <table:table-cell office:value-type="float" office:value="1991" table:style-name="ce27">
            <text:p>1991</text:p>
          </table:table-cell>
          <table:table-cell office:value-type="float" office:value="13230.308999999999" table:style-name="ce28">
            <text:p>13 230</text:p>
          </table:table-cell>
          <table:table-cell office:value-type="float" office:value="1767" table:style-name="ce28">
            <text:p>1 767</text:p>
          </table:table-cell>
          <table:table-cell office:value-type="float" office:value="608" table:style-name="ce28">
            <text:p>608</text:p>
          </table:table-cell>
          <table:table-cell office:value-type="float" office:value="3899" table:style-name="ce28">
            <text:p>3 899</text:p>
          </table:table-cell>
          <table:table-cell office:value-type="float" office:value="166.691" table:style-name="ce28">
            <text:p>167</text:p>
          </table:table-cell>
          <table:table-cell office:value-type="float" office:value="19671" table:style-name="ce29">
            <text:p>19 671</text:p>
          </table:table-cell>
          <table:table-cell table:number-columns-repeated="16376"/>
        </table:table-row>
        <table:table-row table:style-name="ro5">
          <table:table-cell office:value-type="string" table:style-name="ce35">
            <text:p>31 March</text:p>
          </table:table-cell>
          <table:table-cell office:value-type="float" office:value="1992" table:style-name="ce27">
            <text:p>1992</text:p>
          </table:table-cell>
          <table:table-cell office:value-type="float" office:value="13388.359" table:style-name="ce28">
            <text:p>13 388</text:p>
          </table:table-cell>
          <table:table-cell office:value-type="float" office:value="1806" table:style-name="ce28">
            <text:p>1 806</text:p>
          </table:table-cell>
          <table:table-cell office:value-type="float" office:value="646" table:style-name="ce28">
            <text:p>646</text:p>
          </table:table-cell>
          <table:table-cell office:value-type="float" office:value="3844" table:style-name="ce28">
            <text:p>3 844</text:p>
          </table:table-cell>
          <table:table-cell office:value-type="float" office:value="150.64099999999999" table:style-name="ce28">
            <text:p>151</text:p>
          </table:table-cell>
          <table:table-cell office:value-type="float" office:value="19836" table:style-name="ce29">
            <text:p>19 836</text:p>
          </table:table-cell>
          <table:table-cell table:number-columns-repeated="16376"/>
        </table:table-row>
        <table:table-row table:style-name="ro5">
          <table:table-cell office:value-type="string" table:style-name="ce35">
            <text:p>31 March</text:p>
          </table:table-cell>
          <table:table-cell office:value-type="float" office:value="1993" table:style-name="ce27">
            <text:p>1993</text:p>
          </table:table-cell>
          <table:table-cell office:value-type="float" office:value="13492.543" table:style-name="ce28">
            <text:p>13 493</text:p>
          </table:table-cell>
          <table:table-cell office:value-type="float" office:value="1867" table:style-name="ce28">
            <text:p>1 867</text:p>
          </table:table-cell>
          <table:table-cell office:value-type="float" office:value="714" table:style-name="ce28">
            <text:p>714</text:p>
          </table:table-cell>
          <table:table-cell office:value-type="float" office:value="3760" table:style-name="ce28">
            <text:p>3 760</text:p>
          </table:table-cell>
          <table:table-cell office:value-type="float" office:value="153.45699999999999" table:style-name="ce28">
            <text:p>153</text:p>
          </table:table-cell>
          <table:table-cell office:value-type="float" office:value="19987" table:style-name="ce29">
            <text:p>19 987</text:p>
          </table:table-cell>
          <table:table-cell table:number-columns-repeated="16376"/>
        </table:table-row>
        <table:table-row table:style-name="ro5">
          <table:table-cell office:value-type="string" table:style-name="ce35">
            <text:p>31 March</text:p>
          </table:table-cell>
          <table:table-cell office:value-type="float" office:value="1994" table:style-name="ce27">
            <text:p>1994</text:p>
          </table:table-cell>
          <table:table-cell office:value-type="float" office:value="13616.489" table:style-name="ce28">
            <text:p>13 616</text:p>
          </table:table-cell>
          <table:table-cell office:value-type="float" office:value="1929" table:style-name="ce28">
            <text:p>1 929</text:p>
          </table:table-cell>
          <table:table-cell office:value-type="float" office:value="779" table:style-name="ce28">
            <text:p>779</text:p>
          </table:table-cell>
          <table:table-cell office:value-type="float" office:value="3666" table:style-name="ce28">
            <text:p>3 666</text:p>
          </table:table-cell>
          <table:table-cell office:value-type="float" office:value="149.511" table:style-name="ce28">
            <text:p>150</text:p>
          </table:table-cell>
          <table:table-cell office:value-type="float" office:value="20139" table:style-name="ce29">
            <text:p>20 139</text:p>
          </table:table-cell>
          <table:table-cell table:number-columns-repeated="16376"/>
        </table:table-row>
        <table:table-row table:style-name="ro5">
          <table:table-cell office:value-type="string" table:style-name="ce35">
            <text:p>31 March</text:p>
          </table:table-cell>
          <table:table-cell office:value-type="float" office:value="1995" table:style-name="ce27">
            <text:p>1995</text:p>
          </table:table-cell>
          <table:table-cell office:value-type="float" office:value="13740.503000000001" table:style-name="ce28">
            <text:p>13 741</text:p>
          </table:table-cell>
          <table:table-cell office:value-type="float" office:value="1998" table:style-name="ce28">
            <text:p>1 998</text:p>
          </table:table-cell>
          <table:table-cell office:value-type="float" office:value="857" table:style-name="ce28">
            <text:p>857</text:p>
          </table:table-cell>
          <table:table-cell office:value-type="float" office:value="3565" table:style-name="ce28">
            <text:p>3 565</text:p>
          </table:table-cell>
          <table:table-cell office:value-type="float" office:value="145.49700000000001" table:style-name="ce28">
            <text:p>145</text:p>
          </table:table-cell>
          <table:table-cell office:value-type="float" office:value="20305" table:style-name="ce29">
            <text:p>20 305</text:p>
          </table:table-cell>
          <table:table-cell table:number-columns-repeated="16376"/>
        </table:table-row>
        <table:table-row table:style-name="ro5">
          <table:table-cell office:value-type="string" table:style-name="ce35">
            <text:p>31 March</text:p>
          </table:table-cell>
          <table:table-cell office:value-type="float" office:value="1996" table:style-name="ce27">
            <text:p>1996</text:p>
          </table:table-cell>
          <table:table-cell office:value-type="float" office:value="13842.36" table:style-name="ce28">
            <text:p>13 842</text:p>
          </table:table-cell>
          <table:table-cell office:value-type="float" office:value="2073" table:style-name="ce28">
            <text:p>2 073</text:p>
          </table:table-cell>
          <table:table-cell office:value-type="float" office:value="942" table:style-name="ce28">
            <text:p>942</text:p>
          </table:table-cell>
          <table:table-cell office:value-type="float" office:value="3470" table:style-name="ce28">
            <text:p>3 470</text:p>
          </table:table-cell>
          <table:table-cell office:value-type="float" office:value="140.63999999999999" table:style-name="ce28">
            <text:p>141</text:p>
          </table:table-cell>
          <table:table-cell office:value-type="float" office:value="20468" table:style-name="ce29">
            <text:p>20 468</text:p>
          </table:table-cell>
          <table:table-cell table:number-columns-repeated="16376"/>
        </table:table-row>
        <table:table-row table:style-name="ro5">
          <table:table-cell office:value-type="string" table:style-name="ce35">
            <text:p>31 March</text:p>
          </table:table-cell>
          <table:table-cell office:value-type="float" office:value="1997" table:style-name="ce27">
            <text:p>1997</text:p>
          </table:table-cell>
          <table:table-cell office:value-type="float" office:value="13979.103999999999" table:style-name="ce28">
            <text:p>13 979</text:p>
          </table:table-cell>
          <table:table-cell office:value-type="float" office:value="2125" table:style-name="ce28">
            <text:p>2 125</text:p>
          </table:table-cell>
          <table:table-cell office:value-type="float" office:value="985" table:style-name="ce28">
            <text:p>985</text:p>
          </table:table-cell>
          <table:table-cell office:value-type="float" office:value="3401" table:style-name="ce28">
            <text:p>3 401</text:p>
          </table:table-cell>
          <table:table-cell office:value-type="float" office:value="131.89599999999999" table:style-name="ce28">
            <text:p>132</text:p>
          </table:table-cell>
          <table:table-cell office:value-type="float" office:value="20622" table:style-name="ce29">
            <text:p>20 622</text:p>
          </table:table-cell>
          <table:table-cell table:number-columns-repeated="16376"/>
        </table:table-row>
        <table:table-row table:style-name="ro5">
          <table:table-cell office:value-type="string" table:style-name="ce35">
            <text:p>31 March</text:p>
          </table:table-cell>
          <table:table-cell office:value-type="float" office:value="1998" table:style-name="ce27">
            <text:p>1998</text:p>
          </table:table-cell>
          <table:table-cell office:value-type="float" office:value="14186.777" table:style-name="ce28">
            <text:p>14 187</text:p>
          </table:table-cell>
          <table:table-cell office:value-type="float" office:value="2121" table:style-name="ce28">
            <text:p>2 121</text:p>
          </table:table-cell>
          <table:table-cell office:value-type="float" office:value="1040" table:style-name="ce28">
            <text:p>1 040</text:p>
          </table:table-cell>
          <table:table-cell office:value-type="float" office:value="3309" table:style-name="ce28">
            <text:p>3 309</text:p>
          </table:table-cell>
          <table:table-cell office:value-type="float" office:value="121.223" table:style-name="ce28">
            <text:p>121</text:p>
          </table:table-cell>
          <table:table-cell office:value-type="float" office:value="20778" table:style-name="ce29">
            <text:p>20 778</text:p>
          </table:table-cell>
          <table:table-cell table:number-columns-repeated="16376"/>
        </table:table-row>
        <table:table-row table:style-name="ro5">
          <table:table-cell office:value-type="string" table:style-name="ce35">
            <text:p>31 March</text:p>
          </table:table-cell>
          <table:table-cell office:value-type="float" office:value="1999" table:style-name="ce27">
            <text:p>1999</text:p>
          </table:table-cell>
          <table:table-cell office:value-type="float" office:value="14407.966" table:style-name="ce28">
            <text:p>14 408</text:p>
          </table:table-cell>
          <table:table-cell office:value-type="float" office:value="2086" table:style-name="ce28">
            <text:p>2 086</text:p>
          </table:table-cell>
          <table:table-cell office:value-type="float" office:value="1146" table:style-name="ce28">
            <text:p>1 146</text:p>
          </table:table-cell>
          <table:table-cell office:value-type="float" office:value="3178" table:style-name="ce28">
            <text:p>3 178</text:p>
          </table:table-cell>
          <table:table-cell office:value-type="float" office:value="110.03400000000001" table:style-name="ce28">
            <text:p>110</text:p>
          </table:table-cell>
          <table:table-cell office:value-type="float" office:value="20927" table:style-name="ce29">
            <text:p>20 927</text:p>
          </table:table-cell>
          <table:table-cell table:number-columns-repeated="16376"/>
        </table:table-row>
        <table:table-row table:style-name="ro5">
          <table:table-cell office:value-type="string" table:style-name="ce36">
            <text:p>31 March</text:p>
          </table:table-cell>
          <table:table-cell office:value-type="float" office:value="2000" table:style-name="ce32">
            <text:p>2000</text:p>
          </table:table-cell>
          <table:table-cell office:value-type="float" office:value="14599.629000000001" table:style-name="ce33">
            <text:p>14 600</text:p>
          </table:table-cell>
          <table:table-cell office:value-type="float" office:value="2089" table:style-name="ce33">
            <text:p>2 089</text:p>
          </table:table-cell>
          <table:table-cell office:value-type="float" office:value="1273" table:style-name="ce33">
            <text:p>1 273</text:p>
          </table:table-cell>
          <table:table-cell office:value-type="float" office:value="3012" table:style-name="ce33">
            <text:p>3 012</text:p>
          </table:table-cell>
          <table:table-cell office:value-type="float" office:value="101.371" table:style-name="ce33">
            <text:p>101</text:p>
          </table:table-cell>
          <table:table-cell office:value-type="float" office:value="21075" table:style-name="ce34">
            <text:p>21 075</text:p>
          </table:table-cell>
          <table:table-cell table:number-columns-repeated="16376"/>
        </table:table-row>
        <table:table-row table:style-name="ro5">
          <table:table-cell office:value-type="string" table:style-name="ce35">
            <text:p>31 March</text:p>
          </table:table-cell>
          <table:table-cell office:value-type="float" office:value="2001" table:style-name="ce27">
            <text:p>2001</text:p>
          </table:table-cell>
          <table:table-cell office:value-type="float" office:value="14735" table:style-name="ce28">
            <text:p>14 735</text:p>
          </table:table-cell>
          <table:table-cell office:value-type="float" office:value="2133" table:style-name="ce28">
            <text:p>2 133</text:p>
          </table:table-cell>
          <table:table-cell office:value-type="float" office:value="1424" table:style-name="ce28">
            <text:p>1 424</text:p>
          </table:table-cell>
          <table:table-cell office:value-type="float" office:value="2812" table:style-name="ce28">
            <text:p>2 812</text:p>
          </table:table-cell>
          <table:table-cell office:value-type="float" office:value="103" table:style-name="ce28">
            <text:p>103</text:p>
          </table:table-cell>
          <table:table-cell office:value-type="float" office:value="21207" table:style-name="ce29">
            <text:p>21 207</text:p>
          </table:table-cell>
          <table:table-cell table:number-columns-repeated="16376"/>
        </table:table-row>
        <table:table-row table:style-name="ro5">
          <table:table-cell office:value-type="string" table:style-name="ce35">
            <text:p>31 March</text:p>
          </table:table-cell>
          <table:table-cell office:value-type="float" office:value="2002" table:style-name="ce27">
            <text:p>2002</text:p>
          </table:table-cell>
          <table:table-cell office:value-type="float" office:value="14846.264418435774" table:style-name="ce28">
            <text:p>14 846</text:p>
          </table:table-cell>
          <table:table-cell office:value-type="float" office:value="2197" table:style-name="ce28">
            <text:p>2 197</text:p>
          </table:table-cell>
          <table:table-cell office:value-type="float" office:value="1492" table:style-name="ce28">
            <text:p>1 492</text:p>
          </table:table-cell>
          <table:table-cell office:value-type="float" office:value="2706" table:style-name="ce28">
            <text:p>2 706</text:p>
          </table:table-cell>
          <table:table-cell office:value-type="float" office:value="112.252" table:style-name="ce28">
            <text:p>112</text:p>
          </table:table-cell>
          <table:table-cell office:value-type="float" office:value="21353.516418435775" table:style-name="ce29">
            <text:p>21 354</text:p>
          </table:table-cell>
          <table:table-cell table:number-columns-repeated="16376"/>
        </table:table-row>
        <table:table-row table:style-name="ro5">
          <table:table-cell office:value-type="string" table:style-name="ce35">
            <text:p>31 March</text:p>
          </table:table-cell>
          <table:table-cell office:value-type="float" office:value="2003" table:style-name="ce27">
            <text:p>2003</text:p>
          </table:table-cell>
          <table:table-cell office:value-type="float" office:value="14769.030555269799" table:style-name="ce28">
            <text:p>14 769</text:p>
          </table:table-cell>
          <table:table-cell office:value-type="float" office:value="2549.29478160178" table:style-name="ce28">
            <text:p>2 549</text:p>
          </table:table-cell>
          <table:table-cell office:value-type="float" office:value="1651" table:style-name="ce28">
            <text:p>1 651</text:p>
          </table:table-cell>
          <table:table-cell office:value-type="float" office:value="2440.143" table:style-name="ce28">
            <text:p>2 440</text:p>
          </table:table-cell>
          <table:table-cell office:value-type="float" office:value="103.923" table:style-name="ce28">
            <text:p>104</text:p>
          </table:table-cell>
          <table:table-cell office:value-type="float" office:value="21513.3913368715" table:style-name="ce29">
            <text:p>21 513</text:p>
          </table:table-cell>
          <table:table-cell table:number-columns-repeated="16376"/>
        </table:table-row>
        <table:table-row table:style-name="ro5">
          <table:table-cell office:value-type="string" table:style-name="ce35">
            <text:p>31 March</text:p>
          </table:table-cell>
          <table:table-cell office:value-type="float" office:value="2004" table:style-name="ce27">
            <text:p>2004</text:p>
          </table:table-cell>
          <table:table-cell office:value-type="float" office:value="14986.537728277201" table:style-name="ce28">
            <text:p>14 987</text:p>
          </table:table-cell>
          <table:table-cell office:value-type="float" office:value="2578.3815270300902" table:style-name="ce28">
            <text:p>2 578</text:p>
          </table:table-cell>
          <table:table-cell office:value-type="float" office:value="1702" table:style-name="ce28">
            <text:p>1 702</text:p>
          </table:table-cell>
          <table:table-cell office:value-type="float" office:value="2334.6309999999999" table:style-name="ce28">
            <text:p>2 335</text:p>
          </table:table-cell>
          <table:table-cell office:value-type="float" office:value="82.81" table:style-name="ce28">
            <text:p>83</text:p>
          </table:table-cell>
          <table:table-cell office:value-type="float" office:value="21684.3602553073" table:style-name="ce29">
            <text:p>21 684</text:p>
          </table:table-cell>
          <table:table-cell table:number-columns-repeated="16376"/>
        </table:table-row>
        <table:table-row table:style-name="ro5">
          <table:table-cell office:value-type="string" table:style-name="ce35">
            <text:p>31 March</text:p>
          </table:table-cell>
          <table:table-cell office:value-type="float" office:value="2005" table:style-name="ce27">
            <text:p>2005</text:p>
          </table:table-cell>
          <table:table-cell office:value-type="float" office:value="15100.126463030299" table:style-name="ce28">
            <text:p>15 100</text:p>
          </table:table-cell>
          <table:table-cell office:value-type="float" office:value="2720.0545263988702" table:style-name="ce28">
            <text:p>2 720</text:p>
          </table:table-cell>
          <table:table-cell office:value-type="float" office:value="1802" table:style-name="ce28">
            <text:p>1 802</text:p>
          </table:table-cell>
          <table:table-cell office:value-type="float" office:value="2165.5259999999998" table:style-name="ce28">
            <text:p>2 166</text:p>
          </table:table-cell>
          <table:table-cell office:value-type="float" office:value="82.206000000000003" table:style-name="ce28">
            <text:p>82</text:p>
          </table:table-cell>
          <table:table-cell office:value-type="float" office:value="21869.912989429198" table:style-name="ce29">
            <text:p>21 870</text:p>
          </table:table-cell>
          <table:table-cell table:number-columns-repeated="16376"/>
        </table:table-row>
        <table:table-row table:style-name="ro5">
          <table:table-cell office:value-type="string" table:style-name="ce35">
            <text:p>31 March</text:p>
          </table:table-cell>
          <table:table-cell office:value-type="float" office:value="2006" table:style-name="ce27">
            <text:p>2006</text:p>
          </table:table-cell>
          <table:table-cell office:value-type="float" office:value="15050.5610468381" table:style-name="ce28">
            <text:p>15 051</text:p>
          </table:table-cell>
          <table:table-cell office:value-type="float" office:value="2986.70581507115" table:style-name="ce28">
            <text:p>2 987</text:p>
          </table:table-cell>
          <table:table-cell office:value-type="float" office:value="1865.38604595571" table:style-name="ce28">
            <text:p>1 865</text:p>
          </table:table-cell>
          <table:table-cell office:value-type="float" office:value="2087.4560000000001" table:style-name="ce28">
            <text:p>2 087</text:p>
          </table:table-cell>
          <table:table-cell office:value-type="float" office:value="82.456999999999994" table:style-name="ce28">
            <text:p>82</text:p>
          </table:table-cell>
          <table:table-cell office:value-type="float" office:value="22072.565907864901" table:style-name="ce29">
            <text:p>22 073</text:p>
          </table:table-cell>
          <table:table-cell table:number-columns-repeated="16376"/>
        </table:table-row>
        <table:table-row table:style-name="ro5">
          <table:table-cell office:value-type="string" table:style-name="ce35">
            <text:p>31 March</text:p>
          </table:table-cell>
          <table:table-cell office:value-type="float" office:value="2007" table:style-name="ce27">
            <text:p>2007</text:p>
          </table:table-cell>
          <table:table-cell office:value-type="float" office:value="15092.527466436601" table:style-name="ce28">
            <text:p>15 093</text:p>
          </table:table-cell>
          <table:table-cell office:value-type="float" office:value="3181.9914134626501" table:style-name="ce28">
            <text:p>3 182</text:p>
          </table:table-cell>
          <table:table-cell office:value-type="float" office:value="1950.9239464015" table:style-name="ce28">
            <text:p>1 951</text:p>
          </table:table-cell>
          <table:table-cell office:value-type="float" office:value="1987.3430000000001" table:style-name="ce28">
            <text:p>1 987</text:p>
          </table:table-cell>
          <table:table-cell office:value-type="float" office:value="74.715999999999994" table:style-name="ce28">
            <text:p>75</text:p>
          </table:table-cell>
          <table:table-cell office:value-type="float" office:value="22287.5018263007" table:style-name="ce29">
            <text:p>22 288</text:p>
          </table:table-cell>
          <table:table-cell table:number-columns-repeated="16376"/>
        </table:table-row>
        <table:table-row table:style-name="ro5">
          <table:table-cell office:value-type="string" table:style-name="ce35">
            <text:p>31 March</text:p>
          </table:table-cell>
          <table:table-cell office:value-type="float" office:value="2008" table:style-name="ce27">
            <text:p>2008</text:p>
          </table:table-cell>
          <table:table-cell office:value-type="float" office:value="15066.5968047925" table:style-name="ce28">
            <text:p>15 067</text:p>
          </table:table-cell>
          <table:table-cell office:value-type="float" office:value="3443.4654403100199" table:style-name="ce28">
            <text:p>3 443</text:p>
          </table:table-cell>
          <table:table-cell office:value-type="float" office:value="2056.4734996339598" table:style-name="ce28">
            <text:p>2 056</text:p>
          </table:table-cell>
          <table:table-cell office:value-type="float" office:value="1870.366" table:style-name="ce28">
            <text:p>1 870</text:p>
          </table:table-cell>
          <table:table-cell office:value-type="float" office:value="74.134" table:style-name="ce28">
            <text:p>74</text:p>
          </table:table-cell>
          <table:table-cell office:value-type="float" office:value="22511.035744736499" table:style-name="ce29">
            <text:p>22 511</text:p>
          </table:table-cell>
          <table:table-cell table:number-columns-repeated="16376"/>
        </table:table-row>
        <table:table-row table:style-name="ro5">
          <table:table-cell office:value-type="string" table:style-name="ce35">
            <text:p>31 March</text:p>
          </table:table-cell>
          <table:table-cell office:value-type="float" office:value="2009" table:style-name="ce27">
            <text:p>2009</text:p>
          </table:table-cell>
          <table:table-cell office:value-type="float" office:value="14968.1689439563" table:style-name="ce28">
            <text:p>14 968</text:p>
          </table:table-cell>
          <table:table-cell office:value-type="float" office:value="3704.7291284522998" table:style-name="ce28">
            <text:p>3 705</text:p>
          </table:table-cell>
          <table:table-cell office:value-type="float" office:value="2127.5104096975201" table:style-name="ce28">
            <text:p>2 128</text:p>
          </table:table-cell>
          <table:table-cell office:value-type="float" office:value="1819.6959999999999" table:style-name="ce28">
            <text:p>1 820</text:p>
          </table:table-cell>
          <table:table-cell office:value-type="float" office:value="73.697999999999993" table:style-name="ce28">
            <text:p>74</text:p>
          </table:table-cell>
          <table:table-cell office:value-type="float" office:value="22693.802482106101" table:style-name="ce29">
            <text:p>22 694</text:p>
          </table:table-cell>
          <table:table-cell table:number-columns-repeated="16376"/>
        </table:table-row>
        <table:table-row table:style-name="ro5">
          <table:table-cell office:value-type="string" table:style-name="ce36">
            <text:p>31 March</text:p>
          </table:table-cell>
          <table:table-cell office:value-type="float" office:value="2010" table:style-name="ce32">
            <text:p>2010</text:p>
          </table:table-cell>
          <table:table-cell office:value-type="float" office:value="14895.636528319799" table:style-name="ce33">
            <text:p>14 896</text:p>
          </table:table-cell>
          <table:table-cell office:value-type="float" office:value="3911.6011318682099" table:style-name="ce33">
            <text:p>3 912</text:p>
          </table:table-cell>
          <table:table-cell office:value-type="float" office:value="2180.0257403538299" table:style-name="ce33">
            <text:p>2 180</text:p>
          </table:table-cell>
          <table:table-cell office:value-type="float" office:value="1786.4269999999999" table:style-name="ce33">
            <text:p>1 786</text:p>
          </table:table-cell>
          <table:table-cell office:value-type="float" office:value="64.981999999999999" table:style-name="ce33">
            <text:p>65</text:p>
          </table:table-cell>
          <table:table-cell office:value-type="float" office:value="22838.6724005418" table:style-name="ce34">
            <text:p>22 839</text:p>
          </table:table-cell>
          <table:table-cell table:number-columns-repeated="16376"/>
        </table:table-row>
        <table:table-row table:style-name="ro5">
          <table:table-cell office:value-type="string" table:style-name="ce35">
            <text:p>31 March</text:p>
          </table:table-cell>
          <table:table-cell office:value-type="float" office:value="2011" table:style-name="ce27">
            <text:p>2011</text:p>
          </table:table-cell>
          <table:table-cell office:value-type="float" office:value="14827.6324430939" table:style-name="ce28">
            <text:p>14 828</text:p>
          </table:table-cell>
          <table:table-cell office:value-type="float" office:value="4105.1165569060804" table:style-name="ce28">
            <text:p>4 105</text:p>
          </table:table-cell>
          <table:table-cell office:value-type="float" office:value="2255" table:style-name="ce28">
            <text:p>2 255</text:p>
          </table:table-cell>
          <table:table-cell office:value-type="float" office:value="1725.912" table:style-name="ce28">
            <text:p>1 726</text:p>
          </table:table-cell>
          <table:table-cell office:value-type="float" office:value="62.405000000000001" table:style-name="ce28">
            <text:p>62</text:p>
          </table:table-cell>
          <table:table-cell office:value-type="float" office:value="22976.065999999999" table:style-name="ce29">
            <text:p>22 976</text:p>
          </table:table-cell>
          <table:table-cell table:number-columns-repeated="16376"/>
        </table:table-row>
        <table:table-row table:style-name="ro5">
          <table:table-cell office:value-type="string" table:style-name="ce35">
            <text:p>31 March</text:p>
          </table:table-cell>
          <table:table-cell office:value-type="float" office:value="2012" table:style-name="ce27">
            <text:p>2012</text:p>
          </table:table-cell>
          <table:table-cell office:value-type="float" office:value="14760.109323131701" table:style-name="ce28">
            <text:p>14 760</text:p>
          </table:table-cell>
          <table:table-cell office:value-type="float" office:value="4285.6607158085299" table:style-name="ce28">
            <text:p>4 286</text:p>
          </table:table-cell>
          <table:table-cell office:value-type="float" office:value="2303.8549743682602" table:style-name="ce28">
            <text:p>2 304</text:p>
          </table:table-cell>
          <table:table-cell office:value-type="float" office:value="1692.6310000000001" table:style-name="ce28">
            <text:p>1 693</text:p>
          </table:table-cell>
          <table:table-cell office:value-type="float" office:value="74.594999999999999" table:style-name="ce28">
            <text:p>75</text:p>
          </table:table-cell>
          <table:table-cell office:value-type="float" office:value="23116.8510133085" table:style-name="ce29">
            <text:p>23 117</text:p>
          </table:table-cell>
          <table:table-cell table:number-columns-repeated="16376"/>
        </table:table-row>
        <table:table-row table:style-name="ro5">
          <table:table-cell office:value-type="string" table:style-name="ce35">
            <text:p>31 March</text:p>
          </table:table-cell>
          <table:table-cell office:value-type="float" office:value="2013" table:style-name="ce27">
            <text:p>2013</text:p>
          </table:table-cell>
          <table:table-cell office:value-type="float" office:value="14702.4161444415" table:style-name="ce28">
            <text:p>14 702</text:p>
          </table:table-cell>
          <table:table-cell office:value-type="float" office:value="4464.8375596987098" table:style-name="ce28">
            <text:p>4 465</text:p>
          </table:table-cell>
          <table:table-cell office:value-type="float" office:value="2330.9254188006898" table:style-name="ce28">
            <text:p>2 331</text:p>
          </table:table-cell>
          <table:table-cell office:value-type="float" office:value="1681.7850000000001" table:style-name="ce28">
            <text:p>1 682</text:p>
          </table:table-cell>
          <table:table-cell office:value-type="float" office:value="67.498000000000005" table:style-name="ce28">
            <text:p>67</text:p>
          </table:table-cell>
          <table:table-cell office:value-type="float" office:value="23247.462122940899" table:style-name="ce29">
            <text:p>23 247</text:p>
          </table:table-cell>
          <table:table-cell table:number-columns-repeated="16376"/>
        </table:table-row>
        <table:table-row table:style-name="ro5">
          <table:table-cell office:value-type="string" table:style-name="ce35">
            <text:p>31 March</text:p>
          </table:table-cell>
          <table:table-cell office:value-type="float" office:value="2014" table:style-name="ce27">
            <text:p>2014</text:p>
          </table:table-cell>
          <table:table-cell office:value-type="float" office:value="14691.189808274799" table:style-name="ce28">
            <text:p>14 691</text:p>
          </table:table-cell>
          <table:table-cell office:value-type="float" office:value="4622.6912372541901" table:style-name="ce28">
            <text:p>4 623</text:p>
          </table:table-cell>
          <table:table-cell office:value-type="float" office:value="2343.09518704436" table:style-name="ce28">
            <text:p>2 343</text:p>
          </table:table-cell>
          <table:table-cell office:value-type="float" office:value="1668.6849999999999" table:style-name="ce28">
            <text:p>1 669</text:p>
          </table:table-cell>
          <table:table-cell office:value-type="float" office:value="64.295000000000002" table:style-name="ce28">
            <text:p>64</text:p>
          </table:table-cell>
          <table:table-cell office:value-type="float" office:value="23389.956232573299" table:style-name="ce29">
            <text:p>23 390</text:p>
          </table:table-cell>
          <table:table-cell table:number-columns-repeated="16376"/>
        </table:table-row>
        <table:table-row table:style-name="ro5">
          <table:table-cell office:value-type="string" table:style-name="ce35">
            <text:p>31 March</text:p>
          </table:table-cell>
          <table:table-cell office:value-type="float" office:value="2015" table:style-name="ce27">
            <text:p>2015</text:p>
          </table:table-cell>
          <table:table-cell office:value-type="float" office:value="14707.758227763399" table:style-name="ce28">
            <text:p>14 708</text:p>
          </table:table-cell>
          <table:table-cell office:value-type="float" office:value="4773.3331201336796" table:style-name="ce28">
            <text:p>4 773</text:p>
          </table:table-cell>
          <table:table-cell office:value-type="float" office:value="2387.0539943086301" table:style-name="ce28">
            <text:p>2 387</text:p>
          </table:table-cell>
          <table:table-cell office:value-type="float" office:value="1643.2619999999999" table:style-name="ce28">
            <text:p>1 643</text:p>
          </table:table-cell>
          <table:table-cell office:value-type="float" office:value="55.131" table:style-name="ce28">
            <text:p>55</text:p>
          </table:table-cell>
          <table:table-cell office:value-type="float" office:value="23566.538342205698" table:style-name="ce29">
            <text:p>23 567</text:p>
          </table:table-cell>
          <table:table-cell table:number-columns-repeated="16376"/>
        </table:table-row>
        <table:table-row table:style-name="ro5">
          <table:table-cell office:value-type="string" table:style-name="ce35">
            <text:p>31 March</text:p>
          </table:table-cell>
          <table:table-cell office:value-type="float" office:value="2016" table:style-name="ce27">
            <text:p>2016</text:p>
          </table:table-cell>
          <table:table-cell office:value-type="float" office:value="14830.132370130201" table:style-name="ce28">
            <text:p>14 830</text:p>
          </table:table-cell>
          <table:table-cell office:value-type="float" office:value="4832.0782955381801" table:style-name="ce28">
            <text:p>4 832</text:p>
          </table:table-cell>
          <table:table-cell office:value-type="float" office:value="2430.17278616971" table:style-name="ce28">
            <text:p>2 430</text:p>
          </table:table-cell>
          <table:table-cell office:value-type="float" office:value="1612.329" table:style-name="ce28">
            <text:p>1 612</text:p>
          </table:table-cell>
          <table:table-cell office:value-type="float" office:value="57.36" table:style-name="ce28">
            <text:p>57</text:p>
          </table:table-cell>
          <table:table-cell office:value-type="float" office:value="23762.072451838099" table:style-name="ce29">
            <text:p>23 762</text:p>
          </table:table-cell>
          <table:table-cell table:number-columns-repeated="16376"/>
        </table:table-row>
        <table:table-row table:style-name="ro5">
          <table:table-cell office:value-type="string" table:style-name="ce35">
            <text:p>31 March</text:p>
          </table:table-cell>
          <table:table-cell office:value-type="float" office:value="2017" table:style-name="ce27">
            <text:p>2017</text:p>
          </table:table-cell>
          <table:table-cell office:value-type="float" office:value="15085.6075673463" table:style-name="ce28">
            <text:p>15 086</text:p>
          </table:table-cell>
          <table:table-cell office:value-type="float" office:value="4797.9710182061399" table:style-name="ce28">
            <text:p>4 798</text:p>
          </table:table-cell>
          <table:table-cell office:value-type="float" office:value="2443.78097591803" table:style-name="ce28">
            <text:p>2 444</text:p>
          </table:table-cell>
          <table:table-cell office:value-type="float" office:value="1601.5730000000001" table:style-name="ce28">
            <text:p>1 602</text:p>
          </table:table-cell>
          <table:table-cell office:value-type="float" office:value="56.374000000000002" table:style-name="ce28">
            <text:p>56</text:p>
          </table:table-cell>
          <table:table-cell office:value-type="float" office:value="23985.306561470501" table:style-name="ce29">
            <text:p>23 985</text:p>
          </table:table-cell>
          <table:table-cell table:number-columns-repeated="16376"/>
        </table:table-row>
        <table:table-row table:style-name="ro5">
          <table:table-cell office:value-type="string" table:style-name="ce35">
            <text:p>31 March</text:p>
          </table:table-cell>
          <table:table-cell office:value-type="float" office:value="2018" table:style-name="ce27">
            <text:p>2018</text:p>
          </table:table-cell>
          <table:table-cell office:value-type="float" office:value="15352.670015412899" table:style-name="ce28">
            <text:p>15 353</text:p>
          </table:table-cell>
          <table:table-cell office:value-type="float" office:value="4773.1562888450799" table:style-name="ce28">
            <text:p>4 773</text:p>
          </table:table-cell>
          <table:table-cell office:value-type="float" office:value="2452.4323668448201" table:style-name="ce28">
            <text:p>2 452</text:p>
          </table:table-cell>
          <table:table-cell office:value-type="float" office:value="1592.008" table:style-name="ce28">
            <text:p>1 592</text:p>
          </table:table-cell>
          <table:table-cell office:value-type="float" office:value="43.21" table:style-name="ce28">
            <text:p>43</text:p>
          </table:table-cell>
          <table:table-cell office:value-type="float" office:value="24213.476671102799" table:style-name="ce29">
            <text:p>24 213</text:p>
          </table:table-cell>
          <table:table-cell table:number-columns-repeated="16376"/>
        </table:table-row>
        <table:table-row table:style-name="ro5">
          <table:table-cell office:value-type="string" table:style-name="ce35">
            <text:p>31 March</text:p>
          </table:table-cell>
          <table:table-cell office:value-type="float" office:value="2019" table:style-name="ce27">
            <text:p>2019</text:p>
          </table:table-cell>
          <table:table-cell office:value-type="float" office:value="15591.4799527949" table:style-name="ce28">
            <text:p>15 591</text:p>
          </table:table-cell>
          <table:table-cell office:value-type="float" office:value="4762.2664437012299" table:style-name="ce28">
            <text:p>4 762</text:p>
          </table:table-cell>
          <table:table-cell office:value-type="float" office:value="2478.6803842391" table:style-name="ce28">
            <text:p>2 479</text:p>
          </table:table-cell>
          <table:table-cell office:value-type="float" office:value="1587.164" table:style-name="ce28">
            <text:p>1 587</text:p>
          </table:table-cell>
          <table:table-cell office:value-type="float" office:value="41.652000000000001" table:style-name="ce28">
            <text:p>42</text:p>
          </table:table-cell>
          <table:table-cell office:value-type="float" office:value="24461.2427807352" table:style-name="ce29">
            <text:p>24 461</text:p>
          </table:table-cell>
          <table:table-cell table:number-columns-repeated="16376"/>
        </table:table-row>
        <table:table-row table:style-name="ro5">
          <table:table-cell office:value-type="string" table:style-name="ce36">
            <text:p>31 March</text:p>
          </table:table-cell>
          <table:table-cell office:value-type="string" table:style-name="ce32">
            <text:p>[note 3] 2020</text:p>
          </table:table-cell>
          <table:table-cell office:value-type="float" office:value="15775.7986268114" table:style-name="ce33">
            <text:p>15 776</text:p>
          </table:table-cell>
          <table:table-cell office:value-type="float" office:value="4812.7190635451498" table:style-name="ce33">
            <text:p>4 813</text:p>
          </table:table-cell>
          <table:table-cell office:value-type="float" office:value="2504.8942000110601" table:style-name="ce33">
            <text:p>2 505</text:p>
          </table:table-cell>
          <table:table-cell office:value-type="float" office:value="1582.9459999999999" table:style-name="ce33">
            <text:p>1 583</text:p>
          </table:table-cell>
          <table:table-cell office:value-type="float" office:value="33.475999999999999" table:style-name="ce33">
            <text:p>33</text:p>
          </table:table-cell>
          <table:table-cell office:value-type="float" office:value="24709.833890367601" table:style-name="ce34">
            <text:p>24 710</text:p>
          </table:table-cell>
          <table:table-cell table:number-columns-repeated="16376"/>
        </table:table-row>
        <table:table-row table:style-name="ro5">
          <table:table-cell office:value-type="string" table:style-name="ce35">
            <text:p>31 March</text:p>
          </table:table-cell>
          <table:table-cell office:value-type="float" office:value="2021" table:style-name="ce27">
            <text:p>2021</text:p>
          </table:table-cell>
          <table:table-cell office:value-type="float" office:value="15913.996101896901" table:style-name="ce28">
            <text:p>15 914</text:p>
          </table:table-cell>
          <table:table-cell office:value-type="float" office:value="4874.77703455964" table:style-name="ce28">
            <text:p>4 875</text:p>
          </table:table-cell>
          <table:table-cell office:value-type="float" office:value="2523.9388635434402" table:style-name="ce28">
            <text:p>2 524</text:p>
          </table:table-cell>
          <table:table-cell office:value-type="float" office:value="1581.5540000000001" table:style-name="ce28">
            <text:p>1 582</text:p>
          </table:table-cell>
          <table:table-cell office:value-type="float" office:value="33.322000000000003" table:style-name="ce28">
            <text:p>33</text:p>
          </table:table-cell>
          <table:table-cell office:value-type="float" office:value="24927.588" table:style-name="ce29">
            <text:p>24 928</text:p>
          </table:table-cell>
          <table:table-cell table:number-columns-repeated="16376"/>
        </table:table-row>
        <table:table-row table:style-name="ro5">
          <table:table-cell office:value-type="string" table:style-name="ce35">
            <text:p>31 March</text:p>
          </table:table-cell>
          <table:table-cell office:value-type="string" table:style-name="ce27">
            <text:p>[r] 2022</text:p>
          </table:table-cell>
          <table:table-cell office:value-type="float" office:value="16107.387041248599" table:style-name="ce28">
            <text:p>16 107</text:p>
          </table:table-cell>
          <table:table-cell office:value-type="float" office:value="4903.8709587513904" table:style-name="ce28">
            <text:p>4 904</text:p>
          </table:table-cell>
          <table:table-cell office:value-type="float" office:value="2541.5" table:style-name="ce28">
            <text:p>2 542</text:p>
          </table:table-cell>
          <table:table-cell office:value-type="float" office:value="1575.7090000000001" table:style-name="ce28">
            <text:p>1 576</text:p>
          </table:table-cell>
          <table:table-cell office:value-type="float" office:value="33.582999999999998" table:style-name="ce28">
            <text:p>34</text:p>
          </table:table-cell>
          <table:table-cell office:value-type="float" office:value="25162.05" table:style-name="ce29">
            <text:p>25 162</text:p>
          </table:table-cell>
          <table:table-cell table:number-columns-repeated="16376"/>
        </table:table-row>
        <table:table-row table:style-name="ro5">
          <table:table-cell office:value-type="string" table:style-name="ce35">
            <text:p>31 March</text:p>
          </table:table-cell>
          <table:table-cell office:value-type="string" table:style-name="ce27">
            <text:p>[p] 2023</text:p>
          </table:table-cell>
          <table:table-cell office:value-type="float" office:value="16283.4881794872" table:style-name="ce28">
            <text:p>16 283</text:p>
          </table:table-cell>
          <table:table-cell office:value-type="float" office:value="4939.0128205128203" table:style-name="ce28">
            <text:p>4 939</text:p>
          </table:table-cell>
          <table:table-cell office:value-type="float" office:value="2571.2220000000002" table:style-name="ce28">
            <text:p>2 571</text:p>
          </table:table-cell>
          <table:table-cell office:value-type="float" office:value="1571.4559999999999" table:style-name="ce28">
            <text:p>1 571</text:p>
          </table:table-cell>
          <table:table-cell office:value-type="float" office:value="31.268000000000001" table:style-name="ce28">
            <text:p>31</text:p>
          </table:table-cell>
          <table:table-cell office:value-type="float" office:value="25396.447" table:style-name="ce29">
            <text:p>25 396</text:p>
          </table:table-cell>
          <table:table-cell table:number-columns-repeated="16376"/>
        </table:table-row>
        <table:table-row table:number-rows-repeated="1048498" table:style-name="ro4">
          <table:table-cell table:number-columns-repeated="16384"/>
        </table:table-row>
      </table:table>
      <table:database-ranges>
        <table:database-range table:target-range-address="Contents.A3:Contents.B6" table:name="Contents"/>
        <table:database-range table:target-range-address="Notes.A4:Notes.C10" table:name="Notes"/>
        <table:database-range table:target-range-address="Table_104.A4:Table_104.H78" table:name="Table10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ptos Narrow" svg:font-family="&quot;Aptos Narrow&quot;"/>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number number:decimal-places="0" number:min-decimal-places="0" number:min-integer-digits="1" number:grouping="true">
        <number:embedded-text number:position="0"> </number:embedded-text>
      </number:number>
    </number:number-style>
    <number:number-style style:name="N36P1">
      <number:text>-</number:text>
      <number:number number:decimal-places="0" number:min-decimal-places="0" number:min-integer-digits="1" number:grouping="true">
        <number:embedded-text number:position="0"> </number:embedded-text>
      </number:number>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decimal-places="2" number:min-integer-digits="1" number:grouping="true"/>
      <number:text> </number:text>
    </number:number-style>
    <number:number-style style:name="N37P1">
      <number:text>-</number:text>
      <number:number number:decimal-places="2" number:min-decimal-places="2" number:min-integer-digits="1" number:grouping="true"/>
      <number:text> </number:text>
    </number:number-style>
    <number:number-style style:name="N37P2">
      <number:text> -</number:text>
      <number:number number:decimal-places="0" number:min-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0" number:min-decimal-places="0" number:min-integer-digits="1" number:grouping="true">
        <number:embedded-text number:position="0"> </number:embedded-text>
      </number:number>
    </number:number-style>
    <number:text-style style:name="N38P1"/>
    <number:text-style style:name="N38P2">
      <number:text>-  </number:text>
    </number:text-style>
    <number:text-style style:name="N38">
      <number:text-content/>
      <number:text>  </number:text>
      <style:map style:condition="value()&gt;0" style:apply-style-name="N38P0"/>
      <style:map style:condition="value()&lt;0" style:apply-style-name="N38P1"/>
      <style:map style:condition="value()=0" style:apply-style-name="N38P2"/>
    </number:text-style>
    <number:number-style style:name="N39">
      <number:text> </number:text>
      <number:number number:min-integer-digits="1"/>
    </number:number-style>
    <number:date-style style:name="N42">
      <number:year number:style="long"/>
      <number:text>-</number:text>
      <number:month number:style="long"/>
      <number:text>-</number:text>
      <number:day number:style="long"/>
    </number:date-style>
    <number:number-style style:name="N43P0">
      <number:text> </number:text>
      <number:fill-character> </number:fill-character>
      <number:number number:decimal-places="2" number:min-decimal-places="2" number:min-integer-digits="1" number:grouping="true"/>
      <number:text>   </number:text>
    </number:number-style>
    <number:number-style style:name="N43P1">
      <number:text>-</number:text>
      <number:fill-character> </number:fill-character>
      <number:number number:decimal-places="2" number:min-decimal-places="2" number:min-integer-digits="1" number:grouping="true"/>
      <number:text>   </number:text>
    </number:number-style>
    <number:number-style style:name="N43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style:style style:name="Comma" style:family="table-cell" style:data-style-name="N37"/>
    <style:style style:name="Heading_32_1" style:display-name="Heading 1"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Milliers" style:family="table-cell" style:data-style-name="N35"/>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Table_32_Cells" style:display-name="Table Cells" style:family="table-cell" style:data-style-name="N38">
      <style:table-cell-properties style:vertical-align="automatic"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Table_32_Column_32_Headings" style:display-name="Table Column Headings" style:family="table-cell"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Table_32_Number" style:display-name="Table Number" style:family="table-cell" style:data-style-name="N1">
      <style:table-cell-properties style:vertical-align="top" style:repeat-content="false"/>
      <style:paragraph-properties fo:text-align="end" fo:margin-right="0cm"/>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Table_32_Row_32_Headings" style:display-name="Table Row Headings" style:family="table-cell" style:data-style-name="N39">
      <style:table-cell-properties style:vertical-align="automatic" style:repeat-content="false"/>
      <style:paragraph-properties fo:text-align="start" fo:margin-left="0cm"/>
      <style:text-properties style:font-name="Times New Roman" style:font-name-asian="Times New Roman" style:font-name-complex="Times New Roman" fo:font-size="11pt" style:font-size-asian="11pt" style:font-size-complex="11pt" style:font-family-generic="roman"/>
    </style:style>
    <style:style style:name="Table_32_Title" style:display-name="Table Title" style:family="table-cell" style:data-style-name="N0">
      <style:table-cell-properties style:vertical-align="top" style:repeat-content="false"/>
      <style:paragraph-properties fo:text-align="start" fo:margin-left="0cm"/>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0pt" style:font-size-asian="10pt" style:font-size-complex="10pt" style:font-family-generic="swiss"/>
    </style:style>
    <style:style style:name="T2" style:family="text">
      <style:text-properties fo:color="#000000" style:font-name="Calibri" style:font-name-asian="Calibri" style:font-name-complex="Calibri" fo:font-size="1pt" style:font-size-asian="1pt" style:font-size-complex="1pt" style:font-family-generic="swiss"/>
    </style:style>
    <style:style style:name="T3" style:family="text">
      <style:text-properties fo:color="#000000" style:font-name="Arial" style:font-name-asian="Arial" style:font-name-complex="Arial" fo:font-size="1pt" style:font-size-asian="1pt" style:font-size-complex="1pt" style:font-family-generic="swiss"/>
    </style:style>
    <style:style style:name="T4" style:family="text">
      <style:text-properties fo:color="#000000" style:font-name="Calibri" style:font-name-asian="Calibri" style:font-name-complex="Calibri" fo:font-size="10pt" style:font-size-asian="10pt" style:font-size-complex="10pt" style:font-family-generic="swiss"/>
    </style:style>
    <style:style style:name="T5" style:family="text">
      <style:text-properties fo:color="#000000" style:font-name="Calibri" style:font-name-asian="Calibri" style:font-name-complex="Calibri" fo:font-size="10pt" style:font-size-asian="10pt" style:font-size-complex="10pt" style:font-family-generic="swiss"/>
    </style:style>
    <style:style style:name="T6" style:family="text">
      <style:text-properties fo:color="#000000" style:font-name="Calibri" style:font-name-asian="Calibri" style:font-name-complex="Calibri" fo:font-size="1pt" style:font-size-asian="1pt" style:font-size-complex="1pt" style:font-family-generic="swiss"/>
    </style:style>
    <style:style style:name="T7" style:family="text">
      <style:text-properties fo:color="#000000" style:font-name="Arial" style:font-name-asian="Arial" style:font-name-complex="Arial" fo:font-size="1pt" style:font-size-asian="1pt" style:font-size-complex="1pt" style:font-family-generic="swiss"/>
    </style:style>
    <style:style style:name="T8"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text:p><text:span text:style-name="T5"><text:s/></text:span><text:span text:style-name="T5">OFFICIAL</text:span><text:span text:style-name="T6">#</text:span></text:p>
        <text:p/>
      </style:header>
      <style:header-left style:display="false"/>
      <style:header-first/>
      <style:footer>
        <text:p/>
        <text:p><text:span text:style-name="T7">#</text:span><text:span text:style-name="T8"> </text:span><text:span text:style-name="T8">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Helen Sleight</meta:initial-creator>
    <dc:creator>Gabrielle Morin</dc:creator>
    <meta:creation-date>2014-02-21T13:59:58Z</meta:creation-date>
    <dc:date>2025-03-24T18:24:52Z</dc:date>
    <meta:print-date>2023-05-15T14:17:13Z</meta:print-date>
    <meta:user-defined meta:name="docIndexRef">b38ed825-4103-4bb4-acc8-2e0466d6d33d</meta:user-defined>
    <meta:user-defined meta:name="bjSaver">+sa/Jp1G4YLkuUFGH8jWkdlMKi+qA7DQ</meta:user-defined>
    <meta:user-defined meta:name="bjDocumentSecurityLabel">No Marking</meta:user-defined>
  </office:meta>
</office:document-meta>
</file>